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weep_20_Template">
      <style:table-properties table:display="true" style:writing-mode="lr-tb"/>
    </style:style>
    <style:style style:name="ta2" style:family="table" style:master-page-name="PageStyle_5f_Diode_20_25">
      <style:table-properties table:display="true" style:writing-mode="lr-tb"/>
    </style:style>
    <style:style style:name="ta3" style:family="table" style:master-page-name="PageStyle_5f_Diode_20_26">
      <style:table-properties table:display="true" style:writing-mode="lr-tb"/>
    </style:style>
    <style:style style:name="ta4" style:family="table" style:master-page-name="PageStyle_5f_Diode_20_27">
      <style:table-properties table:display="true" style:writing-mode="lr-tb"/>
    </style:style>
    <style:style style:name="ta5" style:family="table" style:master-page-name="PageStyle_5f_Diode_20_28">
      <style:table-properties table:display="true" style:writing-mode="lr-tb"/>
    </style:style>
    <style:style style:name="ta6" style:family="table" style:master-page-name="PageStyle_5f_Diode_20_29">
      <style:table-properties table:display="true" style:writing-mode="lr-tb"/>
    </style:style>
    <style:style style:name="ta7" style:family="table" style:master-page-name="PageStyle_5f_Diode_20_30">
      <style:table-properties table:display="true" style:writing-mode="lr-tb"/>
    </style:style>
    <style:style style:name="ta8" style:family="table" style:master-page-name="PageStyle_5f_Diode_20_31">
      <style:table-properties table:display="true" style:writing-mode="lr-tb"/>
    </style:style>
    <style:style style:name="ta9" style:family="table" style:master-page-name="PageStyle_5f_Diode_20_32">
      <style:table-properties table:display="true" style:writing-mode="lr-tb"/>
    </style:style>
    <style:style style:name="ta10" style:family="table" style:master-page-name="PageStyle_5f_Diode_20_33">
      <style:table-properties table:display="true" style:writing-mode="lr-tb"/>
    </style:style>
    <style:style style:name="ta11" style:family="table" style:master-page-name="PageStyle_5f_Diode_20_34">
      <style:table-properties table:display="true" style:writing-mode="lr-tb"/>
    </style:style>
    <style:style style:name="ta12" style:family="table" style:master-page-name="PageStyle_5f_Diode_20_35">
      <style:table-properties table:display="true" style:writing-mode="lr-tb"/>
    </style:style>
    <style:style style:name="ta13" style:family="table" style:master-page-name="PageStyle_5f_Diode_20_36">
      <style:table-properties table:display="true" style:writing-mode="lr-tb"/>
    </style:style>
    <style:style style:name="ta14" style:family="table" style:master-page-name="PageStyle_5f_Diode_20_37">
      <style:table-properties table:display="true" style:writing-mode="lr-tb"/>
    </style:style>
    <style:style style:name="ta15" style:family="table" style:master-page-name="PageStyle_5f_Diode_20_38">
      <style:table-properties table:display="true" style:writing-mode="lr-tb"/>
    </style:style>
    <style:style style:name="ta16" style:family="table" style:master-page-name="PageStyle_5f_Diode_20_39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weep Template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>
          <table:table-cell office:value-type="string" calcext:value-type="string">
            <text:p>T</text:p>
          </table:table-cell>
          <table:table-cell table:formula="of:=24.4+273" office:value-type="float" office:value="297.4" calcext:value-type="float">
            <text:p>297.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4" table:formula="of:=(([.$E$1]/[.$B$1])^2)*EXP(-([.$H$1]/(2*[.$K$1]))*((1/[.$E$1])-(1/[.$B$1])))" office:value-type="float" office:value="0.7437850455" calcext:value-type="float">
            <text:p>0.7437850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style-name="ce3" table:formula="of:=(([.$E$1]^2)/([.$B$1]^3))*EXP(-(([.$H$1])/(2*[.$K$1]))*((1/[.$E$1])-(1/[.$B$1])))*(2+([.$H$1]/(2*[.$K$1]*[.$B$1])))*[.$B$2]" office:value-type="float" office:value="0.006404216162" calcext:value-type="float">
            <text:p>6.40E-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 (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1017"/>
        </table:table-row>
        <table:table-row table:style-name="ro1">
          <table:table-cell table:style-name="ce1" office:value-type="time" office:time-value="PT15H44M40.267S" calcext:value-type="time">
            <text:p>15:44:40.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2884619" calcext:value-type="float">
            <text:p>2.88E-10</text:p>
          </table:table-cell>
          <table:table-cell table:style-name="ce3" table:formula="of:=[.C4]*10^9" office:value-type="float" office:value="0.2884619" calcext:value-type="float">
            <text:p>2.88E-01</text:p>
          </table:table-cell>
          <table:table-cell table:style-name="ce3" table:formula="of:=[.$N$1]*[.D4]" office:value-type="float" office:value="0.214553647416516" calcext:value-type="float">
            <text:p>2.15E-0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40.639S" calcext:value-type="time">
            <text:p>15:44:40.6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1708001" calcext:value-type="float">
            <text:p>1.71E-10</text:p>
          </table:table-cell>
          <table:table-cell table:style-name="ce3" table:formula="of:=[.C5]*10^9" office:value-type="float" office:value="0.1708001" calcext:value-type="float">
            <text:p>1.71E-01</text:p>
          </table:table-cell>
          <table:table-cell table:style-name="ce3" table:formula="of:=[.$N$1]*[.D5]" office:value-type="float" office:value="0.127038560149905" calcext:value-type="float">
            <text:p>1.27E-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AVERAGE([.E4:.E8])" office:value-type="float" office:value="0.1199659186" calcext:value-type="float">
            <text:p>1.20E-0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47600289760533" calcext:value-type="float">
            <text:p>0.147600289760533</text:p>
          </table:table-cell>
          <table:table-cell/>
          <table:table-cell table:style-name="ce3" table:formula="of:=SQRT((([.E4]-[.$H$5])^2)+(([.E5]-[.$H$5])^2)+(([.E6]-[.$H$5])^2)+(([.E7]-[.$H$5])^2)+(([.E8]-[.$H$5])^2)/4)" office:value-type="float" office:value="0.198442132035321" calcext:value-type="float">
            <text:p>1.98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41.015S" calcext:value-type="time">
            <text:p>15:44:41.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2267374" calcext:value-type="float">
            <text:p>2.27E-10</text:p>
          </table:table-cell>
          <table:table-cell table:style-name="ce3" table:formula="of:=[.C6]*10^9" office:value-type="float" office:value="0.2267374" calcext:value-type="float">
            <text:p>2.27E-01</text:p>
          </table:table-cell>
          <table:table-cell table:style-name="ce3" table:formula="of:=[.$N$1]*[.D6]" office:value-type="float" office:value="0.168643887375552" calcext:value-type="float">
            <text:p>1.6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1.39S" calcext:value-type="time">
            <text:p>15:44:41.3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0000006344993" calcext:value-type="float">
            <text:p>-6.34E-11</text:p>
          </table:table-cell>
          <table:table-cell table:style-name="ce3" table:formula="of:=[.C7]*10^9" office:value-type="float" office:value="-0.06344993" calcext:value-type="float">
            <text:p>-6.34E-02</text:p>
          </table:table-cell>
          <table:table-cell table:style-name="ce3" table:formula="of:=[.$N$1]*[.D7]" office:value-type="float" office:value="-0.0471931090720218" calcext:value-type="float">
            <text:p>-4.72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1.758S" calcext:value-type="time">
            <text:p>15:44:41.7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000001839061" calcext:value-type="float">
            <text:p>1.84E-10</text:p>
          </table:table-cell>
          <table:table-cell table:style-name="ce3" table:formula="of:=[.C8]*10^9" office:value-type="float" office:value="0.1839061" calcext:value-type="float">
            <text:p>1.84E-01</text:p>
          </table:table-cell>
          <table:table-cell table:style-name="ce3" table:formula="of:=[.$N$1]*[.D8]" office:value-type="float" office:value="0.136786606956228" calcext:value-type="float">
            <text:p>1.3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2.135S" calcext:value-type="time">
            <text:p>15:44:42.14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0000184348" calcext:value-type="float">
            <text:p>-1.84E-10</text:p>
          </table:table-cell>
          <table:table-cell table:style-name="ce3" table:formula="of:=[.C9]*10^9" office:value-type="float" office:value="-0.184348" calcext:value-type="float">
            <text:p>-1.84E-01</text:p>
          </table:table-cell>
          <table:table-cell table:style-name="ce3" table:formula="of:=[.$N$1]*[.D9]" office:value-type="float" office:value="-0.137115285567834" calcext:value-type="float">
            <text:p>-1.3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2.518S" calcext:value-type="time">
            <text:p>15:44:42.52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00001367992" calcext:value-type="float">
            <text:p>-1.37E-10</text:p>
          </table:table-cell>
          <table:table-cell table:style-name="ce3" table:formula="of:=[.C10]*10^9" office:value-type="float" office:value="-0.1367992" calcext:value-type="float">
            <text:p>-1.37E-01</text:p>
          </table:table-cell>
          <table:table-cell table:style-name="ce3" table:formula="of:=[.$N$1]*[.D10]" office:value-type="float" office:value="-0.101749199196364" calcext:value-type="float">
            <text:p>-1.02E-01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3" table:formula="of:=AVERAGE([.E9:.E13])" office:value-type="float" office:value="-0.09008206455" calcext:value-type="float">
            <text:p>-9.01E-02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687915348802974" calcext:value-type="float">
            <text:p>0.068791534880297</text:p>
          </table:table-cell>
          <table:table-cell/>
          <table:table-cell table:style-name="ce3" table:formula="of:=SQRT((([.E9]-[.$H$10])^2)+(([.E10]-[.$H$10])^2)+(([.E11]-[.$H$10])^2)+(([.E12]-[.$H$10])^2)+(([.E13]-[.$H$10])^2)/4)" office:value-type="float" office:value="0.0924852095517472" calcext:value-type="float">
            <text:p>9.25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42.901S" calcext:value-type="time">
            <text:p>15:44:42.90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000007825218" calcext:value-type="float">
            <text:p>-7.83E-11</text:p>
          </table:table-cell>
          <table:table-cell table:style-name="ce3" table:formula="of:=[.C11]*10^9" office:value-type="float" office:value="-0.07825218" calcext:value-type="float">
            <text:p>-7.83E-02</text:p>
          </table:table-cell>
          <table:table-cell table:style-name="ce3" table:formula="of:=[.$N$1]*[.D11]" office:value-type="float" office:value="-0.0582028012617742" calcext:value-type="float">
            <text:p>-5.82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3.277S" calcext:value-type="time">
            <text:p>15:44:43.28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00001993157" calcext:value-type="float">
            <text:p>-1.99E-10</text:p>
          </table:table-cell>
          <table:table-cell table:style-name="ce3" table:formula="of:=[.C12]*10^9" office:value-type="float" office:value="-0.1993157" calcext:value-type="float">
            <text:p>-1.99E-01</text:p>
          </table:table-cell>
          <table:table-cell table:style-name="ce3" table:formula="of:=[.$N$1]*[.D12]" office:value-type="float" office:value="-0.148248036993364" calcext:value-type="float">
            <text:p>-1.4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3.653S" calcext:value-type="time">
            <text:p>15:44:43.65</text:p>
          </table:table-cell>
          <table:table-cell office:value-type="float" office:value="-5" calcext:value-type="float">
            <text:p>-5</text:p>
          </table:table-cell>
          <table:table-cell table:style-name="ce2" office:value-type="float" office:value="-0.000000000006850097" calcext:value-type="float">
            <text:p>-6.85E-12</text:p>
          </table:table-cell>
          <table:table-cell table:style-name="ce3" table:formula="of:=[.C13]*10^9" office:value-type="float" office:value="-0.006850097" calcext:value-type="float">
            <text:p>-6.85E-03</text:p>
          </table:table-cell>
          <table:table-cell table:style-name="ce3" table:formula="of:=[.$N$1]*[.D13]" office:value-type="float" office:value="-0.00509499970882441" calcext:value-type="float">
            <text:p>-5.09E-03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4.036S" calcext:value-type="time">
            <text:p>15:44:44.04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00003042951" calcext:value-type="float">
            <text:p>-3.04E-10</text:p>
          </table:table-cell>
          <table:table-cell table:style-name="ce3" table:formula="of:=[.C14]*10^9" office:value-type="float" office:value="-0.3042951" calcext:value-type="float">
            <text:p>-3.04E-01</text:p>
          </table:table-cell>
          <table:table-cell table:style-name="ce3" table:formula="of:=[.$N$1]*[.D14]" office:value-type="float" office:value="-0.226330144798927" calcext:value-type="float">
            <text:p>-2.2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4.421S" calcext:value-type="time">
            <text:p>15:44:44.42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0000326663" calcext:value-type="float">
            <text:p>-3.27E-10</text:p>
          </table:table-cell>
          <table:table-cell table:style-name="ce3" table:formula="of:=[.C15]*10^9" office:value-type="float" office:value="-0.326663" calcext:value-type="float">
            <text:p>-3.27E-01</text:p>
          </table:table-cell>
          <table:table-cell table:style-name="ce3" table:formula="of:=[.$N$1]*[.D15]" office:value-type="float" office:value="-0.242967054318167" calcext:value-type="float">
            <text:p>-2.43E-01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ce3" table:formula="of:=AVERAGE([.E14:.E18])" office:value-type="float" office:value="-0.1800342428" calcext:value-type="float">
            <text:p>-1.80E-01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816216847266556" calcext:value-type="float">
            <text:p>0.081621684726656</text:p>
          </table:table-cell>
          <table:table-cell/>
          <table:table-cell table:style-name="ce3" table:formula="of:=SQRT((([.E14]-[.$H15])^2)+(([.E15]-[.$H15])^2)+(([.E16]-[.$H15])^2)+(([.E17]-[.$H15])^2)+(([.E18]-[.$H15])^2)/4)" office:value-type="float" office:value="0.10972732162022" calcext:value-type="float">
            <text:p>1.1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44.796S" calcext:value-type="time">
            <text:p>15:44:44.80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00002722098" calcext:value-type="float">
            <text:p>-2.72E-10</text:p>
          </table:table-cell>
          <table:table-cell table:style-name="ce3" table:formula="of:=[.C16]*10^9" office:value-type="float" office:value="-0.2722098" calcext:value-type="float">
            <text:p>-2.72E-01</text:p>
          </table:table-cell>
          <table:table-cell table:style-name="ce3" table:formula="of:=[.$N$1]*[.D16]" office:value-type="float" office:value="-0.202465578478546" calcext:value-type="float">
            <text:p>-2.0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5.171S" calcext:value-type="time">
            <text:p>15:44:45.17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00002599713" calcext:value-type="float">
            <text:p>-2.60E-10</text:p>
          </table:table-cell>
          <table:table-cell table:style-name="ce3" table:formula="of:=[.C17]*10^9" office:value-type="float" office:value="-0.2599713" calcext:value-type="float">
            <text:p>-2.60E-01</text:p>
          </table:table-cell>
          <table:table-cell table:style-name="ce3" table:formula="of:=[.$N$1]*[.D17]" office:value-type="float" office:value="-0.193362765199194" calcext:value-type="float">
            <text:p>-1.9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5.555S" calcext:value-type="time">
            <text:p>15:44:45.56</text:p>
          </table:table-cell>
          <table:table-cell office:value-type="float" office:value="-10" calcext:value-type="float">
            <text:p>-10</text:p>
          </table:table-cell>
          <table:table-cell table:style-name="ce2" office:value-type="float" office:value="-0.00000000004711801" calcext:value-type="float">
            <text:p>-4.71E-11</text:p>
          </table:table-cell>
          <table:table-cell table:style-name="ce3" table:formula="of:=[.C18]*10^9" office:value-type="float" office:value="-0.04711801" calcext:value-type="float">
            <text:p>-4.71E-02</text:p>
          </table:table-cell>
          <table:table-cell table:style-name="ce3" table:formula="of:=[.$N$1]*[.D18]" office:value-type="float" office:value="-0.0350456712117195" calcext:value-type="float">
            <text:p>-3.50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5.939S" calcext:value-type="time">
            <text:p>15:44:45.94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00001931962" calcext:value-type="float">
            <text:p>-1.93E-10</text:p>
          </table:table-cell>
          <table:table-cell table:style-name="ce3" table:formula="of:=[.C19]*10^9" office:value-type="float" office:value="-0.1931962" calcext:value-type="float">
            <text:p>-1.93E-01</text:p>
          </table:table-cell>
          <table:table-cell table:style-name="ce3" table:formula="of:=[.$N$1]*[.D19]" office:value-type="float" office:value="-0.143696444407427" calcext:value-type="float">
            <text:p>-1.4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6.323S" calcext:value-type="time">
            <text:p>15:44:46.32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00002088249" calcext:value-type="float">
            <text:p>-2.09E-10</text:p>
          </table:table-cell>
          <table:table-cell table:style-name="ce3" table:formula="of:=[.C20]*10^9" office:value-type="float" office:value="-0.2088249" calcext:value-type="float">
            <text:p>-2.09E-01</text:p>
          </table:table-cell>
          <table:table-cell table:style-name="ce3" table:formula="of:=[.$N$1]*[.D20]" office:value-type="float" office:value="-0.155320837748033" calcext:value-type="float">
            <text:p>-1.55E-01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ce3" table:formula="of:=AVERAGE([.E19:.E23])" office:value-type="float" office:value="-0.1194752183" calcext:value-type="float">
            <text:p>-1.19E-01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652326462175753" calcext:value-type="float">
            <text:p>0.065232646217575</text:p>
          </table:table-cell>
          <table:table-cell/>
          <table:table-cell table:style-name="ce3" table:formula="of:=SQRT((([.E19]-[.$H20])^2)+(([.E20]-[.$H20])^2)+(([.E21]-[.$H20])^2)+(([.E22]-[.$H20])^2)+(([.E23]-[.$H20])^2)/4)" office:value-type="float" office:value="0.0876975936529382" calcext:value-type="float">
            <text:p>8.77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46.707S" calcext:value-type="time">
            <text:p>15:44:46.71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000008908493" calcext:value-type="float">
            <text:p>-8.91E-11</text:p>
          </table:table-cell>
          <table:table-cell table:style-name="ce3" table:formula="of:=[.C21]*10^9" office:value-type="float" office:value="-0.08908493" calcext:value-type="float">
            <text:p>-8.91E-02</text:p>
          </table:table-cell>
          <table:table-cell table:style-name="ce3" table:formula="of:=[.$N$1]*[.D21]" office:value-type="float" office:value="-0.0662600387134143" calcext:value-type="float">
            <text:p>-6.63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7.091S" calcext:value-type="time">
            <text:p>15:44:47.09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00002244131" calcext:value-type="float">
            <text:p>-2.24E-10</text:p>
          </table:table-cell>
          <table:table-cell table:style-name="ce3" table:formula="of:=[.C22]*10^9" office:value-type="float" office:value="-0.2244131" calcext:value-type="float">
            <text:p>-2.24E-01</text:p>
          </table:table-cell>
          <table:table-cell table:style-name="ce3" table:formula="of:=[.$N$1]*[.D22]" office:value-type="float" office:value="-0.166915107794296" calcext:value-type="float">
            <text:p>-1.6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7.474S" calcext:value-type="time">
            <text:p>15:44:47.47</text:p>
          </table:table-cell>
          <table:table-cell office:value-type="float" office:value="-15" calcext:value-type="float">
            <text:p>-15</text:p>
          </table:table-cell>
          <table:table-cell table:style-name="ce2" office:value-type="float" office:value="-0.00000000008763777" calcext:value-type="float">
            <text:p>-8.76E-11</text:p>
          </table:table-cell>
          <table:table-cell table:style-name="ce3" table:formula="of:=[.C23]*10^9" office:value-type="float" office:value="-0.08763777" calcext:value-type="float">
            <text:p>-8.76E-02</text:p>
          </table:table-cell>
          <table:table-cell table:style-name="ce3" table:formula="of:=[.$N$1]*[.D23]" office:value-type="float" office:value="-0.0651836627469685" calcext:value-type="float">
            <text:p>-6.52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7.858S" calcext:value-type="time">
            <text:p>15:44:47.86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00001179864" calcext:value-type="float">
            <text:p>-1.18E-10</text:p>
          </table:table-cell>
          <table:table-cell table:style-name="ce3" table:formula="of:=[.C24]*10^9" office:value-type="float" office:value="-0.1179864" calcext:value-type="float">
            <text:p>-1.18E-01</text:p>
          </table:table-cell>
          <table:table-cell table:style-name="ce3" table:formula="of:=[.$N$1]*[.D24]" office:value-type="float" office:value="-0.0877565198923812" calcext:value-type="float">
            <text:p>-8.78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8.242S" calcext:value-type="time">
            <text:p>15:44:48.24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0000363172" calcext:value-type="float">
            <text:p>-3.63E-10</text:p>
          </table:table-cell>
          <table:table-cell table:style-name="ce3" table:formula="of:=[.C25]*10^9" office:value-type="float" office:value="-0.363172" calcext:value-type="float">
            <text:p>-3.63E-01</text:p>
          </table:table-cell>
          <table:table-cell table:style-name="ce3" table:formula="of:=[.$N$1]*[.D25]" office:value-type="float" office:value="-0.270121902544326" calcext:value-type="float">
            <text:p>-2.70E-01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3" table:formula="of:=AVERAGE([.E24:.E28])" office:value-type="float" office:value="-0.1604752399" calcext:value-type="float">
            <text:p>-1.60E-01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27839569684077" calcext:value-type="float">
            <text:p>0.127839569684077</text:p>
          </table:table-cell>
          <table:table-cell/>
          <table:table-cell table:style-name="ce3" table:formula="of:=SQRT((([.E24]-[.$H25])^2)+(([.E25]-[.$H25])^2)+(([.E26]-[.$H25])^2)+(([.E27]-[.$H25])^2)+(([.E28]-[.$H25])^2)/4)" office:value-type="float" office:value="0.171871482781407" calcext:value-type="float">
            <text:p>1.72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48.626S" calcext:value-type="time">
            <text:p>15:44:48.63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000007684631" calcext:value-type="float">
            <text:p>-7.68E-11</text:p>
          </table:table-cell>
          <table:table-cell table:style-name="ce3" table:formula="of:=[.C26]*10^9" office:value-type="float" office:value="-0.07684631" calcext:value-type="float">
            <text:p>-7.68E-02</text:p>
          </table:table-cell>
          <table:table-cell table:style-name="ce3" table:formula="of:=[.$N$1]*[.D26]" office:value-type="float" office:value="-0.0571571361798571" calcext:value-type="float">
            <text:p>-5.72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9.01S" calcext:value-type="time">
            <text:p>15:44:49.01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00002648089" calcext:value-type="float">
            <text:p>-2.65E-10</text:p>
          </table:table-cell>
          <table:table-cell table:style-name="ce3" table:formula="of:=[.C27]*10^9" office:value-type="float" office:value="-0.2648089" calcext:value-type="float">
            <text:p>-2.65E-01</text:p>
          </table:table-cell>
          <table:table-cell table:style-name="ce3" table:formula="of:=[.$N$1]*[.D27]" office:value-type="float" office:value="-0.196960899735305" calcext:value-type="float">
            <text:p>-1.9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9.393S" calcext:value-type="time">
            <text:p>15:44:49.39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-0.0000000002559607" calcext:value-type="float">
            <text:p>-2.56E-10</text:p>
          </table:table-cell>
          <table:table-cell table:style-name="ce3" table:formula="of:=[.C28]*10^9" office:value-type="float" office:value="-0.2559607" calcext:value-type="float">
            <text:p>-2.56E-01</text:p>
          </table:table-cell>
          <table:table-cell table:style-name="ce3" table:formula="of:=[.$N$1]*[.D28]" office:value-type="float" office:value="-0.190379740895712" calcext:value-type="float">
            <text:p>-1.9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49.778S" calcext:value-type="time">
            <text:p>15:44:49.78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00001701247" calcext:value-type="float">
            <text:p>-1.70E-10</text:p>
          </table:table-cell>
          <table:table-cell table:style-name="ce3" table:formula="of:=[.C29]*10^9" office:value-type="float" office:value="-0.1701247" calcext:value-type="float">
            <text:p>-1.70E-01</text:p>
          </table:table-cell>
          <table:table-cell table:style-name="ce3" table:formula="of:=[.$N$1]*[.D29]" office:value-type="float" office:value="-0.126536207730174" calcext:value-type="float">
            <text:p>-1.2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0.161S" calcext:value-type="time">
            <text:p>15:44:50.16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00003706563" calcext:value-type="float">
            <text:p>-3.71E-10</text:p>
          </table:table-cell>
          <table:table-cell table:style-name="ce3" table:formula="of:=[.C30]*10^9" office:value-type="float" office:value="-0.3706563" calcext:value-type="float">
            <text:p>-3.71E-01</text:p>
          </table:table-cell>
          <table:table-cell table:style-name="ce3" table:formula="of:=[.$N$1]*[.D30]" office:value-type="float" office:value="-0.275688612960362" calcext:value-type="float">
            <text:p>-2.76E-01</text:p>
          </table:table-cell>
          <table:table-cell/>
          <table:table-cell office:value-type="float" office:value="-25" calcext:value-type="float">
            <text:p>-25</text:p>
          </table:table-cell>
          <table:table-cell table:style-name="ce3" table:formula="of:=AVERAGE([.E29:.E33])" office:value-type="float" office:value="-0.1769158333" calcext:value-type="float">
            <text:p>-1.77E-01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19530150098142" calcext:value-type="float">
            <text:p>0.119530150098142</text:p>
          </table:table-cell>
          <table:table-cell/>
          <table:table-cell table:style-name="ce3" table:formula="of:=SQRT((([.E29]-[.$H30])^2)+(([.E30]-[.$H30])^2)+(([.E31]-[.$H30])^2)+(([.E32]-[.$H30])^2)+(([.E33]-[.$H30])^2)/4)" office:value-type="float" office:value="0.160698014706206" calcext:value-type="float">
            <text:p>1.61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50.545S" calcext:value-type="time">
            <text:p>15:44:50.55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00001775669" calcext:value-type="float">
            <text:p>-1.78E-10</text:p>
          </table:table-cell>
          <table:table-cell table:style-name="ce3" table:formula="of:=[.C31]*10^9" office:value-type="float" office:value="-0.1775669" calcext:value-type="float">
            <text:p>-1.78E-01</text:p>
          </table:table-cell>
          <table:table-cell table:style-name="ce3" table:formula="of:=[.$N$1]*[.D31]" office:value-type="float" office:value="-0.132071604795794" calcext:value-type="float">
            <text:p>-1.3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0.929S" calcext:value-type="time">
            <text:p>15:44:50.93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00001078565" calcext:value-type="float">
            <text:p>-1.08E-10</text:p>
          </table:table-cell>
          <table:table-cell table:style-name="ce3" table:formula="of:=[.C32]*10^9" office:value-type="float" office:value="-0.1078565" calcext:value-type="float">
            <text:p>-1.08E-01</text:p>
          </table:table-cell>
          <table:table-cell table:style-name="ce3" table:formula="of:=[.$N$1]*[.D32]" office:value-type="float" office:value="-0.0802220517599707" calcext:value-type="float">
            <text:p>-8.02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1.313S" calcext:value-type="time">
            <text:p>15:44:51.31</text:p>
          </table:table-cell>
          <table:table-cell office:value-type="float" office:value="-25" calcext:value-type="float">
            <text:p>-25</text:p>
          </table:table-cell>
          <table:table-cell table:style-name="ce2" office:value-type="float" office:value="-0.0000000003630897" calcext:value-type="float">
            <text:p>-3.63E-10</text:p>
          </table:table-cell>
          <table:table-cell table:style-name="ce3" table:formula="of:=[.C33]*10^9" office:value-type="float" office:value="-0.3630897" calcext:value-type="float">
            <text:p>-3.63E-01</text:p>
          </table:table-cell>
          <table:table-cell table:style-name="ce3" table:formula="of:=[.$N$1]*[.D33]" office:value-type="float" office:value="-0.270060689035081" calcext:value-type="float">
            <text:p>-2.7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1.698S" calcext:value-type="time">
            <text:p>15:44:51.70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00002685297" calcext:value-type="float">
            <text:p>-2.69E-10</text:p>
          </table:table-cell>
          <table:table-cell table:style-name="ce3" table:formula="of:=[.C34]*10^9" office:value-type="float" office:value="-0.2685297" calcext:value-type="float">
            <text:p>-2.69E-01</text:p>
          </table:table-cell>
          <table:table-cell table:style-name="ce3" table:formula="of:=[.$N$1]*[.D34]" office:value-type="float" office:value="-0.199728375132601" calcext:value-type="float">
            <text:p>-2.0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2.081S" calcext:value-type="time">
            <text:p>15:44:52.08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00002063444" calcext:value-type="float">
            <text:p>-2.06E-10</text:p>
          </table:table-cell>
          <table:table-cell table:style-name="ce3" table:formula="of:=[.C35]*10^9" office:value-type="float" office:value="-0.2063444" calcext:value-type="float">
            <text:p>-2.06E-01</text:p>
          </table:table-cell>
          <table:table-cell table:style-name="ce3" table:formula="of:=[.$N$1]*[.D35]" office:value-type="float" office:value="-0.15347587894267" calcext:value-type="float">
            <text:p>-1.53E-01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ce3" table:formula="of:=AVERAGE([.E34:.E38])" office:value-type="float" office:value="-0.1940761741" calcext:value-type="float">
            <text:p>-1.94E-0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13233039078358" calcext:value-type="float">
            <text:p>0.113233039078358</text:p>
          </table:table-cell>
          <table:table-cell/>
          <table:table-cell table:style-name="ce3" table:formula="of:=SQRT((([.E34]-[.$H35])^2)+(([.E35]-[.$H35])^2)+(([.E36]-[.$H35])^2)+(([.E37]-[.$H35])^2)+(([.E38]-[.$H35])^2)/4)" office:value-type="float" office:value="0.152229757995416" calcext:value-type="float">
            <text:p>1.52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52.465S" calcext:value-type="time">
            <text:p>15:44:52.47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00003697888" calcext:value-type="float">
            <text:p>-3.70E-10</text:p>
          </table:table-cell>
          <table:table-cell table:style-name="ce3" table:formula="of:=[.C36]*10^9" office:value-type="float" office:value="-0.3697888" calcext:value-type="float">
            <text:p>-3.70E-01</text:p>
          </table:table-cell>
          <table:table-cell table:style-name="ce3" table:formula="of:=[.$N$1]*[.D36]" office:value-type="float" office:value="-0.27504337943339" calcext:value-type="float">
            <text:p>-2.7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2.848S" calcext:value-type="time">
            <text:p>15:44:52.8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00001036803" calcext:value-type="float">
            <text:p>-1.04E-10</text:p>
          </table:table-cell>
          <table:table-cell table:style-name="ce3" table:formula="of:=[.C37]*10^9" office:value-type="float" office:value="-0.1036803" calcext:value-type="float">
            <text:p>-1.04E-01</text:p>
          </table:table-cell>
          <table:table-cell table:style-name="ce3" table:formula="of:=[.$N$1]*[.D37]" office:value-type="float" office:value="-0.0771158566529536" calcext:value-type="float">
            <text:p>-7.71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3.232S" calcext:value-type="time">
            <text:p>15:44:53.23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-0.0000000003563091" calcext:value-type="float">
            <text:p>-3.56E-10</text:p>
          </table:table-cell>
          <table:table-cell table:style-name="ce3" table:formula="of:=[.C38]*10^9" office:value-type="float" office:value="-0.3563091" calcext:value-type="float">
            <text:p>-3.56E-01</text:p>
          </table:table-cell>
          <table:table-cell table:style-name="ce3" table:formula="of:=[.$N$1]*[.D38]" office:value-type="float" office:value="-0.265017380155564" calcext:value-type="float">
            <text:p>-2.6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3.617S" calcext:value-type="time">
            <text:p>15:44:53.62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0000386368" calcext:value-type="float">
            <text:p>-3.86E-10</text:p>
          </table:table-cell>
          <table:table-cell table:style-name="ce3" table:formula="of:=[.C39]*10^9" office:value-type="float" office:value="-0.386368" calcext:value-type="float">
            <text:p>-3.86E-01</text:p>
          </table:table-cell>
          <table:table-cell table:style-name="ce3" table:formula="of:=[.$N$1]*[.D39]" office:value-type="float" office:value="-0.287374740459744" calcext:value-type="float">
            <text:p>-2.8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4S" calcext:value-type="time">
            <text:p>15:44:54.00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0000108642" calcext:value-type="float">
            <text:p>-1.09E-10</text:p>
          </table:table-cell>
          <table:table-cell table:style-name="ce3" table:formula="of:=[.C40]*10^9" office:value-type="float" office:value="-0.108642" calcext:value-type="float">
            <text:p>-1.09E-01</text:p>
          </table:table-cell>
          <table:table-cell table:style-name="ce3" table:formula="of:=[.$N$1]*[.D40]" office:value-type="float" office:value="-0.080806294913211" calcext:value-type="float">
            <text:p>-8.08E-02</text:p>
          </table:table-cell>
          <table:table-cell/>
          <table:table-cell office:value-type="float" office:value="-35" calcext:value-type="float">
            <text:p>-35</text:p>
          </table:table-cell>
          <table:table-cell table:style-name="ce3" table:formula="of:=AVERAGE([.E39:.E43])" office:value-type="float" office:value="-0.19041037" calcext:value-type="float">
            <text:p>-1.90E-01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27238777374247" calcext:value-type="float">
            <text:p>0.127238777374247</text:p>
          </table:table-cell>
          <table:table-cell/>
          <table:table-cell table:style-name="ce3" table:formula="of:=SQRT((([.E39]-[.$H40])^2)+(([.E40]-[.$H40])^2)+(([.E41]-[.$H40])^2)+(([.E42]-[.$H40])^2)+(([.E43]-[.$H40])^2)/4)" office:value-type="float" office:value="0.171061430497902" calcext:value-type="float">
            <text:p>1.71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54.384S" calcext:value-type="time">
            <text:p>15:44:54.38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00003344786" calcext:value-type="float">
            <text:p>-3.34E-10</text:p>
          </table:table-cell>
          <table:table-cell table:style-name="ce3" table:formula="of:=[.C41]*10^9" office:value-type="float" office:value="-0.3344786" calcext:value-type="float">
            <text:p>-3.34E-01</text:p>
          </table:table-cell>
          <table:table-cell table:style-name="ce3" table:formula="of:=[.$N$1]*[.D41]" office:value-type="float" office:value="-0.248780180719776" calcext:value-type="float">
            <text:p>-2.4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4.768S" calcext:value-type="time">
            <text:p>15:44:54.77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00003199652" calcext:value-type="float">
            <text:p>-3.20E-10</text:p>
          </table:table-cell>
          <table:table-cell table:style-name="ce3" table:formula="of:=[.C42]*10^9" office:value-type="float" office:value="-0.3199652" calcext:value-type="float">
            <text:p>-3.20E-01</text:p>
          </table:table-cell>
          <table:table-cell table:style-name="ce3" table:formula="of:=[.$N$1]*[.D42]" office:value-type="float" office:value="-0.237985330840417" calcext:value-type="float">
            <text:p>-2.3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5.152S" calcext:value-type="time">
            <text:p>15:44:55.15</text:p>
          </table:table-cell>
          <table:table-cell office:value-type="float" office:value="-35" calcext:value-type="float">
            <text:p>-35</text:p>
          </table:table-cell>
          <table:table-cell table:style-name="ce2" office:value-type="float" office:value="-0.0000000001305556" calcext:value-type="float">
            <text:p>-1.31E-10</text:p>
          </table:table-cell>
          <table:table-cell table:style-name="ce3" table:formula="of:=[.C43]*10^9" office:value-type="float" office:value="-0.1305556" calcext:value-type="float">
            <text:p>-1.31E-01</text:p>
          </table:table-cell>
          <table:table-cell table:style-name="ce3" table:formula="of:=[.$N$1]*[.D43]" office:value-type="float" office:value="-0.0971053028862798" calcext:value-type="float">
            <text:p>-9.71E-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5.535S" calcext:value-type="time">
            <text:p>15:44:55.54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00004036102" calcext:value-type="float">
            <text:p>-4.04E-10</text:p>
          </table:table-cell>
          <table:table-cell table:style-name="ce3" table:formula="of:=[.C44]*10^9" office:value-type="float" office:value="-0.4036102" calcext:value-type="float">
            <text:p>-4.04E-01</text:p>
          </table:table-cell>
          <table:table-cell table:style-name="ce3" table:formula="of:=[.$N$1]*[.D44]" office:value-type="float" office:value="-0.300199230971264" calcext:value-type="float">
            <text:p>-3.0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5.919S" calcext:value-type="time">
            <text:p>15:44:55.92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00001974136" calcext:value-type="float">
            <text:p>-1.97E-10</text:p>
          </table:table-cell>
          <table:table-cell table:style-name="ce3" table:formula="of:=[.C45]*10^9" office:value-type="float" office:value="-0.1974136" calcext:value-type="float">
            <text:p>-1.97E-01</text:p>
          </table:table-cell>
          <table:table-cell table:style-name="ce3" table:formula="of:=[.$N$1]*[.D45]" office:value-type="float" office:value="-0.146833283458319" calcext:value-type="float">
            <text:p>-1.47E-01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ce3" table:formula="of:=AVERAGE([.E44:.E48])" office:value-type="float" office:value="-0.1977481962" calcext:value-type="float">
            <text:p>-1.98E-01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14116765922717" calcext:value-type="float">
            <text:p>0.114116765922717</text:p>
          </table:table-cell>
          <table:table-cell/>
          <table:table-cell table:style-name="ce3" table:formula="of:=SQRT((([.E44]-[.$H45])^2)+(([.E45]-[.$H45])^2)+(([.E46]-[.$H45])^2)+(([.E47]-[.$H45])^2)+(([.E48]-[.$H45])^2)/4)" office:value-type="float" office:value="0.153417629560321" calcext:value-type="float">
            <text:p>1.53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56.303S" calcext:value-type="time">
            <text:p>15:44:56.30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00002158128" calcext:value-type="float">
            <text:p>-2.16E-10</text:p>
          </table:table-cell>
          <table:table-cell table:style-name="ce3" table:formula="of:=[.C46]*10^9" office:value-type="float" office:value="-0.2158128" calcext:value-type="float">
            <text:p>-2.16E-01</text:p>
          </table:table-cell>
          <table:table-cell table:style-name="ce3" table:formula="of:=[.$N$1]*[.D46]" office:value-type="float" office:value="-0.160518333267482" calcext:value-type="float">
            <text:p>-1.6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6.687S" calcext:value-type="time">
            <text:p>15:44:56.69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00003762387" calcext:value-type="float">
            <text:p>-3.76E-10</text:p>
          </table:table-cell>
          <table:table-cell table:style-name="ce3" table:formula="of:=[.C47]*10^9" office:value-type="float" office:value="-0.3762387" calcext:value-type="float">
            <text:p>-3.76E-01</text:p>
          </table:table-cell>
          <table:table-cell table:style-name="ce3" table:formula="of:=[.$N$1]*[.D47]" office:value-type="float" office:value="-0.279840718598361" calcext:value-type="float">
            <text:p>-2.8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7.071S" calcext:value-type="time">
            <text:p>15:44:57.07</text:p>
          </table:table-cell>
          <table:table-cell office:value-type="float" office:value="-40" calcext:value-type="float">
            <text:p>-40</text:p>
          </table:table-cell>
          <table:table-cell table:style-name="ce2" office:value-type="float" office:value="-0.0000000001362617" calcext:value-type="float">
            <text:p>-1.36E-10</text:p>
          </table:table-cell>
          <table:table-cell table:style-name="ce3" table:formula="of:=[.C48]*10^9" office:value-type="float" office:value="-0.1362617" calcext:value-type="float">
            <text:p>-1.36E-01</text:p>
          </table:table-cell>
          <table:table-cell table:style-name="ce3" table:formula="of:=[.$N$1]*[.D48]" office:value-type="float" office:value="-0.101349414734407" calcext:value-type="float">
            <text:p>-1.0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7.454S" calcext:value-type="time">
            <text:p>15:44:57.45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00002931725" calcext:value-type="float">
            <text:p>-2.93E-10</text:p>
          </table:table-cell>
          <table:table-cell table:style-name="ce3" table:formula="of:=[.C49]*10^9" office:value-type="float" office:value="-0.2931725" calcext:value-type="float">
            <text:p>-2.93E-01</text:p>
          </table:table-cell>
          <table:table-cell table:style-name="ce3" table:formula="of:=[.$N$1]*[.D49]" office:value-type="float" office:value="-0.218057321251849" calcext:value-type="float">
            <text:p>-2.1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7.83S" calcext:value-type="time">
            <text:p>15:44:57.83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00002025406" calcext:value-type="float">
            <text:p>-2.03E-10</text:p>
          </table:table-cell>
          <table:table-cell table:style-name="ce3" table:formula="of:=[.C50]*10^9" office:value-type="float" office:value="-0.2025406" calcext:value-type="float">
            <text:p>-2.03E-01</text:p>
          </table:table-cell>
          <table:table-cell table:style-name="ce3" table:formula="of:=[.$N$1]*[.D50]" office:value-type="float" office:value="-0.150646669386597" calcext:value-type="float">
            <text:p>-1.51E-01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3" table:formula="of:=AVERAGE([.E49:.E53])" office:value-type="float" office:value="-0.1958353001" calcext:value-type="float">
            <text:p>-1.96E-01</text:p>
          </table:table-cell>
          <table:table-cell table:style-name="ce4" office:value-type="float" office:value="0.05" calcext:value-type="float">
            <text:p>0.05</text:p>
          </table:table-cell>
          <table:table-cell table:formula="of:=SQRT(([.H50]*[.$N$2])^2+([.$N$1]*[.L50])^2)" office:value-type="float" office:value="0.0569005787228682" calcext:value-type="float">
            <text:p>0.056900578722868</text:p>
          </table:table-cell>
          <table:table-cell/>
          <table:table-cell table:style-name="ce3" table:formula="of:=SQRT((([.E49]-[.$H50])^2)+(([.E50]-[.$H50])^2)+(([.E51]-[.$H50])^2)+(([.E52]-[.$H50])^2)+(([.E53]-[.$H50])^2)/4)" office:value-type="float" office:value="0.0764827896231106" calcext:value-type="float">
            <text:p>7.65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4M58.206S" calcext:value-type="time">
            <text:p>15:44:58.21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0000246203" calcext:value-type="float">
            <text:p>-2.46E-10</text:p>
          </table:table-cell>
          <table:table-cell table:style-name="ce3" table:formula="of:=[.C51]*10^9" office:value-type="float" office:value="-0.246203" calcext:value-type="float">
            <text:p>-2.46E-01</text:p>
          </table:table-cell>
          <table:table-cell table:style-name="ce3" table:formula="of:=[.$N$1]*[.D51]" office:value-type="float" office:value="-0.183122109557237" calcext:value-type="float">
            <text:p>-1.8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8.591S" calcext:value-type="time">
            <text:p>15:44:58.59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00003376208" calcext:value-type="float">
            <text:p>-3.38E-10</text:p>
          </table:table-cell>
          <table:table-cell table:style-name="ce3" table:formula="of:=[.C52]*10^9" office:value-type="float" office:value="-0.3376208" calcext:value-type="float">
            <text:p>-3.38E-01</text:p>
          </table:table-cell>
          <table:table-cell table:style-name="ce3" table:formula="of:=[.$N$1]*[.D52]" office:value-type="float" office:value="-0.251117302089746" calcext:value-type="float">
            <text:p>-2.5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8.974S" calcext:value-type="time">
            <text:p>15:44:58.97</text:p>
          </table:table-cell>
          <table:table-cell office:value-type="float" office:value="-45" calcext:value-type="float">
            <text:p>-45</text:p>
          </table:table-cell>
          <table:table-cell table:style-name="ce2" office:value-type="float" office:value="-0.0000000002369409" calcext:value-type="float">
            <text:p>-2.37E-10</text:p>
          </table:table-cell>
          <table:table-cell table:style-name="ce3" table:formula="of:=[.C53]*10^9" office:value-type="float" office:value="-0.2369409" calcext:value-type="float">
            <text:p>-2.37E-01</text:p>
          </table:table-cell>
          <table:table-cell table:style-name="ce3" table:formula="of:=[.$N$1]*[.D53]" office:value-type="float" office:value="-0.176233098087311" calcext:value-type="float">
            <text:p>-1.7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9.358S" calcext:value-type="time">
            <text:p>15:44:59.36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00002085774" calcext:value-type="float">
            <text:p>-2.09E-10</text:p>
          </table:table-cell>
          <table:table-cell table:style-name="ce3" table:formula="of:=[.C54]*10^9" office:value-type="float" office:value="-0.2085774" calcext:value-type="float">
            <text:p>-2.09E-01</text:p>
          </table:table-cell>
          <table:table-cell table:style-name="ce3" table:formula="of:=[.$N$1]*[.D54]" office:value-type="float" office:value="-0.155136750949272" calcext:value-type="float">
            <text:p>-1.5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4M59.734S" calcext:value-type="time">
            <text:p>15:44:59.73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00004236217" calcext:value-type="float">
            <text:p>-4.24E-10</text:p>
          </table:table-cell>
          <table:table-cell table:style-name="ce3" table:formula="of:=[.C55]*10^9" office:value-type="float" office:value="-0.4236217" calcext:value-type="float">
            <text:p>-4.24E-01</text:p>
          </table:table-cell>
          <table:table-cell table:style-name="ce3" table:formula="of:=[.$N$1]*[.D55]" office:value-type="float" office:value="-0.315083485409287" calcext:value-type="float">
            <text:p>-3.15E-01</text:p>
          </table:table-cell>
          <table:table-cell/>
          <table:table-cell office:value-type="float" office:value="-50" calcext:value-type="float">
            <text:p>-50</text:p>
          </table:table-cell>
          <table:table-cell table:style-name="ce3" table:formula="of:=AVERAGE([.E54:.E58])" office:value-type="float" office:value="-0.2150129496" calcext:value-type="float">
            <text:p>-2.15E-01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15238604769697" calcext:value-type="float">
            <text:p>0.115238604769697</text:p>
          </table:table-cell>
          <table:table-cell/>
          <table:table-cell table:style-name="ce3" table:formula="of:=SQRT((([.E54]-[.$H55])^2)+(([.E55]-[.$H55])^2)+(([.E56]-[.$H55])^2)+(([.E57]-[.$H55])^2)+(([.E58]-[.$H55])^2)/4)" office:value-type="float" office:value="0.154924300145778" calcext:value-type="float">
            <text:p>1.55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00.11S" calcext:value-type="time">
            <text:p>15:45:00.11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00001695459" calcext:value-type="float">
            <text:p>-1.70E-10</text:p>
          </table:table-cell>
          <table:table-cell table:style-name="ce3" table:formula="of:=[.C56]*10^9" office:value-type="float" office:value="-0.1695459" calcext:value-type="float">
            <text:p>-1.70E-01</text:p>
          </table:table-cell>
          <table:table-cell table:style-name="ce3" table:formula="of:=[.$N$1]*[.D56]" office:value-type="float" office:value="-0.126105704945838" calcext:value-type="float">
            <text:p>-1.2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0.494S" calcext:value-type="time">
            <text:p>15:45:00.49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00003562678" calcext:value-type="float">
            <text:p>-3.56E-10</text:p>
          </table:table-cell>
          <table:table-cell table:style-name="ce3" table:formula="of:=[.C57]*10^9" office:value-type="float" office:value="-0.3562678" calcext:value-type="float">
            <text:p>-3.56E-01</text:p>
          </table:table-cell>
          <table:table-cell table:style-name="ce3" table:formula="of:=[.$N$1]*[.D57]" office:value-type="float" office:value="-0.264986661833185" calcext:value-type="float">
            <text:p>-2.6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0.877S" calcext:value-type="time">
            <text:p>15:45:00.88</text:p>
          </table:table-cell>
          <table:table-cell office:value-type="float" office:value="-50" calcext:value-type="float">
            <text:p>-50</text:p>
          </table:table-cell>
          <table:table-cell table:style-name="ce2" office:value-type="float" office:value="-0.0000000002873843" calcext:value-type="float">
            <text:p>-2.87E-10</text:p>
          </table:table-cell>
          <table:table-cell table:style-name="ce3" table:formula="of:=[.C58]*10^9" office:value-type="float" office:value="-0.2873843" calcext:value-type="float">
            <text:p>-2.87E-01</text:p>
          </table:table-cell>
          <table:table-cell table:style-name="ce3" table:formula="of:=[.$N$1]*[.D58]" office:value-type="float" office:value="-0.213752144651486" calcext:value-type="float">
            <text:p>-2.1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1.261S" calcext:value-type="time">
            <text:p>15:45:01.26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00001955113" calcext:value-type="float">
            <text:p>-1.96E-10</text:p>
          </table:table-cell>
          <table:table-cell table:style-name="ce3" table:formula="of:=[.C59]*10^9" office:value-type="float" office:value="-0.1955113" calcext:value-type="float">
            <text:p>-1.96E-01</text:p>
          </table:table-cell>
          <table:table-cell table:style-name="ce3" table:formula="of:=[.$N$1]*[.D59]" office:value-type="float" office:value="-0.145418381166264" calcext:value-type="float">
            <text:p>-1.4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1.645S" calcext:value-type="time">
            <text:p>15:45:01.65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00004604201" calcext:value-type="float">
            <text:p>-4.60E-10</text:p>
          </table:table-cell>
          <table:table-cell table:style-name="ce3" table:formula="of:=[.C60]*10^9" office:value-type="float" office:value="-0.4604201" calcext:value-type="float">
            <text:p>-4.60E-01</text:p>
          </table:table-cell>
          <table:table-cell table:style-name="ce3" table:formula="of:=[.$N$1]*[.D60]" office:value-type="float" office:value="-0.342453585027615" calcext:value-type="float">
            <text:p>-3.42E-01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3" table:formula="of:=AVERAGE([.E59:.E63])" office:value-type="float" office:value="-0.2380406387" calcext:value-type="float">
            <text:p>-2.38E-01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14793998046467" calcext:value-type="float">
            <text:p>0.114793998046467</text:p>
          </table:table-cell>
          <table:table-cell/>
          <table:table-cell table:style-name="ce3" table:formula="of:=SQRT((([.E59]-[.$H60])^2)+(([.E60]-[.$H60])^2)+(([.E61]-[.$H60])^2)+(([.E62]-[.$H60])^2)+(([.E63]-[.$H60])^2)/4)" office:value-type="float" office:value="0.154323988979738" calcext:value-type="float">
            <text:p>1.54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02.029S" calcext:value-type="time">
            <text:p>15:45:02.03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00002586067" calcext:value-type="float">
            <text:p>-2.59E-10</text:p>
          </table:table-cell>
          <table:table-cell table:style-name="ce3" table:formula="of:=[.C61]*10^9" office:value-type="float" office:value="-0.2586067" calcext:value-type="float">
            <text:p>-2.59E-01</text:p>
          </table:table-cell>
          <table:table-cell table:style-name="ce3" table:formula="of:=[.$N$1]*[.D61]" office:value-type="float" office:value="-0.192347796126105" calcext:value-type="float">
            <text:p>-1.9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2.413S" calcext:value-type="time">
            <text:p>15:45:02.41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00002751454" calcext:value-type="float">
            <text:p>-2.75E-10</text:p>
          </table:table-cell>
          <table:table-cell table:style-name="ce3" table:formula="of:=[.C62]*10^9" office:value-type="float" office:value="-0.2751454" calcext:value-type="float">
            <text:p>-2.75E-01</text:p>
          </table:table-cell>
          <table:table-cell table:style-name="ce3" table:formula="of:=[.$N$1]*[.D62]" office:value-type="float" office:value="-0.204649033858116" calcext:value-type="float">
            <text:p>-2.0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2.797S" calcext:value-type="time">
            <text:p>15:45:02.80</text:p>
          </table:table-cell>
          <table:table-cell office:value-type="float" office:value="-55" calcext:value-type="float">
            <text:p>-55</text:p>
          </table:table-cell>
          <table:table-cell table:style-name="ce2" office:value-type="float" office:value="-0.0000000004105143" calcext:value-type="float">
            <text:p>-4.11E-10</text:p>
          </table:table-cell>
          <table:table-cell table:style-name="ce3" table:formula="of:=[.C63]*10^9" office:value-type="float" office:value="-0.4105143" calcext:value-type="float">
            <text:p>-4.11E-01</text:p>
          </table:table-cell>
          <table:table-cell table:style-name="ce3" table:formula="of:=[.$N$1]*[.D63]" office:value-type="float" office:value="-0.305334397303901" calcext:value-type="float">
            <text:p>-3.0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3.181S" calcext:value-type="time">
            <text:p>15:45:03.18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00003043776" calcext:value-type="float">
            <text:p>-3.04E-10</text:p>
          </table:table-cell>
          <table:table-cell table:style-name="ce3" table:formula="of:=[.C64]*10^9" office:value-type="float" office:value="-0.3043776" calcext:value-type="float">
            <text:p>-3.04E-01</text:p>
          </table:table-cell>
          <table:table-cell table:style-name="ce3" table:formula="of:=[.$N$1]*[.D64]" office:value-type="float" office:value="-0.226391507065181" calcext:value-type="float">
            <text:p>-2.2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3.565S" calcext:value-type="time">
            <text:p>15:45:03.57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00002807684" calcext:value-type="float">
            <text:p>-2.81E-10</text:p>
          </table:table-cell>
          <table:table-cell table:style-name="ce3" table:formula="of:=[.C65]*10^9" office:value-type="float" office:value="-0.2807684" calcext:value-type="float">
            <text:p>-2.81E-01</text:p>
          </table:table-cell>
          <table:table-cell table:style-name="ce3" table:formula="of:=[.$N$1]*[.D65]" office:value-type="float" office:value="-0.208831337168962" calcext:value-type="float">
            <text:p>-2.09E-01</text:p>
          </table:table-cell>
          <table:table-cell/>
          <table:table-cell office:value-type="float" office:value="-60" calcext:value-type="float">
            <text:p>-60</text:p>
          </table:table-cell>
          <table:table-cell table:style-name="ce3" table:formula="of:=AVERAGE([.E64:.E68])" office:value-type="float" office:value="-0.2222213275" calcext:value-type="float">
            <text:p>-2.22E-01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00609417962323" calcext:value-type="float">
            <text:p>0.100609417962323</text:p>
          </table:table-cell>
          <table:table-cell/>
          <table:table-cell table:style-name="ce3" table:formula="of:=SQRT((([.E64]-[.$H65])^2)+(([.E65]-[.$H65])^2)+(([.E66]-[.$H65])^2)+(([.E67]-[.$H65])^2)+(([.E68]-[.$H65])^2)/4)" office:value-type="float" office:value="0.135253259769143" calcext:value-type="float">
            <text:p>1.35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03.948S" calcext:value-type="time">
            <text:p>15:45:03.95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00004388787" calcext:value-type="float">
            <text:p>-4.39E-10</text:p>
          </table:table-cell>
          <table:table-cell table:style-name="ce3" table:formula="of:=[.C66]*10^9" office:value-type="float" office:value="-0.4388787" calcext:value-type="float">
            <text:p>-4.39E-01</text:p>
          </table:table-cell>
          <table:table-cell table:style-name="ce3" table:formula="of:=[.$N$1]*[.D66]" office:value-type="float" office:value="-0.326431413848481" calcext:value-type="float">
            <text:p>-3.2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4.332S" calcext:value-type="time">
            <text:p>15:45:04.33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0000184596" calcext:value-type="float">
            <text:p>-1.85E-10</text:p>
          </table:table-cell>
          <table:table-cell table:style-name="ce3" table:formula="of:=[.C67]*10^9" office:value-type="float" office:value="-0.184596" calcext:value-type="float">
            <text:p>-1.85E-01</text:p>
          </table:table-cell>
          <table:table-cell table:style-name="ce3" table:formula="of:=[.$N$1]*[.D67]" office:value-type="float" office:value="-0.137299744259118" calcext:value-type="float">
            <text:p>-1.3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4.716S" calcext:value-type="time">
            <text:p>15:45:04.72</text:p>
          </table:table-cell>
          <table:table-cell office:value-type="float" office:value="-60" calcext:value-type="float">
            <text:p>-60</text:p>
          </table:table-cell>
          <table:table-cell table:style-name="ce2" office:value-type="float" office:value="-0.0000000002852338" calcext:value-type="float">
            <text:p>-2.85E-10</text:p>
          </table:table-cell>
          <table:table-cell table:style-name="ce3" table:formula="of:=[.C68]*10^9" office:value-type="float" office:value="-0.2852338" calcext:value-type="float">
            <text:p>-2.85E-01</text:p>
          </table:table-cell>
          <table:table-cell table:style-name="ce3" table:formula="of:=[.$N$1]*[.D68]" office:value-type="float" office:value="-0.212152634911138" calcext:value-type="float">
            <text:p>-2.1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5.1S" calcext:value-type="time">
            <text:p>15:45:05.10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00005165693" calcext:value-type="float">
            <text:p>-5.17E-10</text:p>
          </table:table-cell>
          <table:table-cell table:style-name="ce3" table:formula="of:=[.C69]*10^9" office:value-type="float" office:value="-0.5165693" calcext:value-type="float">
            <text:p>-5.17E-01</text:p>
          </table:table-cell>
          <table:table-cell table:style-name="ce3" table:formula="of:=[.$N$1]*[.D69]" office:value-type="float" office:value="-0.384216520304403" calcext:value-type="float">
            <text:p>-3.8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5.484S" calcext:value-type="time">
            <text:p>15:45:05.48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00002650986" calcext:value-type="float">
            <text:p>-2.65E-10</text:p>
          </table:table-cell>
          <table:table-cell table:style-name="ce3" table:formula="of:=[.C70]*10^9" office:value-type="float" office:value="-0.2650986" calcext:value-type="float">
            <text:p>-2.65E-01</text:p>
          </table:table-cell>
          <table:table-cell table:style-name="ce3" table:formula="of:=[.$N$1]*[.D70]" office:value-type="float" office:value="-0.197176374262986" calcext:value-type="float">
            <text:p>-1.97E-01</text:p>
          </table:table-cell>
          <table:table-cell/>
          <table:table-cell office:value-type="float" office:value="-65" calcext:value-type="float">
            <text:p>-65</text:p>
          </table:table-cell>
          <table:table-cell table:style-name="ce3" table:formula="of:=AVERAGE([.E69:.E73])" office:value-type="float" office:value="-0.2681112731" calcext:value-type="float">
            <text:p>-2.68E-01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56470684908405" calcext:value-type="float">
            <text:p>0.156470684908405</text:p>
          </table:table-cell>
          <table:table-cell/>
          <table:table-cell table:style-name="ce3" table:formula="of:=SQRT((([.E69]-[.$H70])^2)+(([.E70]-[.$H70])^2)+(([.E71]-[.$H70])^2)+(([.E72]-[.$H70])^2)+(([.E73]-[.$H70])^2)/4)" office:value-type="float" office:value="0.210358173406616" calcext:value-type="float">
            <text:p>2.1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05.868S" calcext:value-type="time">
            <text:p>15:45:05.87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00001594571" calcext:value-type="float">
            <text:p>-1.59E-10</text:p>
          </table:table-cell>
          <table:table-cell table:style-name="ce3" table:formula="of:=[.C71]*10^9" office:value-type="float" office:value="-0.1594571" calcext:value-type="float">
            <text:p>-1.59E-01</text:p>
          </table:table-cell>
          <table:table-cell table:style-name="ce3" table:formula="of:=[.$N$1]*[.D71]" office:value-type="float" office:value="-0.118601806378798" calcext:value-type="float">
            <text:p>-1.1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6.252S" calcext:value-type="time">
            <text:p>15:45:06.25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000043032" calcext:value-type="float">
            <text:p>-4.30E-10</text:p>
          </table:table-cell>
          <table:table-cell table:style-name="ce3" table:formula="of:=[.C72]*10^9" office:value-type="float" office:value="-0.43032" calcext:value-type="float">
            <text:p>-4.30E-01</text:p>
          </table:table-cell>
          <table:table-cell table:style-name="ce3" table:formula="of:=[.$N$1]*[.D72]" office:value-type="float" office:value="-0.32006558077956" calcext:value-type="float">
            <text:p>-3.2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6.635S" calcext:value-type="time">
            <text:p>15:45:06.64</text:p>
          </table:table-cell>
          <table:table-cell office:value-type="float" office:value="-65" calcext:value-type="float">
            <text:p>-65</text:p>
          </table:table-cell>
          <table:table-cell table:style-name="ce2" office:value-type="float" office:value="-0.0000000004308988" calcext:value-type="float">
            <text:p>-4.31E-10</text:p>
          </table:table-cell>
          <table:table-cell table:style-name="ce3" table:formula="of:=[.C73]*10^9" office:value-type="float" office:value="-0.4308988" calcext:value-type="float">
            <text:p>-4.31E-01</text:p>
          </table:table-cell>
          <table:table-cell table:style-name="ce3" table:formula="of:=[.$N$1]*[.D73]" office:value-type="float" office:value="-0.320496083563895" calcext:value-type="float">
            <text:p>-3.2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7.019S" calcext:value-type="time">
            <text:p>15:45:07.02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0000237975" calcext:value-type="float">
            <text:p>-2.38E-10</text:p>
          </table:table-cell>
          <table:table-cell table:style-name="ce3" table:formula="of:=[.C74]*10^9" office:value-type="float" office:value="-0.237975" calcext:value-type="float">
            <text:p>-2.38E-01</text:p>
          </table:table-cell>
          <table:table-cell table:style-name="ce3" table:formula="of:=[.$N$1]*[.D74]" office:value-type="float" office:value="-0.177002246202863" calcext:value-type="float">
            <text:p>-1.7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7.403S" calcext:value-type="time">
            <text:p>15:45:07.40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00004208514" calcext:value-type="float">
            <text:p>-4.21E-10</text:p>
          </table:table-cell>
          <table:table-cell table:style-name="ce3" table:formula="of:=[.C75]*10^9" office:value-type="float" office:value="-0.4208514" calcext:value-type="float">
            <text:p>-4.21E-01</text:p>
          </table:table-cell>
          <table:table-cell table:style-name="ce3" table:formula="of:=[.$N$1]*[.D75]" office:value-type="float" office:value="-0.313022977697739" calcext:value-type="float">
            <text:p>-3.13E-01</text:p>
          </table:table-cell>
          <table:table-cell/>
          <table:table-cell office:value-type="float" office:value="-70" calcext:value-type="float">
            <text:p>-70</text:p>
          </table:table-cell>
          <table:table-cell table:style-name="ce3" table:formula="of:=AVERAGE([.E74:.E78])" office:value-type="float" office:value="-0.2350762239" calcext:value-type="float">
            <text:p>-2.35E-0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1788568918644" calcext:value-type="float">
            <text:p>0.11788568918644</text:p>
          </table:table-cell>
          <table:table-cell/>
          <table:table-cell table:style-name="ce3" table:formula="of:=SQRT((([.E74]-[.$H75])^2)+(([.E75]-[.$H75])^2)+(([.E76]-[.$H75])^2)+(([.E77]-[.$H75])^2)+(([.E78]-[.$H75])^2)/4)" office:value-type="float" office:value="0.158481373781287" calcext:value-type="float">
            <text:p>1.58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07.787S" calcext:value-type="time">
            <text:p>15:45:07.79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00004581462" calcext:value-type="float">
            <text:p>-4.58E-10</text:p>
          </table:table-cell>
          <table:table-cell table:style-name="ce3" table:formula="of:=[.C76]*10^9" office:value-type="float" office:value="-0.4581462" calcext:value-type="float">
            <text:p>-4.58E-01</text:p>
          </table:table-cell>
          <table:table-cell table:style-name="ce3" table:formula="of:=[.$N$1]*[.D76]" office:value-type="float" office:value="-0.340762292212652" calcext:value-type="float">
            <text:p>-3.4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8.171S" calcext:value-type="time">
            <text:p>15:45:08.17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00002381814" calcext:value-type="float">
            <text:p>-2.38E-10</text:p>
          </table:table-cell>
          <table:table-cell table:style-name="ce3" table:formula="of:=[.C77]*10^9" office:value-type="float" office:value="-0.2381814" calcext:value-type="float">
            <text:p>-2.38E-01</text:p>
          </table:table-cell>
          <table:table-cell table:style-name="ce3" table:formula="of:=[.$N$1]*[.D77]" office:value-type="float" office:value="-0.177155763436254" calcext:value-type="float">
            <text:p>-1.7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8.555S" calcext:value-type="time">
            <text:p>15:45:08.56</text:p>
          </table:table-cell>
          <table:table-cell office:value-type="float" office:value="-70" calcext:value-type="float">
            <text:p>-70</text:p>
          </table:table-cell>
          <table:table-cell table:style-name="ce2" office:value-type="float" office:value="-0.0000000002251159" calcext:value-type="float">
            <text:p>-2.25E-10</text:p>
          </table:table-cell>
          <table:table-cell table:style-name="ce3" table:formula="of:=[.C78]*10^9" office:value-type="float" office:value="-0.2251159" calcext:value-type="float">
            <text:p>-2.25E-01</text:p>
          </table:table-cell>
          <table:table-cell table:style-name="ce3" table:formula="of:=[.$N$1]*[.D78]" office:value-type="float" office:value="-0.167437839924273" calcext:value-type="float">
            <text:p>-1.6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8.939S" calcext:value-type="time">
            <text:p>15:45:08.94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00004355295" calcext:value-type="float">
            <text:p>-4.36E-10</text:p>
          </table:table-cell>
          <table:table-cell table:style-name="ce3" table:formula="of:=[.C79]*10^9" office:value-type="float" office:value="-0.4355295" calcext:value-type="float">
            <text:p>-4.36E-01</text:p>
          </table:table-cell>
          <table:table-cell table:style-name="ce3" table:formula="of:=[.$N$1]*[.D79]" office:value-type="float" office:value="-0.323940328974092" calcext:value-type="float">
            <text:p>-3.2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09.322S" calcext:value-type="time">
            <text:p>15:45:09.32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00002978863" calcext:value-type="float">
            <text:p>-2.98E-10</text:p>
          </table:table-cell>
          <table:table-cell table:style-name="ce3" table:formula="of:=[.C80]*10^9" office:value-type="float" office:value="-0.2978863" calcext:value-type="float">
            <text:p>-2.98E-01</text:p>
          </table:table-cell>
          <table:table-cell table:style-name="ce3" table:formula="of:=[.$N$1]*[.D80]" office:value-type="float" office:value="-0.221563375199327" calcext:value-type="float">
            <text:p>-2.22E-01</text:p>
          </table:table-cell>
          <table:table-cell/>
          <table:table-cell office:value-type="float" office:value="-75" calcext:value-type="float">
            <text:p>-75</text:p>
          </table:table-cell>
          <table:table-cell table:style-name="ce3" table:formula="of:=AVERAGE([.E79:.E83])" office:value-type="float" office:value="-0.2774724326" calcext:value-type="float">
            <text:p>-2.77E-01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739173582961365" calcext:value-type="float">
            <text:p>0.073917358296137</text:p>
          </table:table-cell>
          <table:table-cell/>
          <table:table-cell table:style-name="ce3" table:formula="of:=SQRT((([.E79]-[.$H80])^2)+(([.E80]-[.$H80])^2)+(([.E81]-[.$H80])^2)+(([.E82]-[.$H80])^2)+(([.E83]-[.$H80])^2)/4)" office:value-type="float" office:value="0.0993512789117593" calcext:value-type="float">
            <text:p>9.94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09.706S" calcext:value-type="time">
            <text:p>15:45:09.71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0000293214" calcext:value-type="float">
            <text:p>-2.93E-10</text:p>
          </table:table-cell>
          <table:table-cell table:style-name="ce3" table:formula="of:=[.C81]*10^9" office:value-type="float" office:value="-0.293214" calcext:value-type="float">
            <text:p>-2.93E-01</text:p>
          </table:table-cell>
          <table:table-cell table:style-name="ce3" table:formula="of:=[.$N$1]*[.D81]" office:value-type="float" office:value="-0.218088188331237" calcext:value-type="float">
            <text:p>-2.1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0.09S" calcext:value-type="time">
            <text:p>15:45:10.09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00004042715" calcext:value-type="float">
            <text:p>-4.04E-10</text:p>
          </table:table-cell>
          <table:table-cell table:style-name="ce3" table:formula="of:=[.C82]*10^9" office:value-type="float" office:value="-0.4042715" calcext:value-type="float">
            <text:p>-4.04E-01</text:p>
          </table:table-cell>
          <table:table-cell table:style-name="ce3" table:formula="of:=[.$N$1]*[.D82]" office:value-type="float" office:value="-0.300691096021853" calcext:value-type="float">
            <text:p>-3.0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0.474S" calcext:value-type="time">
            <text:p>15:45:10.47</text:p>
          </table:table-cell>
          <table:table-cell office:value-type="float" office:value="-75" calcext:value-type="float">
            <text:p>-75</text:p>
          </table:table-cell>
          <table:table-cell table:style-name="ce2" office:value-type="float" office:value="-0.0000000004343717" calcext:value-type="float">
            <text:p>-4.34E-10</text:p>
          </table:table-cell>
          <table:table-cell table:style-name="ce3" table:formula="of:=[.C83]*10^9" office:value-type="float" office:value="-0.4343717" calcext:value-type="float">
            <text:p>-4.34E-01</text:p>
          </table:table-cell>
          <table:table-cell table:style-name="ce3" table:formula="of:=[.$N$1]*[.D83]" office:value-type="float" office:value="-0.323079174648412" calcext:value-type="float">
            <text:p>-3.2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0.859S" calcext:value-type="time">
            <text:p>15:45:10.86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00003401424" calcext:value-type="float">
            <text:p>-3.40E-10</text:p>
          </table:table-cell>
          <table:table-cell table:style-name="ce3" table:formula="of:=[.C84]*10^9" office:value-type="float" office:value="-0.3401424" calcext:value-type="float">
            <text:p>-3.40E-01</text:p>
          </table:table-cell>
          <table:table-cell table:style-name="ce3" table:formula="of:=[.$N$1]*[.D84]" office:value-type="float" office:value="-0.252992830460479" calcext:value-type="float">
            <text:p>-2.5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1.242S" calcext:value-type="time">
            <text:p>15:45:11.24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00001786419" calcext:value-type="float">
            <text:p>-1.79E-10</text:p>
          </table:table-cell>
          <table:table-cell table:style-name="ce3" table:formula="of:=[.C85]*10^9" office:value-type="float" office:value="-0.1786419" calcext:value-type="float">
            <text:p>-1.79E-01</text:p>
          </table:table-cell>
          <table:table-cell table:style-name="ce3" table:formula="of:=[.$N$1]*[.D85]" office:value-type="float" office:value="-0.132871173719706" calcext:value-type="float">
            <text:p>-1.33E-01</text:p>
          </table:table-cell>
          <table:table-cell/>
          <table:table-cell office:value-type="float" office:value="-80" calcext:value-type="float">
            <text:p>-80</text:p>
          </table:table-cell>
          <table:table-cell table:style-name="ce3" table:formula="of:=AVERAGE([.E84:.E88])" office:value-type="float" office:value="-0.2439452655" calcext:value-type="float">
            <text:p>-2.44E-01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25277480426994" calcext:value-type="float">
            <text:p>0.125277480426994</text:p>
          </table:table-cell>
          <table:table-cell/>
          <table:table-cell table:style-name="ce3" table:formula="of:=SQRT((([.E84]-[.$H85])^2)+(([.E85]-[.$H85])^2)+(([.E86]-[.$H85])^2)+(([.E87]-[.$H85])^2)+(([.E88]-[.$H85])^2)/4)" office:value-type="float" office:value="0.168419275941728" calcext:value-type="float">
            <text:p>1.68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11.625S" calcext:value-type="time">
            <text:p>15:45:11.63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00004703433" calcext:value-type="float">
            <text:p>-4.70E-10</text:p>
          </table:table-cell>
          <table:table-cell table:style-name="ce3" table:formula="of:=[.C86]*10^9" office:value-type="float" office:value="-0.4703433" calcext:value-type="float">
            <text:p>-4.70E-01</text:p>
          </table:table-cell>
          <table:table-cell table:style-name="ce3" table:formula="of:=[.$N$1]*[.D86]" office:value-type="float" office:value="-0.34983431279112" calcext:value-type="float">
            <text:p>-3.5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2.009S" calcext:value-type="time">
            <text:p>15:45:12.01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00004096462" calcext:value-type="float">
            <text:p>-4.10E-10</text:p>
          </table:table-cell>
          <table:table-cell table:style-name="ce3" table:formula="of:=[.C87]*10^9" office:value-type="float" office:value="-0.4096462" calcext:value-type="float">
            <text:p>-4.10E-01</text:p>
          </table:table-cell>
          <table:table-cell table:style-name="ce3" table:formula="of:=[.$N$1]*[.D87]" office:value-type="float" office:value="-0.304688717505902" calcext:value-type="float">
            <text:p>-3.0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2.385S" calcext:value-type="time">
            <text:p>15:45:12.39</text:p>
          </table:table-cell>
          <table:table-cell office:value-type="float" office:value="-80" calcext:value-type="float">
            <text:p>-80</text:p>
          </table:table-cell>
          <table:table-cell table:style-name="ce2" office:value-type="float" office:value="-0.0000000002411171" calcext:value-type="float">
            <text:p>-2.41E-10</text:p>
          </table:table-cell>
          <table:table-cell table:style-name="ce3" table:formula="of:=[.C88]*10^9" office:value-type="float" office:value="-0.2411171" calcext:value-type="float">
            <text:p>-2.41E-01</text:p>
          </table:table-cell>
          <table:table-cell table:style-name="ce3" table:formula="of:=[.$N$1]*[.D88]" office:value-type="float" office:value="-0.179339293194328" calcext:value-type="float">
            <text:p>-1.7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2.762S" calcext:value-type="time">
            <text:p>15:45:12.76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00003148797" calcext:value-type="float">
            <text:p>-3.15E-10</text:p>
          </table:table-cell>
          <table:table-cell table:style-name="ce3" table:formula="of:=[.C89]*10^9" office:value-type="float" office:value="-0.3148797" calcext:value-type="float">
            <text:p>-3.15E-01</text:p>
          </table:table-cell>
          <table:table-cell table:style-name="ce3" table:formula="of:=[.$N$1]*[.D89]" office:value-type="float" office:value="-0.234202811991526" calcext:value-type="float">
            <text:p>-2.3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3.145S" calcext:value-type="time">
            <text:p>15:45:13.15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00004309397" calcext:value-type="float">
            <text:p>-4.31E-10</text:p>
          </table:table-cell>
          <table:table-cell table:style-name="ce3" table:formula="of:=[.C90]*10^9" office:value-type="float" office:value="-0.4309397" calcext:value-type="float">
            <text:p>-4.31E-01</text:p>
          </table:table-cell>
          <table:table-cell table:style-name="ce3" table:formula="of:=[.$N$1]*[.D90]" office:value-type="float" office:value="-0.320526504372256" calcext:value-type="float">
            <text:p>-3.21E-01</text:p>
          </table:table-cell>
          <table:table-cell/>
          <table:table-cell office:value-type="float" office:value="-85" calcext:value-type="float">
            <text:p>-85</text:p>
          </table:table-cell>
          <table:table-cell table:style-name="ce3" table:formula="of:=AVERAGE([.E89:.E93])" office:value-type="float" office:value="-0.2638179524" calcext:value-type="float">
            <text:p>-2.64E-01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794327803114067" calcext:value-type="float">
            <text:p>0.079432780311407</text:p>
          </table:table-cell>
          <table:table-cell/>
          <table:table-cell table:style-name="ce3" table:formula="of:=SQRT((([.E89]-[.$H90])^2)+(([.E90]-[.$H90])^2)+(([.E91]-[.$H90])^2)+(([.E92]-[.$H90])^2)+(([.E93]-[.$H90])^2)/4)" office:value-type="float" office:value="0.106771183821879" calcext:value-type="float">
            <text:p>1.07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13.529S" calcext:value-type="time">
            <text:p>15:45:13.53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00003037573" calcext:value-type="float">
            <text:p>-3.04E-10</text:p>
          </table:table-cell>
          <table:table-cell table:style-name="ce3" table:formula="of:=[.C91]*10^9" office:value-type="float" office:value="-0.3037573" calcext:value-type="float">
            <text:p>-3.04E-01</text:p>
          </table:table-cell>
          <table:table-cell table:style-name="ce3" table:formula="of:=[.$N$1]*[.D91]" office:value-type="float" office:value="-0.225930137201457" calcext:value-type="float">
            <text:p>-2.2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3.912S" calcext:value-type="time">
            <text:p>15:45:13.91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00002656356" calcext:value-type="float">
            <text:p>-2.66E-10</text:p>
          </table:table-cell>
          <table:table-cell table:style-name="ce3" table:formula="of:=[.C92]*10^9" office:value-type="float" office:value="-0.2656356" calcext:value-type="float">
            <text:p>-2.66E-01</text:p>
          </table:table-cell>
          <table:table-cell table:style-name="ce3" table:formula="of:=[.$N$1]*[.D92]" office:value-type="float" office:value="-0.19757578683242" calcext:value-type="float">
            <text:p>-1.9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4.296S" calcext:value-type="time">
            <text:p>15:45:14.30</text:p>
          </table:table-cell>
          <table:table-cell office:value-type="float" office:value="-85" calcext:value-type="float">
            <text:p>-85</text:p>
          </table:table-cell>
          <table:table-cell table:style-name="ce2" office:value-type="float" office:value="-0.0000000004582702" calcext:value-type="float">
            <text:p>-4.58E-10</text:p>
          </table:table-cell>
          <table:table-cell table:style-name="ce3" table:formula="of:=[.C93]*10^9" office:value-type="float" office:value="-0.4582702" calcext:value-type="float">
            <text:p>-4.58E-01</text:p>
          </table:table-cell>
          <table:table-cell table:style-name="ce3" table:formula="of:=[.$N$1]*[.D93]" office:value-type="float" office:value="-0.340854521558294" calcext:value-type="float">
            <text:p>-3.4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4.681S" calcext:value-type="time">
            <text:p>15:45:14.68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00005185951" calcext:value-type="float">
            <text:p>-5.19E-10</text:p>
          </table:table-cell>
          <table:table-cell table:style-name="ce3" table:formula="of:=[.C94]*10^9" office:value-type="float" office:value="-0.5185951" calcext:value-type="float">
            <text:p>-5.19E-01</text:p>
          </table:table-cell>
          <table:table-cell table:style-name="ce3" table:formula="of:=[.$N$1]*[.D94]" office:value-type="float" office:value="-0.385723280049577" calcext:value-type="float">
            <text:p>-3.8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5.064S" calcext:value-type="time">
            <text:p>15:45:15.06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00002786186" calcext:value-type="float">
            <text:p>-2.79E-10</text:p>
          </table:table-cell>
          <table:table-cell table:style-name="ce3" table:formula="of:=[.C95]*10^9" office:value-type="float" office:value="-0.2786186" calcext:value-type="float">
            <text:p>-2.79E-01</text:p>
          </table:table-cell>
          <table:table-cell table:style-name="ce3" table:formula="of:=[.$N$1]*[.D95]" office:value-type="float" office:value="-0.207232348078146" calcext:value-type="float">
            <text:p>-2.07E-01</text:p>
          </table:table-cell>
          <table:table-cell/>
          <table:table-cell office:value-type="float" office:value="-90" calcext:value-type="float">
            <text:p>-90</text:p>
          </table:table-cell>
          <table:table-cell table:style-name="ce3" table:formula="of:=AVERAGE([.E94:.E98])" office:value-type="float" office:value="-0.2941528238" calcext:value-type="float">
            <text:p>-2.94E-01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18460256346064" calcext:value-type="float">
            <text:p>0.118460256346064</text:p>
          </table:table-cell>
          <table:table-cell/>
          <table:table-cell table:style-name="ce3" table:formula="of:=SQRT((([.E94]-[.$H95])^2)+(([.E95]-[.$H95])^2)+(([.E96]-[.$H95])^2)+(([.E97]-[.$H95])^2)+(([.E98]-[.$H95])^2)/4)" office:value-type="float" office:value="0.159246649786005" calcext:value-type="float">
            <text:p>1.59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15.448S" calcext:value-type="time">
            <text:p>15:45:15.45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00002765512" calcext:value-type="float">
            <text:p>-2.77E-10</text:p>
          </table:table-cell>
          <table:table-cell table:style-name="ce3" table:formula="of:=[.C96]*10^9" office:value-type="float" office:value="-0.2765512" calcext:value-type="float">
            <text:p>-2.77E-01</text:p>
          </table:table-cell>
          <table:table-cell table:style-name="ce3" table:formula="of:=[.$N$1]*[.D96]" office:value-type="float" office:value="-0.20569464687508" calcext:value-type="float">
            <text:p>-2.0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5.832S" calcext:value-type="time">
            <text:p>15:45:15.83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00004014597" calcext:value-type="float">
            <text:p>-4.01E-10</text:p>
          </table:table-cell>
          <table:table-cell table:style-name="ce3" table:formula="of:=[.C97]*10^9" office:value-type="float" office:value="-0.4014597" calcext:value-type="float">
            <text:p>-4.01E-01</text:p>
          </table:table-cell>
          <table:table-cell table:style-name="ce3" table:formula="of:=[.$N$1]*[.D97]" office:value-type="float" office:value="-0.298599721230916" calcext:value-type="float">
            <text:p>-2.9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6.216S" calcext:value-type="time">
            <text:p>15:45:16.22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-0.0000000005021802" calcext:value-type="float">
            <text:p>-5.02E-10</text:p>
          </table:table-cell>
          <table:table-cell table:style-name="ce3" table:formula="of:=[.C98]*10^9" office:value-type="float" office:value="-0.5021802" calcext:value-type="float">
            <text:p>-5.02E-01</text:p>
          </table:table-cell>
          <table:table-cell table:style-name="ce3" table:formula="of:=[.$N$1]*[.D98]" office:value-type="float" office:value="-0.373514122906199" calcext:value-type="float">
            <text:p>-3.7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6.6S" calcext:value-type="time">
            <text:p>15:45:16.60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00003270768" calcext:value-type="float">
            <text:p>-3.27E-10</text:p>
          </table:table-cell>
          <table:table-cell table:style-name="ce3" table:formula="of:=[.C99]*10^9" office:value-type="float" office:value="-0.3270768" calcext:value-type="float">
            <text:p>-3.27E-01</text:p>
          </table:table-cell>
          <table:table-cell table:style-name="ce3" table:formula="of:=[.$N$1]*[.D99]" office:value-type="float" office:value="-0.243274832569994" calcext:value-type="float">
            <text:p>-2.4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6.984S" calcext:value-type="time">
            <text:p>15:45:16.98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00003480811" calcext:value-type="float">
            <text:p>-3.48E-10</text:p>
          </table:table-cell>
          <table:table-cell table:style-name="ce3" table:formula="of:=[.C100]*10^9" office:value-type="float" office:value="-0.3480811" calcext:value-type="float">
            <text:p>-3.48E-01</text:p>
          </table:table-cell>
          <table:table-cell table:style-name="ce3" table:formula="of:=[.$N$1]*[.D100]" office:value-type="float" office:value="-0.25889751680119" calcext:value-type="float">
            <text:p>-2.59E-01</text:p>
          </table:table-cell>
          <table:table-cell/>
          <table:table-cell office:value-type="float" office:value="-95" calcext:value-type="float">
            <text:p>-95</text:p>
          </table:table-cell>
          <table:table-cell table:style-name="ce3" table:formula="of:=AVERAGE([.E99:.E103])" office:value-type="float" office:value="-0.2723673301" calcext:value-type="float">
            <text:p>-2.72E-01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875098894015312" calcext:value-type="float">
            <text:p>0.087509889401531</text:p>
          </table:table-cell>
          <table:table-cell/>
          <table:table-cell table:style-name="ce3" table:formula="of:=SQRT((([.E99]-[.$H100])^2)+(([.E100]-[.$H100])^2)+(([.E101]-[.$H100])^2)+(([.E102]-[.$H100])^2)+(([.E103]-[.$H100])^2)/4)" office:value-type="float" office:value="0.117631436660022" calcext:value-type="float">
            <text:p>1.18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17.368S" calcext:value-type="time">
            <text:p>15:45:17.37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00004930841" calcext:value-type="float">
            <text:p>-4.93E-10</text:p>
          </table:table-cell>
          <table:table-cell table:style-name="ce3" table:formula="of:=[.C101]*10^9" office:value-type="float" office:value="-0.4930841" calcext:value-type="float">
            <text:p>-4.93E-01</text:p>
          </table:table-cell>
          <table:table-cell table:style-name="ce3" table:formula="of:=[.$N$1]*[.D101]" office:value-type="float" office:value="-0.366748579753826" calcext:value-type="float">
            <text:p>-3.6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7.752S" calcext:value-type="time">
            <text:p>15:45:17.75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00004220091" calcext:value-type="float">
            <text:p>-4.22E-10</text:p>
          </table:table-cell>
          <table:table-cell table:style-name="ce3" table:formula="of:=[.C102]*10^9" office:value-type="float" office:value="-0.4220091" calcext:value-type="float">
            <text:p>-4.22E-01</text:p>
          </table:table-cell>
          <table:table-cell table:style-name="ce3" table:formula="of:=[.$N$1]*[.D102]" office:value-type="float" office:value="-0.313884057644914" calcext:value-type="float">
            <text:p>-3.1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8.136S" calcext:value-type="time">
            <text:p>15:45:18.14</text:p>
          </table:table-cell>
          <table:table-cell office:value-type="float" office:value="-95" calcext:value-type="float">
            <text:p>-95</text:p>
          </table:table-cell>
          <table:table-cell table:style-name="ce2" office:value-type="float" office:value="-0.0000000002407035" calcext:value-type="float">
            <text:p>-2.41E-10</text:p>
          </table:table-cell>
          <table:table-cell table:style-name="ce3" table:formula="of:=[.C103]*10^9" office:value-type="float" office:value="-0.2407035" calcext:value-type="float">
            <text:p>-2.41E-01</text:p>
          </table:table-cell>
          <table:table-cell table:style-name="ce3" table:formula="of:=[.$N$1]*[.D103]" office:value-type="float" office:value="-0.179031663699509" calcext:value-type="float">
            <text:p>-1.7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8.52S" calcext:value-type="time">
            <text:p>15:45:18.52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00003102073" calcext:value-type="float">
            <text:p>-3.10E-10</text:p>
          </table:table-cell>
          <table:table-cell table:style-name="ce3" table:formula="of:=[.C104]*10^9" office:value-type="float" office:value="-0.3102073" calcext:value-type="float">
            <text:p>-3.10E-01</text:p>
          </table:table-cell>
          <table:table-cell table:style-name="ce3" table:formula="of:=[.$N$1]*[.D104]" office:value-type="float" office:value="-0.230727550744932" calcext:value-type="float">
            <text:p>-2.3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8.903S" calcext:value-type="time">
            <text:p>15:45:18.90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00005253348" calcext:value-type="float">
            <text:p>-5.25E-10</text:p>
          </table:table-cell>
          <table:table-cell table:style-name="ce3" table:formula="of:=[.C105]*10^9" office:value-type="float" office:value="-0.5253348" calcext:value-type="float">
            <text:p>-5.25E-01</text:p>
          </table:table-cell>
          <table:table-cell table:style-name="ce3" table:formula="of:=[.$N$1]*[.D105]" office:value-type="float" office:value="-0.390736168120733" calcext:value-type="float">
            <text:p>-3.91E-01</text:p>
          </table:table-cell>
          <table:table-cell/>
          <table:table-cell office:value-type="float" office:value="-100" calcext:value-type="float">
            <text:p>-100</text:p>
          </table:table-cell>
          <table:table-cell table:style-name="ce3" table:formula="of:=AVERAGE([.E104:.E108])" office:value-type="float" office:value="-0.2873564582" calcext:value-type="float">
            <text:p>-2.87E-01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26512940151397" calcext:value-type="float">
            <text:p>0.126512940151397</text:p>
          </table:table-cell>
          <table:table-cell/>
          <table:table-cell table:style-name="ce3" table:formula="of:=SQRT((([.E104]-[.$H105])^2)+(([.E105]-[.$H105])^2)+(([.E106]-[.$H105])^2)+(([.E107]-[.$H105])^2)+(([.E108]-[.$H105])^2)/4)" office:value-type="float" office:value="0.170075420982576" calcext:value-type="float">
            <text:p>1.7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19.286S" calcext:value-type="time">
            <text:p>15:45:19.29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00002509576" calcext:value-type="float">
            <text:p>-2.51E-10</text:p>
          </table:table-cell>
          <table:table-cell table:style-name="ce3" table:formula="of:=[.C106]*10^9" office:value-type="float" office:value="-0.2509576" calcext:value-type="float">
            <text:p>-2.51E-01</text:p>
          </table:table-cell>
          <table:table-cell table:style-name="ce3" table:formula="of:=[.$N$1]*[.D106]" office:value-type="float" office:value="-0.186658509934571" calcext:value-type="float">
            <text:p>-1.8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19.671S" calcext:value-type="time">
            <text:p>15:45:19.67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00003219087" calcext:value-type="float">
            <text:p>-3.22E-10</text:p>
          </table:table-cell>
          <table:table-cell table:style-name="ce3" table:formula="of:=[.C107]*10^9" office:value-type="float" office:value="-0.3219087" calcext:value-type="float">
            <text:p>-3.22E-01</text:p>
          </table:table-cell>
          <table:table-cell table:style-name="ce3" table:formula="of:=[.$N$1]*[.D107]" office:value-type="float" office:value="-0.239430877076346" calcext:value-type="float">
            <text:p>-2.3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0.055S" calcext:value-type="time">
            <text:p>15:45:20.06</text:p>
          </table:table-cell>
          <table:table-cell office:value-type="float" office:value="-100" calcext:value-type="float">
            <text:p>-100</text:p>
          </table:table-cell>
          <table:table-cell table:style-name="ce2" office:value-type="float" office:value="-0.0000000005233087" calcext:value-type="float">
            <text:p>-5.23E-10</text:p>
          </table:table-cell>
          <table:table-cell table:style-name="ce3" table:formula="of:=[.C108]*10^9" office:value-type="float" office:value="-0.5233087" calcext:value-type="float">
            <text:p>-5.23E-01</text:p>
          </table:table-cell>
          <table:table-cell table:style-name="ce3" table:formula="of:=[.$N$1]*[.D108]" office:value-type="float" office:value="-0.389229185240046" calcext:value-type="float">
            <text:p>-3.8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0.439S" calcext:value-type="time">
            <text:p>15:45:20.44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00005133445" calcext:value-type="float">
            <text:p>-5.13E-10</text:p>
          </table:table-cell>
          <table:table-cell table:style-name="ce3" table:formula="of:=[.C109]*10^9" office:value-type="float" office:value="-0.5133445" calcext:value-type="float">
            <text:p>-5.13E-01</text:p>
          </table:table-cell>
          <table:table-cell table:style-name="ce3" table:formula="of:=[.$N$1]*[.D109]" office:value-type="float" office:value="-0.381817962289675" calcext:value-type="float">
            <text:p>-3.8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0.823S" calcext:value-type="time">
            <text:p>15:45:20.82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00002359485" calcext:value-type="float">
            <text:p>-2.36E-10</text:p>
          </table:table-cell>
          <table:table-cell table:style-name="ce3" table:formula="of:=[.C110]*10^9" office:value-type="float" office:value="-0.2359485" calcext:value-type="float">
            <text:p>-2.36E-01</text:p>
          </table:table-cell>
          <table:table-cell table:style-name="ce3" table:formula="of:=[.$N$1]*[.D110]" office:value-type="float" office:value="-0.175494965808157" calcext:value-type="float">
            <text:p>-1.75E-01</text:p>
          </table:table-cell>
          <table:table-cell/>
          <table:table-cell office:value-type="float" office:value="-105" calcext:value-type="float">
            <text:p>-105</text:p>
          </table:table-cell>
          <table:table-cell table:style-name="ce3" table:formula="of:=AVERAGE([.E109:.E113])" office:value-type="float" office:value="-0.2894231394" calcext:value-type="float">
            <text:p>-2.89E-01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35608667765144" calcext:value-type="float">
            <text:p>0.135608667765144</text:p>
          </table:table-cell>
          <table:table-cell/>
          <table:table-cell table:style-name="ce3" table:formula="of:=SQRT((([.E109]-[.$H110])^2)+(([.E110]-[.$H110])^2)+(([.E111]-[.$H110])^2)+(([.E112]-[.$H110])^2)+(([.E113]-[.$H110])^2)/4)" office:value-type="float" office:value="0.182305359300256" calcext:value-type="float">
            <text:p>1.82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21.206S" calcext:value-type="time">
            <text:p>15:45:21.21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00003641237" calcext:value-type="float">
            <text:p>-3.64E-10</text:p>
          </table:table-cell>
          <table:table-cell table:style-name="ce3" table:formula="of:=[.C111]*10^9" office:value-type="float" office:value="-0.3641237" calcext:value-type="float">
            <text:p>-3.64E-01</text:p>
          </table:table-cell>
          <table:table-cell table:style-name="ce3" table:formula="of:=[.$N$1]*[.D111]" office:value-type="float" office:value="-0.270829762772128" calcext:value-type="float">
            <text:p>-2.7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1.589S" calcext:value-type="time">
            <text:p>15:45:21.59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00005263272" calcext:value-type="float">
            <text:p>-5.26E-10</text:p>
          </table:table-cell>
          <table:table-cell table:style-name="ce3" table:formula="of:=[.C112]*10^9" office:value-type="float" office:value="-0.5263272" calcext:value-type="float">
            <text:p>-5.26E-01</text:p>
          </table:table-cell>
          <table:table-cell table:style-name="ce3" table:formula="of:=[.$N$1]*[.D112]" office:value-type="float" office:value="-0.391474300399888" calcext:value-type="float">
            <text:p>-3.9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1.973S" calcext:value-type="time">
            <text:p>15:45:21.97</text:p>
          </table:table-cell>
          <table:table-cell office:value-type="float" office:value="-105" calcext:value-type="float">
            <text:p>-105</text:p>
          </table:table-cell>
          <table:table-cell table:style-name="ce2" office:value-type="float" office:value="-0.0000000003058662" calcext:value-type="float">
            <text:p>-3.06E-10</text:p>
          </table:table-cell>
          <table:table-cell table:style-name="ce3" table:formula="of:=[.C113]*10^9" office:value-type="float" office:value="-0.3058662" calcext:value-type="float">
            <text:p>-3.06E-01</text:p>
          </table:table-cell>
          <table:table-cell table:style-name="ce3" table:formula="of:=[.$N$1]*[.D113]" office:value-type="float" office:value="-0.227498705483912" calcext:value-type="float">
            <text:p>-2.2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2.358S" calcext:value-type="time">
            <text:p>15:45:22.36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00003601126" calcext:value-type="float">
            <text:p>-3.60E-10</text:p>
          </table:table-cell>
          <table:table-cell table:style-name="ce3" table:formula="of:=[.C114]*10^9" office:value-type="float" office:value="-0.3601126" calcext:value-type="float">
            <text:p>-3.60E-01</text:p>
          </table:table-cell>
          <table:table-cell table:style-name="ce3" table:formula="of:=[.$N$1]*[.D114]" office:value-type="float" office:value="-0.267846366576123" calcext:value-type="float">
            <text:p>-2.6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2.742S" calcext:value-type="time">
            <text:p>15:45:22.74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00005063563" calcext:value-type="float">
            <text:p>-5.06E-10</text:p>
          </table:table-cell>
          <table:table-cell table:style-name="ce3" table:formula="of:=[.C115]*10^9" office:value-type="float" office:value="-0.5063563" calcext:value-type="float">
            <text:p>-5.06E-01</text:p>
          </table:table-cell>
          <table:table-cell table:style-name="ce3" table:formula="of:=[.$N$1]*[.D115]" office:value-type="float" office:value="-0.376620243634712" calcext:value-type="float">
            <text:p>-3.77E-01</text:p>
          </table:table-cell>
          <table:table-cell/>
          <table:table-cell office:value-type="float" office:value="-110" calcext:value-type="float">
            <text:p>-110</text:p>
          </table:table-cell>
          <table:table-cell table:style-name="ce3" table:formula="of:=AVERAGE([.E114:.E118])" office:value-type="float" office:value="-0.3100952613" calcext:value-type="float">
            <text:p>-3.10E-01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981555632906799" calcext:value-type="float">
            <text:p>0.09815556329068</text:p>
          </table:table-cell>
          <table:table-cell/>
          <table:table-cell table:style-name="ce3" table:formula="of:=SQRT((([.E114]-[.$H115])^2)+(([.E115]-[.$H115])^2)+(([.E116]-[.$H115])^2)+(([.E117]-[.$H115])^2)+(([.E118]-[.$H115])^2)/4)" office:value-type="float" office:value="0.131940635200501" calcext:value-type="float">
            <text:p>1.32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23.126S" calcext:value-type="time">
            <text:p>15:45:23.13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00005047031" calcext:value-type="float">
            <text:p>-5.05E-10</text:p>
          </table:table-cell>
          <table:table-cell table:style-name="ce3" table:formula="of:=[.C116]*10^9" office:value-type="float" office:value="-0.5047031" calcext:value-type="float">
            <text:p>-5.05E-01</text:p>
          </table:table-cell>
          <table:table-cell table:style-name="ce3" table:formula="of:=[.$N$1]*[.D116]" office:value-type="float" office:value="-0.375390618197491" calcext:value-type="float">
            <text:p>-3.7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3.509S" calcext:value-type="time">
            <text:p>15:45:23.51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00003050391" calcext:value-type="float">
            <text:p>-3.05E-10</text:p>
          </table:table-cell>
          <table:table-cell table:style-name="ce3" table:formula="of:=[.C117]*10^9" office:value-type="float" office:value="-0.3050391" calcext:value-type="float">
            <text:p>-3.05E-01</text:p>
          </table:table-cell>
          <table:table-cell table:style-name="ce3" table:formula="of:=[.$N$1]*[.D117]" office:value-type="float" office:value="-0.226883520872779" calcext:value-type="float">
            <text:p>-2.2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3.892S" calcext:value-type="time">
            <text:p>15:45:23.89</text:p>
          </table:table-cell>
          <table:table-cell office:value-type="float" office:value="-110" calcext:value-type="float">
            <text:p>-110</text:p>
          </table:table-cell>
          <table:table-cell table:style-name="ce2" office:value-type="float" office:value="-0.0000000004083647" calcext:value-type="float">
            <text:p>-4.08E-10</text:p>
          </table:table-cell>
          <table:table-cell table:style-name="ce3" table:formula="of:=[.C118]*10^9" office:value-type="float" office:value="-0.4083647" calcext:value-type="float">
            <text:p>-4.08E-01</text:p>
          </table:table-cell>
          <table:table-cell table:style-name="ce3" table:formula="of:=[.$N$1]*[.D118]" office:value-type="float" office:value="-0.303735556970094" calcext:value-type="float">
            <text:p>-3.0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4.277S" calcext:value-type="time">
            <text:p>15:45:24.28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00005370359" calcext:value-type="float">
            <text:p>-5.37E-10</text:p>
          </table:table-cell>
          <table:table-cell table:style-name="ce3" table:formula="of:=[.C119]*10^9" office:value-type="float" office:value="-0.5370359" calcext:value-type="float">
            <text:p>-5.37E-01</text:p>
          </table:table-cell>
          <table:table-cell table:style-name="ce3" table:formula="of:=[.$N$1]*[.D119]" office:value-type="float" office:value="-0.399439271316633" calcext:value-type="float">
            <text:p>-3.9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4.661S" calcext:value-type="time">
            <text:p>15:45:24.66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00003737986" calcext:value-type="float">
            <text:p>-3.74E-10</text:p>
          </table:table-cell>
          <table:table-cell table:style-name="ce3" table:formula="of:=[.C120]*10^9" office:value-type="float" office:value="-0.3737986" calcext:value-type="float">
            <text:p>-3.74E-01</text:p>
          </table:table-cell>
          <table:table-cell table:style-name="ce3" table:formula="of:=[.$N$1]*[.D120]" office:value-type="float" office:value="-0.278025808708836" calcext:value-type="float">
            <text:p>-2.78E-01</text:p>
          </table:table-cell>
          <table:table-cell/>
          <table:table-cell office:value-type="float" office:value="-115" calcext:value-type="float">
            <text:p>-115</text:p>
          </table:table-cell>
          <table:table-cell table:style-name="ce3" table:formula="of:=AVERAGE([.E119:.E123])" office:value-type="float" office:value="-0.3327172305" calcext:value-type="float">
            <text:p>-3.33E-01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05970829793325" calcext:value-type="float">
            <text:p>0.105970829793325</text:p>
          </table:table-cell>
          <table:table-cell/>
          <table:table-cell table:style-name="ce3" table:formula="of:=SQRT((([.E119]-[.$H120])^2)+(([.E120]-[.$H120])^2)+(([.E121]-[.$H120])^2)+(([.E122]-[.$H120])^2)+(([.E123]-[.$H120])^2)/4)" office:value-type="float" office:value="0.142446269876769" calcext:value-type="float">
            <text:p>1.42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25.045S" calcext:value-type="time">
            <text:p>15:45:25.05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00003292682" calcext:value-type="float">
            <text:p>-3.29E-10</text:p>
          </table:table-cell>
          <table:table-cell table:style-name="ce3" table:formula="of:=[.C121]*10^9" office:value-type="float" office:value="-0.3292682" calcext:value-type="float">
            <text:p>-3.29E-01</text:p>
          </table:table-cell>
          <table:table-cell table:style-name="ce3" table:formula="of:=[.$N$1]*[.D121]" office:value-type="float" office:value="-0.244904763118703" calcext:value-type="float">
            <text:p>-2.4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5.429S" calcext:value-type="time">
            <text:p>15:45:25.43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00005436513" calcext:value-type="float">
            <text:p>-5.44E-10</text:p>
          </table:table-cell>
          <table:table-cell table:style-name="ce3" table:formula="of:=[.C122]*10^9" office:value-type="float" office:value="-0.5436513" calcext:value-type="float">
            <text:p>-5.44E-01</text:p>
          </table:table-cell>
          <table:table-cell table:style-name="ce3" table:formula="of:=[.$N$1]*[.D122]" office:value-type="float" office:value="-0.404359706906634" calcext:value-type="float">
            <text:p>-4.0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5.813S" calcext:value-type="time">
            <text:p>15:45:25.81</text:p>
          </table:table-cell>
          <table:table-cell office:value-type="float" office:value="-115" calcext:value-type="float">
            <text:p>-115</text:p>
          </table:table-cell>
          <table:table-cell table:style-name="ce2" office:value-type="float" office:value="-0.0000000004528951" calcext:value-type="float">
            <text:p>-4.53E-10</text:p>
          </table:table-cell>
          <table:table-cell table:style-name="ce3" table:formula="of:=[.C123]*10^9" office:value-type="float" office:value="-0.4528951" calcext:value-type="float">
            <text:p>-4.53E-01</text:p>
          </table:table-cell>
          <table:table-cell table:style-name="ce3" table:formula="of:=[.$N$1]*[.D123]" office:value-type="float" office:value="-0.336856602560227" calcext:value-type="float">
            <text:p>-3.3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6.196S" calcext:value-type="time">
            <text:p>15:45:26.20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00003565157" calcext:value-type="float">
            <text:p>-3.57E-10</text:p>
          </table:table-cell>
          <table:table-cell table:style-name="ce3" table:formula="of:=[.C124]*10^9" office:value-type="float" office:value="-0.3565157" calcext:value-type="float">
            <text:p>-3.57E-01</text:p>
          </table:table-cell>
          <table:table-cell table:style-name="ce3" table:formula="of:=[.$N$1]*[.D124]" office:value-type="float" office:value="-0.265171046145964" calcext:value-type="float">
            <text:p>-2.6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6.58S" calcext:value-type="time">
            <text:p>15:45:26.58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00005249622" calcext:value-type="float">
            <text:p>-5.25E-10</text:p>
          </table:table-cell>
          <table:table-cell table:style-name="ce3" table:formula="of:=[.C125]*10^9" office:value-type="float" office:value="-0.5249622" calcext:value-type="float">
            <text:p>-5.25E-01</text:p>
          </table:table-cell>
          <table:table-cell table:style-name="ce3" table:formula="of:=[.$N$1]*[.D125]" office:value-type="float" office:value="-0.39045903381278" calcext:value-type="float">
            <text:p>-3.90E-01</text:p>
          </table:table-cell>
          <table:table-cell/>
          <table:table-cell office:value-type="float" office:value="-120" calcext:value-type="float">
            <text:p>-120</text:p>
          </table:table-cell>
          <table:table-cell table:style-name="ce3" table:formula="of:=AVERAGE([.E124:.E128])" office:value-type="float" office:value="-0.3029911769" calcext:value-type="float">
            <text:p>-3.03E-01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04906690716058" calcext:value-type="float">
            <text:p>0.104906690716058</text:p>
          </table:table-cell>
          <table:table-cell/>
          <table:table-cell table:style-name="ce3" table:formula="of:=SQRT((([.E124]-[.$H125])^2)+(([.E125]-[.$H125])^2)+(([.E126]-[.$H125])^2)+(([.E127]-[.$H125])^2)+(([.E128]-[.$H125])^2)/4)" office:value-type="float" office:value="0.141020237209628" calcext:value-type="float">
            <text:p>1.41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26.963S" calcext:value-type="time">
            <text:p>15:45:26.96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00004905207" calcext:value-type="float">
            <text:p>-4.91E-10</text:p>
          </table:table-cell>
          <table:table-cell table:style-name="ce3" table:formula="of:=[.C126]*10^9" office:value-type="float" office:value="-0.4905207" calcext:value-type="float">
            <text:p>-4.91E-01</text:p>
          </table:table-cell>
          <table:table-cell table:style-name="ce3" table:formula="of:=[.$N$1]*[.D126]" office:value-type="float" office:value="-0.364841961168192" calcext:value-type="float">
            <text:p>-3.6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7.348S" calcext:value-type="time">
            <text:p>15:45:27.35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00002967695" calcext:value-type="float">
            <text:p>-2.97E-10</text:p>
          </table:table-cell>
          <table:table-cell table:style-name="ce3" table:formula="of:=[.C127]*10^9" office:value-type="float" office:value="-0.2967695" calcext:value-type="float">
            <text:p>-2.97E-01</text:p>
          </table:table-cell>
          <table:table-cell table:style-name="ce3" table:formula="of:=[.$N$1]*[.D127]" office:value-type="float" office:value="-0.220732716060512" calcext:value-type="float">
            <text:p>-2.2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7.732S" calcext:value-type="time">
            <text:p>15:45:27.73</text:p>
          </table:table-cell>
          <table:table-cell office:value-type="float" office:value="-120" calcext:value-type="float">
            <text:p>-120</text:p>
          </table:table-cell>
          <table:table-cell table:style-name="ce2" office:value-type="float" office:value="-0.0000000003680514" calcext:value-type="float">
            <text:p>-3.68E-10</text:p>
          </table:table-cell>
          <table:table-cell table:style-name="ce3" table:formula="of:=[.C128]*10^9" office:value-type="float" office:value="-0.3680514" calcext:value-type="float">
            <text:p>-3.68E-01</text:p>
          </table:table-cell>
          <table:table-cell table:style-name="ce3" table:formula="of:=[.$N$1]*[.D128]" office:value-type="float" office:value="-0.273751127295339" calcext:value-type="float">
            <text:p>-2.7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8.116S" calcext:value-type="time">
            <text:p>15:45:28.12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00004950272" calcext:value-type="float">
            <text:p>-4.95E-10</text:p>
          </table:table-cell>
          <table:table-cell table:style-name="ce3" table:formula="of:=[.C129]*10^9" office:value-type="float" office:value="-0.4950272" calcext:value-type="float">
            <text:p>-4.95E-01</text:p>
          </table:table-cell>
          <table:table-cell table:style-name="ce3" table:formula="of:=[.$N$1]*[.D129]" office:value-type="float" office:value="-0.368193828475738" calcext:value-type="float">
            <text:p>-3.6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8.499S" calcext:value-type="time">
            <text:p>15:45:28.50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0000343202" calcext:value-type="float">
            <text:p>-3.43E-10</text:p>
          </table:table-cell>
          <table:table-cell table:style-name="ce3" table:formula="of:=[.C130]*10^9" office:value-type="float" office:value="-0.343202" calcext:value-type="float">
            <text:p>-3.43E-01</text:p>
          </table:table-cell>
          <table:table-cell table:style-name="ce3" table:formula="of:=[.$N$1]*[.D130]" office:value-type="float" office:value="-0.255268515185691" calcext:value-type="float">
            <text:p>-2.55E-01</text:p>
          </table:table-cell>
          <table:table-cell/>
          <table:table-cell office:value-type="float" office:value="-125" calcext:value-type="float">
            <text:p>-125</text:p>
          </table:table-cell>
          <table:table-cell table:style-name="ce3" table:formula="of:=AVERAGE([.E129:.E133])" office:value-type="float" office:value="-0.3296111396" calcext:value-type="float">
            <text:p>-3.30E-01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00063220944105" calcext:value-type="float">
            <text:p>0.100063220944105</text:p>
          </table:table-cell>
          <table:table-cell/>
          <table:table-cell table:style-name="ce3" table:formula="of:=SQRT((([.E129]-[.$H130])^2)+(([.E130]-[.$H130])^2)+(([.E131]-[.$H130])^2)+(([.E132]-[.$H130])^2)+(([.E133]-[.$H130])^2)/4)" office:value-type="float" office:value="0.134502506649145" calcext:value-type="float">
            <text:p>1.35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28.883S" calcext:value-type="time">
            <text:p>15:45:28.88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00003993096" calcext:value-type="float">
            <text:p>-3.99E-10</text:p>
          </table:table-cell>
          <table:table-cell table:style-name="ce3" table:formula="of:=[.C131]*10^9" office:value-type="float" office:value="-0.3993096" calcext:value-type="float">
            <text:p>-3.99E-01</text:p>
          </table:table-cell>
          <table:table-cell table:style-name="ce3" table:formula="of:=[.$N$1]*[.D131]" office:value-type="float" office:value="-0.297000509004587" calcext:value-type="float">
            <text:p>-2.9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9.266S" calcext:value-type="time">
            <text:p>15:45:29.27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00005761084" calcext:value-type="float">
            <text:p>-5.76E-10</text:p>
          </table:table-cell>
          <table:table-cell table:style-name="ce3" table:formula="of:=[.C132]*10^9" office:value-type="float" office:value="-0.5761084" calcext:value-type="float">
            <text:p>-5.76E-01</text:p>
          </table:table-cell>
          <table:table-cell table:style-name="ce3" table:formula="of:=[.$N$1]*[.D132]" office:value-type="float" office:value="-0.428500812506932" calcext:value-type="float">
            <text:p>-4.2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29.65S" calcext:value-type="time">
            <text:p>15:45:29.65</text:p>
          </table:table-cell>
          <table:table-cell office:value-type="float" office:value="-125" calcext:value-type="float">
            <text:p>-125</text:p>
          </table:table-cell>
          <table:table-cell table:style-name="ce2" office:value-type="float" office:value="-0.0000000004021216" calcext:value-type="float">
            <text:p>-4.02E-10</text:p>
          </table:table-cell>
          <table:table-cell table:style-name="ce3" table:formula="of:=[.C133]*10^9" office:value-type="float" office:value="-0.4021216" calcext:value-type="float">
            <text:p>-4.02E-01</text:p>
          </table:table-cell>
          <table:table-cell table:style-name="ce3" table:formula="of:=[.$N$1]*[.D133]" office:value-type="float" office:value="-0.299092032552533" calcext:value-type="float">
            <text:p>-2.9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0.035S" calcext:value-type="time">
            <text:p>15:45:30.04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00003684652" calcext:value-type="float">
            <text:p>-3.68E-10</text:p>
          </table:table-cell>
          <table:table-cell table:style-name="ce3" table:formula="of:=[.C134]*10^9" office:value-type="float" office:value="-0.3684652" calcext:value-type="float">
            <text:p>-3.68E-01</text:p>
          </table:table-cell>
          <table:table-cell table:style-name="ce3" table:formula="of:=[.$N$1]*[.D134]" office:value-type="float" office:value="-0.274058905547167" calcext:value-type="float">
            <text:p>-2.7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0.41S" calcext:value-type="time">
            <text:p>15:45:30.41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00006017432" calcext:value-type="float">
            <text:p>-6.02E-10</text:p>
          </table:table-cell>
          <table:table-cell table:style-name="ce3" table:formula="of:=[.C135]*10^9" office:value-type="float" office:value="-0.6017432" calcext:value-type="float">
            <text:p>-6.02E-01</text:p>
          </table:table-cell>
          <table:table-cell table:style-name="ce3" table:formula="of:=[.$N$1]*[.D135]" office:value-type="float" office:value="-0.447567593391316" calcext:value-type="float">
            <text:p>-4.48E-01</text:p>
          </table:table-cell>
          <table:table-cell/>
          <table:table-cell office:value-type="float" office:value="-130" calcext:value-type="float">
            <text:p>-130</text:p>
          </table:table-cell>
          <table:table-cell table:style-name="ce3" table:formula="of:=AVERAGE([.E134:.E138])" office:value-type="float" office:value="-0.3729422861" calcext:value-type="float">
            <text:p>-3.73E-01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12268954116459" calcext:value-type="float">
            <text:p>0.112268954116459</text:p>
          </table:table-cell>
          <table:table-cell/>
          <table:table-cell table:style-name="ce3" table:formula="of:=SQRT((([.E134]-[.$H135])^2)+(([.E135]-[.$H135])^2)+(([.E136]-[.$H135])^2)+(([.E137]-[.$H135])^2)+(([.E138]-[.$H135])^2)/4)" office:value-type="float" office:value="0.1509085811135" calcext:value-type="float">
            <text:p>1.51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30.787S" calcext:value-type="time">
            <text:p>15:45:30.79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00006119146" calcext:value-type="float">
            <text:p>-6.12E-10</text:p>
          </table:table-cell>
          <table:table-cell table:style-name="ce3" table:formula="of:=[.C136]*10^9" office:value-type="float" office:value="-0.6119146" calcext:value-type="float">
            <text:p>-6.12E-01</text:p>
          </table:table-cell>
          <table:table-cell table:style-name="ce3" table:formula="of:=[.$N$1]*[.D136]" office:value-type="float" office:value="-0.455132928603114" calcext:value-type="float">
            <text:p>-4.5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1.17S" calcext:value-type="time">
            <text:p>15:45:31.17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00004858898" calcext:value-type="float">
            <text:p>-4.86E-10</text:p>
          </table:table-cell>
          <table:table-cell table:style-name="ce3" table:formula="of:=[.C137]*10^9" office:value-type="float" office:value="-0.4858898" calcext:value-type="float">
            <text:p>-4.86E-01</text:p>
          </table:table-cell>
          <table:table-cell table:style-name="ce3" table:formula="of:=[.$N$1]*[.D137]" office:value-type="float" office:value="-0.361397567000986" calcext:value-type="float">
            <text:p>-3.6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1.553S" calcext:value-type="time">
            <text:p>15:45:31.55</text:p>
          </table:table-cell>
          <table:table-cell office:value-type="float" office:value="-130" calcext:value-type="float">
            <text:p>-130</text:p>
          </table:table-cell>
          <table:table-cell table:style-name="ce2" office:value-type="float" office:value="-0.0000000004390441" calcext:value-type="float">
            <text:p>-4.39E-10</text:p>
          </table:table-cell>
          <table:table-cell table:style-name="ce3" table:formula="of:=[.C138]*10^9" office:value-type="float" office:value="-0.4390441" calcext:value-type="float">
            <text:p>-4.39E-01</text:p>
          </table:table-cell>
          <table:table-cell table:style-name="ce3" table:formula="of:=[.$N$1]*[.D138]" office:value-type="float" office:value="-0.326554435895007" calcext:value-type="float">
            <text:p>-3.2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1.938S" calcext:value-type="time">
            <text:p>15:45:31.94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00005766045" calcext:value-type="float">
            <text:p>-5.77E-10</text:p>
          </table:table-cell>
          <table:table-cell table:style-name="ce3" table:formula="of:=[.C139]*10^9" office:value-type="float" office:value="-0.5766045" calcext:value-type="float">
            <text:p>-5.77E-01</text:p>
          </table:table-cell>
          <table:table-cell table:style-name="ce3" table:formula="of:=[.$N$1]*[.D139]" office:value-type="float" office:value="-0.428869804268005" calcext:value-type="float">
            <text:p>-4.2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2.314S" calcext:value-type="time">
            <text:p>15:45:32.31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00005179336" calcext:value-type="float">
            <text:p>-5.18E-10</text:p>
          </table:table-cell>
          <table:table-cell table:style-name="ce3" table:formula="of:=[.C140]*10^9" office:value-type="float" office:value="-0.5179336" calcext:value-type="float">
            <text:p>-5.18E-01</text:p>
          </table:table-cell>
          <table:table-cell table:style-name="ce3" table:formula="of:=[.$N$1]*[.D140]" office:value-type="float" office:value="-0.385231266241979" calcext:value-type="float">
            <text:p>-3.85E-01</text:p>
          </table:table-cell>
          <table:table-cell/>
          <table:table-cell office:value-type="float" office:value="-135" calcext:value-type="float">
            <text:p>-135</text:p>
          </table:table-cell>
          <table:table-cell table:style-name="ce3" table:formula="of:=AVERAGE([.E139:.E143])" office:value-type="float" office:value="-0.3501911214" calcext:value-type="float">
            <text:p>-3.50E-01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06479141240607" calcext:value-type="float">
            <text:p>0.106479141240607</text:p>
          </table:table-cell>
          <table:table-cell/>
          <table:table-cell table:style-name="ce3" table:formula="of:=SQRT((([.E139]-[.$H140])^2)+(([.E140]-[.$H140])^2)+(([.E141]-[.$H140])^2)+(([.E142]-[.$H140])^2)+(([.E143]-[.$H140])^2)/4)" office:value-type="float" office:value="0.143126728637565" calcext:value-type="float">
            <text:p>1.43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32.69S" calcext:value-type="time">
            <text:p>15:45:32.69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00003975731" calcext:value-type="float">
            <text:p>-3.98E-10</text:p>
          </table:table-cell>
          <table:table-cell table:style-name="ce3" table:formula="of:=[.C141]*10^9" office:value-type="float" office:value="-0.3975731" calcext:value-type="float">
            <text:p>-3.98E-01</text:p>
          </table:table-cell>
          <table:table-cell table:style-name="ce3" table:formula="of:=[.$N$1]*[.D141]" office:value-type="float" office:value="-0.295708926273076" calcext:value-type="float">
            <text:p>-2.9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3.074S" calcext:value-type="time">
            <text:p>15:45:33.07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00003383231" calcext:value-type="float">
            <text:p>-3.38E-10</text:p>
          </table:table-cell>
          <table:table-cell table:style-name="ce3" table:formula="of:=[.C142]*10^9" office:value-type="float" office:value="-0.3383231" calcext:value-type="float">
            <text:p>-3.38E-01</text:p>
          </table:table-cell>
          <table:table-cell table:style-name="ce3" table:formula="of:=[.$N$1]*[.D142]" office:value-type="float" office:value="-0.251639662327201" calcext:value-type="float">
            <text:p>-2.5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3.458S" calcext:value-type="time">
            <text:p>15:45:33.46</text:p>
          </table:table-cell>
          <table:table-cell office:value-type="float" office:value="-135" calcext:value-type="float">
            <text:p>-135</text:p>
          </table:table-cell>
          <table:table-cell table:style-name="ce2" office:value-type="float" office:value="-0.0000000005236808" calcext:value-type="float">
            <text:p>-5.24E-10</text:p>
          </table:table-cell>
          <table:table-cell table:style-name="ce3" table:formula="of:=[.C143]*10^9" office:value-type="float" office:value="-0.5236808" calcext:value-type="float">
            <text:p>-5.24E-01</text:p>
          </table:table-cell>
          <table:table-cell table:style-name="ce3" table:formula="of:=[.$N$1]*[.D143]" office:value-type="float" office:value="-0.389505947655476" calcext:value-type="float">
            <text:p>-3.9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3.842S" calcext:value-type="time">
            <text:p>15:45:33.84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00006505738" calcext:value-type="float">
            <text:p>-6.51E-10</text:p>
          </table:table-cell>
          <table:table-cell table:style-name="ce3" table:formula="of:=[.C144]*10^9" office:value-type="float" office:value="-0.6505738" calcext:value-type="float">
            <text:p>-6.51E-01</text:p>
          </table:table-cell>
          <table:table-cell table:style-name="ce3" table:formula="of:=[.$N$1]*[.D144]" office:value-type="float" office:value="-0.483887063434108" calcext:value-type="float">
            <text:p>-4.8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4.225S" calcext:value-type="time">
            <text:p>15:45:34.23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00003957952" calcext:value-type="float">
            <text:p>-3.96E-10</text:p>
          </table:table-cell>
          <table:table-cell table:style-name="ce3" table:formula="of:=[.C145]*10^9" office:value-type="float" office:value="-0.3957952" calcext:value-type="float">
            <text:p>-3.96E-01</text:p>
          </table:table-cell>
          <table:table-cell table:style-name="ce3" table:formula="of:=[.$N$1]*[.D145]" office:value-type="float" office:value="-0.294386550840682" calcext:value-type="float">
            <text:p>-2.94E-01</text:p>
          </table:table-cell>
          <table:table-cell/>
          <table:table-cell office:value-type="float" office:value="-140" calcext:value-type="float">
            <text:p>-140</text:p>
          </table:table-cell>
          <table:table-cell table:style-name="ce3" table:formula="of:=AVERAGE([.E144:.E148])" office:value-type="float" office:value="-0.3981965553" calcext:value-type="float">
            <text:p>-3.98E-01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18336587351048" calcext:value-type="float">
            <text:p>0.118336587351048</text:p>
          </table:table-cell>
          <table:table-cell/>
          <table:table-cell table:style-name="ce3" table:formula="of:=SQRT((([.E144]-[.$H145])^2)+(([.E145]-[.$H145])^2)+(([.E146]-[.$H145])^2)+(([.E147]-[.$H145])^2)+(([.E148]-[.$H145])^2)/4)" office:value-type="float" office:value="0.159063572642542" calcext:value-type="float">
            <text:p>1.59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34.61S" calcext:value-type="time">
            <text:p>15:45:34.61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00004404081" calcext:value-type="float">
            <text:p>-4.40E-10</text:p>
          </table:table-cell>
          <table:table-cell table:style-name="ce3" table:formula="of:=[.C146]*10^9" office:value-type="float" office:value="-0.4404081" calcext:value-type="float">
            <text:p>-4.40E-01</text:p>
          </table:table-cell>
          <table:table-cell table:style-name="ce3" table:formula="of:=[.$N$1]*[.D146]" office:value-type="float" office:value="-0.327568958697069" calcext:value-type="float">
            <text:p>-3.2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4.994S" calcext:value-type="time">
            <text:p>15:45:34.99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00005891323" calcext:value-type="float">
            <text:p>-5.89E-10</text:p>
          </table:table-cell>
          <table:table-cell table:style-name="ce3" table:formula="of:=[.C147]*10^9" office:value-type="float" office:value="-0.5891323" calcext:value-type="float">
            <text:p>-5.89E-01</text:p>
          </table:table-cell>
          <table:table-cell table:style-name="ce3" table:formula="of:=[.$N$1]*[.D147]" office:value-type="float" office:value="-0.43818779456102" calcext:value-type="float">
            <text:p>-4.3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5.378S" calcext:value-type="time">
            <text:p>15:45:35.38</text:p>
          </table:table-cell>
          <table:table-cell office:value-type="float" office:value="-140" calcext:value-type="float">
            <text:p>-140</text:p>
          </table:table-cell>
          <table:table-cell table:style-name="ce2" office:value-type="float" office:value="-0.0000000006009161" calcext:value-type="float">
            <text:p>-6.01E-10</text:p>
          </table:table-cell>
          <table:table-cell table:style-name="ce3" table:formula="of:=[.C148]*10^9" office:value-type="float" office:value="-0.6009161" calcext:value-type="float">
            <text:p>-6.01E-01</text:p>
          </table:table-cell>
          <table:table-cell table:style-name="ce3" table:formula="of:=[.$N$1]*[.D148]" office:value-type="float" office:value="-0.446952408780183" calcext:value-type="float">
            <text:p>-4.4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5.762S" calcext:value-type="time">
            <text:p>15:45:35.76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00005533264" calcext:value-type="float">
            <text:p>-5.53E-10</text:p>
          </table:table-cell>
          <table:table-cell table:style-name="ce3" table:formula="of:=[.C149]*10^9" office:value-type="float" office:value="-0.5533264" calcext:value-type="float">
            <text:p>-5.53E-01</text:p>
          </table:table-cell>
          <table:table-cell table:style-name="ce3" table:formula="of:=[.$N$1]*[.D149]" office:value-type="float" office:value="-0.411555901600351" calcext:value-type="float">
            <text:p>-4.1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6.145S" calcext:value-type="time">
            <text:p>15:45:36.15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00004355703" calcext:value-type="float">
            <text:p>-4.36E-10</text:p>
          </table:table-cell>
          <table:table-cell table:style-name="ce3" table:formula="of:=[.C150]*10^9" office:value-type="float" office:value="-0.4355703" calcext:value-type="float">
            <text:p>-4.36E-01</text:p>
          </table:table-cell>
          <table:table-cell table:style-name="ce3" table:formula="of:=[.$N$1]*[.D150]" office:value-type="float" office:value="-0.323970675403949" calcext:value-type="float">
            <text:p>-3.24E-01</text:p>
          </table:table-cell>
          <table:table-cell/>
          <table:table-cell office:value-type="float" office:value="-145" calcext:value-type="float">
            <text:p>-145</text:p>
          </table:table-cell>
          <table:table-cell table:style-name="ce3" table:formula="of:=AVERAGE([.E149:.E153])" office:value-type="float" office:value="-0.3735449007" calcext:value-type="float">
            <text:p>-3.74E-01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20902382020195" calcext:value-type="float">
            <text:p>0.120902382020195</text:p>
          </table:table-cell>
          <table:table-cell/>
          <table:table-cell table:style-name="ce3" table:formula="of:=SQRT((([.E149]-[.$H150])^2)+(([.E150]-[.$H150])^2)+(([.E151]-[.$H150])^2)+(([.E152]-[.$H150])^2)+(([.E153]-[.$H150])^2)/4)" office:value-type="float" office:value="0.162518341711027" calcext:value-type="float">
            <text:p>1.63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36.528S" calcext:value-type="time">
            <text:p>15:45:36.53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00006886952" calcext:value-type="float">
            <text:p>-6.89E-10</text:p>
          </table:table-cell>
          <table:table-cell table:style-name="ce3" table:formula="of:=[.C151]*10^9" office:value-type="float" office:value="-0.6886952" calcext:value-type="float">
            <text:p>-6.89E-01</text:p>
          </table:table-cell>
          <table:table-cell table:style-name="ce3" table:formula="of:=[.$N$1]*[.D151]" office:value-type="float" office:value="-0.512241190667632" calcext:value-type="float">
            <text:p>-5.1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6.912S" calcext:value-type="time">
            <text:p>15:45:36.91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00004603788" calcext:value-type="float">
            <text:p>-4.60E-10</text:p>
          </table:table-cell>
          <table:table-cell table:style-name="ce3" table:formula="of:=[.C152]*10^9" office:value-type="float" office:value="-0.4603788" calcext:value-type="float">
            <text:p>-4.60E-01</text:p>
          </table:table-cell>
          <table:table-cell table:style-name="ce3" table:formula="of:=[.$N$1]*[.D152]" office:value-type="float" office:value="-0.342422866705235" calcext:value-type="float">
            <text:p>-3.4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7.297S" calcext:value-type="time">
            <text:p>15:45:37.30</text:p>
          </table:table-cell>
          <table:table-cell office:value-type="float" office:value="-145" calcext:value-type="float">
            <text:p>-145</text:p>
          </table:table-cell>
          <table:table-cell table:style-name="ce2" office:value-type="float" office:value="-0.0000000003731372" calcext:value-type="float">
            <text:p>-3.73E-10</text:p>
          </table:table-cell>
          <table:table-cell table:style-name="ce3" table:formula="of:=[.C153]*10^9" office:value-type="float" office:value="-0.3731372" calcext:value-type="float">
            <text:p>-3.73E-01</text:p>
          </table:table-cell>
          <table:table-cell table:style-name="ce3" table:formula="of:=[.$N$1]*[.D153]" office:value-type="float" office:value="-0.277533869279743" calcext:value-type="float">
            <text:p>-2.7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7.681S" calcext:value-type="time">
            <text:p>15:45:37.68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00004384238" calcext:value-type="float">
            <text:p>-4.38E-10</text:p>
          </table:table-cell>
          <table:table-cell table:style-name="ce3" table:formula="of:=[.C154]*10^9" office:value-type="float" office:value="-0.4384238" calcext:value-type="float">
            <text:p>-4.38E-01</text:p>
          </table:table-cell>
          <table:table-cell table:style-name="ce3" table:formula="of:=[.$N$1]*[.D154]" office:value-type="float" office:value="-0.326093066031283" calcext:value-type="float">
            <text:p>-3.2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8.065S" calcext:value-type="time">
            <text:p>15:45:38.07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00006617376" calcext:value-type="float">
            <text:p>-6.62E-10</text:p>
          </table:table-cell>
          <table:table-cell table:style-name="ce3" table:formula="of:=[.C155]*10^9" office:value-type="float" office:value="-0.6617376" calcext:value-type="float">
            <text:p>-6.62E-01</text:p>
          </table:table-cell>
          <table:table-cell table:style-name="ce3" table:formula="of:=[.$N$1]*[.D155]" office:value-type="float" office:value="-0.492190530925061" calcext:value-type="float">
            <text:p>-4.92E-01</text:p>
          </table:table-cell>
          <table:table-cell/>
          <table:table-cell office:value-type="float" office:value="-150" calcext:value-type="float">
            <text:p>-150</text:p>
          </table:table-cell>
          <table:table-cell table:style-name="ce3" table:formula="of:=AVERAGE([.E154:.E158])" office:value-type="float" office:value="-0.4105102142" calcext:value-type="float">
            <text:p>-4.11E-01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2979113491281" calcext:value-type="float">
            <text:p>0.12979113491281</text:p>
          </table:table-cell>
          <table:table-cell/>
          <table:table-cell table:style-name="ce3" table:formula="of:=SQRT((([.E154]-[.$H155])^2)+(([.E155]-[.$H155])^2)+(([.E156]-[.$H155])^2)+(([.E157]-[.$H155])^2)+(([.E158]-[.$H155])^2)/4)" office:value-type="float" office:value="0.174465064914731" calcext:value-type="float">
            <text:p>1.74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38.448S" calcext:value-type="time">
            <text:p>15:45:38.45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00006332495" calcext:value-type="float">
            <text:p>-6.33E-10</text:p>
          </table:table-cell>
          <table:table-cell table:style-name="ce3" table:formula="of:=[.C156]*10^9" office:value-type="float" office:value="-0.6332495" calcext:value-type="float">
            <text:p>-6.33E-01</text:p>
          </table:table-cell>
          <table:table-cell table:style-name="ce3" table:formula="of:=[.$N$1]*[.D156]" office:value-type="float" office:value="-0.471001508170352" calcext:value-type="float">
            <text:p>-4.71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8.832S" calcext:value-type="time">
            <text:p>15:45:38.83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00004029482" calcext:value-type="float">
            <text:p>-4.03E-10</text:p>
          </table:table-cell>
          <table:table-cell table:style-name="ce3" table:formula="of:=[.C157]*10^9" office:value-type="float" office:value="-0.4029482" calcext:value-type="float">
            <text:p>-4.03E-01</text:p>
          </table:table-cell>
          <table:table-cell table:style-name="ce3" table:formula="of:=[.$N$1]*[.D157]" office:value-type="float" office:value="-0.299706845271143" calcext:value-type="float">
            <text:p>-3.0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9.216S" calcext:value-type="time">
            <text:p>15:45:39.22</text:p>
          </table:table-cell>
          <table:table-cell office:value-type="float" office:value="-150" calcext:value-type="float">
            <text:p>-150</text:p>
          </table:table-cell>
          <table:table-cell table:style-name="ce2" office:value-type="float" office:value="-0.0000000006232434" calcext:value-type="float">
            <text:p>-6.23E-10</text:p>
          </table:table-cell>
          <table:table-cell table:style-name="ce3" table:formula="of:=[.C158]*10^9" office:value-type="float" office:value="-0.6232434" calcext:value-type="float">
            <text:p>-6.23E-01</text:p>
          </table:table-cell>
          <table:table-cell table:style-name="ce3" table:formula="of:=[.$N$1]*[.D158]" office:value-type="float" office:value="-0.463559120626575" calcext:value-type="float">
            <text:p>-4.6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9.6S" calcext:value-type="time">
            <text:p>15:45:39.60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000007096997" calcext:value-type="float">
            <text:p>-7.10E-10</text:p>
          </table:table-cell>
          <table:table-cell table:style-name="ce3" table:formula="of:=[.C159]*10^9" office:value-type="float" office:value="-0.7096997" calcext:value-type="float">
            <text:p>-7.10E-01</text:p>
          </table:table-cell>
          <table:table-cell table:style-name="ce3" table:formula="of:=[.$N$1]*[.D159]" office:value-type="float" office:value="-0.527864023655836" calcext:value-type="float">
            <text:p>-5.2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39.984S" calcext:value-type="time">
            <text:p>15:45:39.98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00000620432" calcext:value-type="float">
            <text:p>-6.20E-10</text:p>
          </table:table-cell>
          <table:table-cell table:style-name="ce3" table:formula="of:=[.C160]*10^9" office:value-type="float" office:value="-0.620432" calcext:value-type="float">
            <text:p>-6.20E-01</text:p>
          </table:table-cell>
          <table:table-cell table:style-name="ce3" table:formula="of:=[.$N$1]*[.D160]" office:value-type="float" office:value="-0.461468043349656" calcext:value-type="float">
            <text:p>-4.61E-01</text:p>
          </table:table-cell>
          <table:table-cell/>
          <table:table-cell office:value-type="float" office:value="-155" calcext:value-type="float">
            <text:p>-155</text:p>
          </table:table-cell>
          <table:table-cell table:style-name="ce3" table:formula="of:=AVERAGE([.E159:.E163])" office:value-type="float" office:value="-0.4635530811" calcext:value-type="float">
            <text:p>-4.64E-01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23990125272378" calcext:value-type="float">
            <text:p>0.123990125272378</text:p>
          </table:table-cell>
          <table:table-cell/>
          <table:table-cell table:style-name="ce3" table:formula="of:=SQRT((([.E159]-[.$H160])^2)+(([.E160]-[.$H160])^2)+(([.E161]-[.$H160])^2)+(([.E162]-[.$H160])^2)+(([.E163]-[.$H160])^2)/4)" office:value-type="float" office:value="0.166653768078274" calcext:value-type="float">
            <text:p>1.67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40.367S" calcext:value-type="time">
            <text:p>15:45:40.37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000004283351" calcext:value-type="float">
            <text:p>-4.28E-10</text:p>
          </table:table-cell>
          <table:table-cell table:style-name="ce3" table:formula="of:=[.C161]*10^9" office:value-type="float" office:value="-0.4283351" calcext:value-type="float">
            <text:p>-4.28E-01</text:p>
          </table:table-cell>
          <table:table-cell table:style-name="ce3" table:formula="of:=[.$N$1]*[.D161]" office:value-type="float" office:value="-0.318589241842747" calcext:value-type="float">
            <text:p>-3.19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0.75S" calcext:value-type="time">
            <text:p>15:45:40.75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000006879924" calcext:value-type="float">
            <text:p>-6.88E-10</text:p>
          </table:table-cell>
          <table:table-cell table:style-name="ce3" table:formula="of:=[.C162]*10^9" office:value-type="float" office:value="-0.6879924" calcext:value-type="float">
            <text:p>-6.88E-01</text:p>
          </table:table-cell>
          <table:table-cell table:style-name="ce3" table:formula="of:=[.$N$1]*[.D162]" office:value-type="float" office:value="-0.511718458537654" calcext:value-type="float">
            <text:p>-5.1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1.134S" calcext:value-type="time">
            <text:p>15:45:41.13</text:p>
          </table:table-cell>
          <table:table-cell office:value-type="float" office:value="-155" calcext:value-type="float">
            <text:p>-155</text:p>
          </table:table-cell>
          <table:table-cell table:style-name="ce2" office:value-type="float" office:value="-0.0000000006697172" calcext:value-type="float">
            <text:p>-6.70E-10</text:p>
          </table:table-cell>
          <table:table-cell table:style-name="ce3" table:formula="of:=[.C163]*10^9" office:value-type="float" office:value="-0.6697172" calcext:value-type="float">
            <text:p>-6.70E-01</text:p>
          </table:table-cell>
          <table:table-cell table:style-name="ce3" table:formula="of:=[.$N$1]*[.D163]" office:value-type="float" office:value="-0.498125638074133" calcext:value-type="float">
            <text:p>-4.9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1.518S" calcext:value-type="time">
            <text:p>15:45:41.52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000005961613" calcext:value-type="float">
            <text:p>-5.96E-10</text:p>
          </table:table-cell>
          <table:table-cell table:style-name="ce3" table:formula="of:=[.C164]*10^9" office:value-type="float" office:value="-0.5961613" calcext:value-type="float">
            <text:p>-5.96E-01</text:p>
          </table:table-cell>
          <table:table-cell table:style-name="ce3" table:formula="of:=[.$N$1]*[.D164]" office:value-type="float" office:value="-0.443415859645839" calcext:value-type="float">
            <text:p>-4.4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1.902S" calcext:value-type="time">
            <text:p>15:45:41.90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000005182229" calcext:value-type="float">
            <text:p>-5.18E-10</text:p>
          </table:table-cell>
          <table:table-cell table:style-name="ce3" table:formula="of:=[.C165]*10^9" office:value-type="float" office:value="-0.5182229" calcext:value-type="float">
            <text:p>-5.18E-01</text:p>
          </table:table-cell>
          <table:table-cell table:style-name="ce3" table:formula="of:=[.$N$1]*[.D165]" office:value-type="float" office:value="-0.385446443255642" calcext:value-type="float">
            <text:p>-3.85E-01</text:p>
          </table:table-cell>
          <table:table-cell/>
          <table:table-cell office:value-type="float" office:value="-160" calcext:value-type="float">
            <text:p>-160</text:p>
          </table:table-cell>
          <table:table-cell table:style-name="ce3" table:formula="of:=AVERAGE([.E164:.E168])" office:value-type="float" office:value="-0.4511964314" calcext:value-type="float">
            <text:p>-4.51E-01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15242194106686" calcext:value-type="float">
            <text:p>0.115242194106686</text:p>
          </table:table-cell>
          <table:table-cell/>
          <table:table-cell table:style-name="ce3" table:formula="of:=SQRT((([.E164]-[.$H165])^2)+(([.E165]-[.$H165])^2)+(([.E166]-[.$H165])^2)+(([.E167]-[.$H165])^2)+(([.E168]-[.$H165])^2)/4)" office:value-type="float" office:value="0.154891474348673" calcext:value-type="float">
            <text:p>1.55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42.286S" calcext:value-type="time">
            <text:p>15:45:42.29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000007473249" calcext:value-type="float">
            <text:p>-7.47E-10</text:p>
          </table:table-cell>
          <table:table-cell table:style-name="ce3" table:formula="of:=[.C166]*10^9" office:value-type="float" office:value="-0.7473249" calcext:value-type="float">
            <text:p>-7.47E-01</text:p>
          </table:table-cell>
          <table:table-cell table:style-name="ce3" table:formula="of:=[.$N$1]*[.D166]" office:value-type="float" office:value="-0.555849084749783" calcext:value-type="float">
            <text:p>-5.5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2.67S" calcext:value-type="time">
            <text:p>15:45:42.67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000007088728" calcext:value-type="float">
            <text:p>-7.09E-10</text:p>
          </table:table-cell>
          <table:table-cell table:style-name="ce3" table:formula="of:=[.C167]*10^9" office:value-type="float" office:value="-0.7088728" calcext:value-type="float">
            <text:p>-7.09E-01</text:p>
          </table:table-cell>
          <table:table-cell table:style-name="ce3" table:formula="of:=[.$N$1]*[.D167]" office:value-type="float" office:value="-0.527248987801712" calcext:value-type="float">
            <text:p>-5.27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3.053S" calcext:value-type="time">
            <text:p>15:45:43.05</text:p>
          </table:table-cell>
          <table:table-cell office:value-type="float" office:value="-160" calcext:value-type="float">
            <text:p>-160</text:p>
          </table:table-cell>
          <table:table-cell table:style-name="ce2" office:value-type="float" office:value="-0.0000000004625285" calcext:value-type="float">
            <text:p>-4.63E-10</text:p>
          </table:table-cell>
          <table:table-cell table:style-name="ce3" table:formula="of:=[.C168]*10^9" office:value-type="float" office:value="-0.4625285" calcext:value-type="float">
            <text:p>-4.63E-01</text:p>
          </table:table-cell>
          <table:table-cell table:style-name="ce3" table:formula="of:=[.$N$1]*[.D168]" office:value-type="float" office:value="-0.344021781417547" calcext:value-type="float">
            <text:p>-3.44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3.438S" calcext:value-type="time">
            <text:p>15:45:43.44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000006213415" calcext:value-type="float">
            <text:p>-6.21E-10</text:p>
          </table:table-cell>
          <table:table-cell table:style-name="ce3" table:formula="of:=[.C169]*10^9" office:value-type="float" office:value="-0.6213415" calcext:value-type="float">
            <text:p>-6.21E-01</text:p>
          </table:table-cell>
          <table:table-cell table:style-name="ce3" table:formula="of:=[.$N$1]*[.D169]" office:value-type="float" office:value="-0.462144515848538" calcext:value-type="float">
            <text:p>-4.6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3.821S" calcext:value-type="time">
            <text:p>15:45:43.82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000008142244" calcext:value-type="float">
            <text:p>-8.14E-10</text:p>
          </table:table-cell>
          <table:table-cell table:style-name="ce3" table:formula="of:=[.C170]*10^9" office:value-type="float" office:value="-0.8142244" calcext:value-type="float">
            <text:p>-8.14E-01</text:p>
          </table:table-cell>
          <table:table-cell table:style-name="ce3" table:formula="of:=[.$N$1]*[.D170]" office:value-type="float" office:value="-0.60560793240121" calcext:value-type="float">
            <text:p>-6.06E-01</text:p>
          </table:table-cell>
          <table:table-cell/>
          <table:table-cell office:value-type="float" office:value="-165" calcext:value-type="float">
            <text:p>-165</text:p>
          </table:table-cell>
          <table:table-cell table:style-name="ce3" table:formula="of:=AVERAGE([.E169:.E173])" office:value-type="float" office:value="-0.5093197815" calcext:value-type="float">
            <text:p>-5.09E-01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10874422349608" calcext:value-type="float">
            <text:p>0.110874422349608</text:p>
          </table:table-cell>
          <table:table-cell/>
          <table:table-cell table:style-name="ce3" table:formula="of:=SQRT((([.E169]-[.$H170])^2)+(([.E170]-[.$H170])^2)+(([.E171]-[.$H170])^2)+(([.E172]-[.$H170])^2)+(([.E173]-[.$H170])^2)/4)" office:value-type="float" office:value="0.149003308926263" calcext:value-type="float">
            <text:p>1.49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44.205S" calcext:value-type="time">
            <text:p>15:45:44.21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000007204499" calcext:value-type="float">
            <text:p>-7.20E-10</text:p>
          </table:table-cell>
          <table:table-cell table:style-name="ce3" table:formula="of:=[.C171]*10^9" office:value-type="float" office:value="-0.7204499" calcext:value-type="float">
            <text:p>-7.20E-01</text:p>
          </table:table-cell>
          <table:table-cell table:style-name="ce3" table:formula="of:=[.$N$1]*[.D171]" office:value-type="float" office:value="-0.53585986165197" calcext:value-type="float">
            <text:p>-5.3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4.588S" calcext:value-type="time">
            <text:p>15:45:44.59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000005512585" calcext:value-type="float">
            <text:p>-5.51E-10</text:p>
          </table:table-cell>
          <table:table-cell table:style-name="ce3" table:formula="of:=[.C172]*10^9" office:value-type="float" office:value="-0.5512585" calcext:value-type="float">
            <text:p>-5.51E-01</text:p>
          </table:table-cell>
          <table:table-cell table:style-name="ce3" table:formula="of:=[.$N$1]*[.D172]" office:value-type="float" office:value="-0.410017828504762" calcext:value-type="float">
            <text:p>-4.1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4.972S" calcext:value-type="time">
            <text:p>15:45:44.97</text:p>
          </table:table-cell>
          <table:table-cell office:value-type="float" office:value="-165" calcext:value-type="float">
            <text:p>-165</text:p>
          </table:table-cell>
          <table:table-cell table:style-name="ce2" office:value-type="float" office:value="-0.0000000007165629" calcext:value-type="float">
            <text:p>-7.17E-10</text:p>
          </table:table-cell>
          <table:table-cell table:style-name="ce3" table:formula="of:=[.C173]*10^9" office:value-type="float" office:value="-0.7165629" calcext:value-type="float">
            <text:p>-7.17E-01</text:p>
          </table:table-cell>
          <table:table-cell table:style-name="ce3" table:formula="of:=[.$N$1]*[.D173]" office:value-type="float" office:value="-0.532968769180112" calcext:value-type="float">
            <text:p>-5.3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5.356S" calcext:value-type="time">
            <text:p>15:45:45.36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00000813728" calcext:value-type="float">
            <text:p>-8.14E-10</text:p>
          </table:table-cell>
          <table:table-cell table:style-name="ce3" table:formula="of:=[.C174]*10^9" office:value-type="float" office:value="-0.813728" calcext:value-type="float">
            <text:p>-8.14E-01</text:p>
          </table:table-cell>
          <table:table-cell table:style-name="ce3" table:formula="of:=[.$N$1]*[.D174]" office:value-type="float" office:value="-0.605238717504624" calcext:value-type="float">
            <text:p>-6.05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5.738S" calcext:value-type="time">
            <text:p>15:45:45.74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000006472661" calcext:value-type="float">
            <text:p>-6.47E-10</text:p>
          </table:table-cell>
          <table:table-cell table:style-name="ce3" table:formula="of:=[.C175]*10^9" office:value-type="float" office:value="-0.6472661" calcext:value-type="float">
            <text:p>-6.47E-01</text:p>
          </table:table-cell>
          <table:table-cell table:style-name="ce3" table:formula="of:=[.$N$1]*[.D175]" office:value-type="float" office:value="-0.481426845639108" calcext:value-type="float">
            <text:p>-4.81E-01</text:p>
          </table:table-cell>
          <table:table-cell/>
          <table:table-cell office:value-type="float" office:value="-170" calcext:value-type="float">
            <text:p>-170</text:p>
          </table:table-cell>
          <table:table-cell table:style-name="ce3" table:formula="of:=AVERAGE([.E174:.E178])" office:value-type="float" office:value="-0.5786127005" calcext:value-type="float">
            <text:p>-5.79E-01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07252395925215" calcext:value-type="float">
            <text:p>0.107252395925215</text:p>
          </table:table-cell>
          <table:table-cell/>
          <table:table-cell table:style-name="ce3" table:formula="of:=SQRT((([.E174]-[.$H175])^2)+(([.E175]-[.$H175])^2)+(([.E176]-[.$H175])^2)+(([.E177]-[.$H175])^2)+(([.E178]-[.$H175])^2)/4)" office:value-type="float" office:value="0.144112017389731" calcext:value-type="float">
            <text:p>1.44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46.122S" calcext:value-type="time">
            <text:p>15:45:46.12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000007427358" calcext:value-type="float">
            <text:p>-7.43E-10</text:p>
          </table:table-cell>
          <table:table-cell table:style-name="ce3" table:formula="of:=[.C176]*10^9" office:value-type="float" office:value="-0.7427358" calcext:value-type="float">
            <text:p>-7.43E-01</text:p>
          </table:table-cell>
          <table:table-cell table:style-name="ce3" table:formula="of:=[.$N$1]*[.D176]" office:value-type="float" office:value="-0.552435780797479" calcext:value-type="float">
            <text:p>-5.52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6.506S" calcext:value-type="time">
            <text:p>15:45:46.51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000009118852" calcext:value-type="float">
            <text:p>-9.12E-10</text:p>
          </table:table-cell>
          <table:table-cell table:style-name="ce3" table:formula="of:=[.C177]*10^9" office:value-type="float" office:value="-0.9118852" calcext:value-type="float">
            <text:p>-9.12E-01</text:p>
          </table:table-cell>
          <table:table-cell table:style-name="ce3" table:formula="of:=[.$N$1]*[.D177]" office:value-type="float" office:value="-0.678246574972777" calcext:value-type="float">
            <text:p>-6.78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6.89S" calcext:value-type="time">
            <text:p>15:45:46.89</text:p>
          </table:table-cell>
          <table:table-cell office:value-type="float" office:value="-170" calcext:value-type="float">
            <text:p>-170</text:p>
          </table:table-cell>
          <table:table-cell table:style-name="ce2" office:value-type="float" office:value="-0.0000000007740349" calcext:value-type="float">
            <text:p>-7.74E-10</text:p>
          </table:table-cell>
          <table:table-cell table:style-name="ce3" table:formula="of:=[.C178]*10^9" office:value-type="float" office:value="-0.7740349" calcext:value-type="float">
            <text:p>-7.74E-01</text:p>
          </table:table-cell>
          <table:table-cell table:style-name="ce3" table:formula="of:=[.$N$1]*[.D178]" office:value-type="float" office:value="-0.575715583315088" calcext:value-type="float">
            <text:p>-5.7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7.273S" calcext:value-type="time">
            <text:p>15:45:47.27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000008505673" calcext:value-type="float">
            <text:p>-8.51E-10</text:p>
          </table:table-cell>
          <table:table-cell table:style-name="ce3" table:formula="of:=[.C179]*10^9" office:value-type="float" office:value="-0.8505673" calcext:value-type="float">
            <text:p>-8.51E-01</text:p>
          </table:table-cell>
          <table:table-cell table:style-name="ce3" table:formula="of:=[.$N$1]*[.D179]" office:value-type="float" office:value="-0.632639237931312" calcext:value-type="float">
            <text:p>-6.33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7.657S" calcext:value-type="time">
            <text:p>15:45:47.66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00001044773" calcext:value-type="float">
            <text:p>-1.04E-09</text:p>
          </table:table-cell>
          <table:table-cell table:style-name="ce3" table:formula="of:=[.C180]*10^9" office:value-type="float" office:value="-1.044773" calcext:value-type="float">
            <text:p>-1.04E+00</text:p>
          </table:table-cell>
          <table:table-cell table:style-name="ce3" table:formula="of:=[.$N$1]*[.D180]" office:value-type="float" office:value="-0.777086533342172" calcext:value-type="float">
            <text:p>-7.77E-01</text:p>
          </table:table-cell>
          <table:table-cell/>
          <table:table-cell office:value-type="float" office:value="-175" calcext:value-type="float">
            <text:p>-175</text:p>
          </table:table-cell>
          <table:table-cell table:style-name="ce3" table:formula="of:=AVERAGE([.E179:.E183])" office:value-type="float" office:value="-0.7049644495" calcext:value-type="float">
            <text:p>-7.05E-01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18911896922124" calcext:value-type="float">
            <text:p>0.118911896922124</text:p>
          </table:table-cell>
          <table:table-cell/>
          <table:table-cell table:style-name="ce3" table:formula="of:=SQRT((([.E179]-[.$H180])^2)+(([.E180]-[.$H180])^2)+(([.E181]-[.$H180])^2)+(([.E182]-[.$H180])^2)+(([.E183]-[.$H180])^2)/4)" office:value-type="float" office:value="0.159758737767536" calcext:value-type="float">
            <text:p>1.6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48.041S" calcext:value-type="time">
            <text:p>15:45:48.04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0000109687" calcext:value-type="float">
            <text:p>-1.10E-09</text:p>
          </table:table-cell>
          <table:table-cell table:style-name="ce3" table:formula="of:=[.C181]*10^9" office:value-type="float" office:value="-1.09687" calcext:value-type="float">
            <text:p>-1.10E+00</text:p>
          </table:table-cell>
          <table:table-cell table:style-name="ce3" table:formula="of:=[.$N$1]*[.D181]" office:value-type="float" office:value="-0.815835502857585" calcext:value-type="float">
            <text:p>-8.1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8.425S" calcext:value-type="time">
            <text:p>15:45:48.43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000009404963" calcext:value-type="float">
            <text:p>-9.40E-10</text:p>
          </table:table-cell>
          <table:table-cell table:style-name="ce3" table:formula="of:=[.C182]*10^9" office:value-type="float" office:value="-0.9404963" calcext:value-type="float">
            <text:p>-9.40E-01</text:p>
          </table:table-cell>
          <table:table-cell table:style-name="ce3" table:formula="of:=[.$N$1]*[.D182]" office:value-type="float" office:value="-0.699527083288082" calcext:value-type="float">
            <text:p>-7.0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8.809S" calcext:value-type="time">
            <text:p>15:45:48.81</text:p>
          </table:table-cell>
          <table:table-cell office:value-type="float" office:value="-175" calcext:value-type="float">
            <text:p>-175</text:p>
          </table:table-cell>
          <table:table-cell table:style-name="ce2" office:value-type="float" office:value="-0.0000000008063269" calcext:value-type="float">
            <text:p>-8.06E-10</text:p>
          </table:table-cell>
          <table:table-cell table:style-name="ce3" table:formula="of:=[.C183]*10^9" office:value-type="float" office:value="-0.8063269" calcext:value-type="float">
            <text:p>-8.06E-01</text:p>
          </table:table-cell>
          <table:table-cell table:style-name="ce3" table:formula="of:=[.$N$1]*[.D183]" office:value-type="float" office:value="-0.599733890004374" calcext:value-type="float">
            <text:p>-6.00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9.192S" calcext:value-type="time">
            <text:p>15:45:49.19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0000151133" calcext:value-type="float">
            <text:p>-1.51E-09</text:p>
          </table:table-cell>
          <table:table-cell table:style-name="ce3" table:formula="of:=[.C184]*10^9" office:value-type="float" office:value="-1.51133" calcext:value-type="float">
            <text:p>-1.51E+00</text:p>
          </table:table-cell>
          <table:table-cell table:style-name="ce3" table:formula="of:=[.$N$1]*[.D184]" office:value-type="float" office:value="-1.12410465281552" calcext:value-type="float">
            <text:p>-1.12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49.575S" calcext:value-type="time">
            <text:p>15:45:49.58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00001517118" calcext:value-type="float">
            <text:p>-1.52E-09</text:p>
          </table:table-cell>
          <table:table-cell table:style-name="ce3" table:formula="of:=[.C185]*10^9" office:value-type="float" office:value="-1.517118" calcext:value-type="float">
            <text:p>-1.52E+00</text:p>
          </table:table-cell>
          <table:table-cell table:style-name="ce3" table:formula="of:=[.$N$1]*[.D185]" office:value-type="float" office:value="-1.12840968065887" calcext:value-type="float">
            <text:p>-1.13E+00</text:p>
          </table:table-cell>
          <table:table-cell/>
          <table:table-cell office:value-type="float" office:value="-180" calcext:value-type="float">
            <text:p>-180</text:p>
          </table:table-cell>
          <table:table-cell table:style-name="ce3" table:formula="of:=AVERAGE([.E184:.E188])" office:value-type="float" office:value="-1.065378361" calcext:value-type="float">
            <text:p>-1.07E+00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0957256152172255" calcext:value-type="float">
            <text:p>0.095725615217226</text:p>
          </table:table-cell>
          <table:table-cell/>
          <table:table-cell table:style-name="ce3" table:formula="of:=SQRT((([.E184]-[.$H185])^2)+(([.E185]-[.$H185])^2)+(([.E186]-[.$H185])^2)+(([.E187]-[.$H185])^2)+(([.E188]-[.$H185])^2)/4)" office:value-type="float" office:value="0.128373314463574" calcext:value-type="float">
            <text:p>1.28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49.959S" calcext:value-type="time">
            <text:p>15:45:49.96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00001311997" calcext:value-type="float">
            <text:p>-1.31E-09</text:p>
          </table:table-cell>
          <table:table-cell table:style-name="ce3" table:formula="of:=[.C186]*10^9" office:value-type="float" office:value="-1.311997" calcext:value-type="float">
            <text:p>-1.31E+00</text:p>
          </table:table-cell>
          <table:table-cell table:style-name="ce3" table:formula="of:=[.$N$1]*[.D186]" office:value-type="float" office:value="-0.975843748340863" calcext:value-type="float">
            <text:p>-9.76E-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0.344S" calcext:value-type="time">
            <text:p>15:45:50.34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00001388984" calcext:value-type="float">
            <text:p>-1.39E-09</text:p>
          </table:table-cell>
          <table:table-cell table:style-name="ce3" table:formula="of:=[.C187]*10^9" office:value-type="float" office:value="-1.388984" calcext:value-type="float">
            <text:p>-1.39E+00</text:p>
          </table:table-cell>
          <table:table-cell table:style-name="ce3" table:formula="of:=[.$N$1]*[.D187]" office:value-type="float" office:value="-1.03310552763877" calcext:value-type="float">
            <text:p>-1.03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0.728S" calcext:value-type="time">
            <text:p>15:45:50.73</text:p>
          </table:table-cell>
          <table:table-cell office:value-type="float" office:value="-180" calcext:value-type="float">
            <text:p>-180</text:p>
          </table:table-cell>
          <table:table-cell table:style-name="ce2" office:value-type="float" office:value="-0.000000001432441" calcext:value-type="float">
            <text:p>-1.43E-09</text:p>
          </table:table-cell>
          <table:table-cell table:style-name="ce3" table:formula="of:=[.C188]*10^9" office:value-type="float" office:value="-1.432441" calcext:value-type="float">
            <text:p>-1.43E+00</text:p>
          </table:table-cell>
          <table:table-cell table:style-name="ce3" table:formula="of:=[.$N$1]*[.D188]" office:value-type="float" office:value="-1.06542819436107" calcext:value-type="float">
            <text:p>-1.07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1.112S" calcext:value-type="time">
            <text:p>15:45:51.11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00002897437" calcext:value-type="float">
            <text:p>-2.90E-09</text:p>
          </table:table-cell>
          <table:table-cell table:style-name="ce3" table:formula="of:=[.C189]*10^9" office:value-type="float" office:value="-2.897437" calcext:value-type="float">
            <text:p>-2.90E+00</text:p>
          </table:table-cell>
          <table:table-cell table:style-name="ce3" table:formula="of:=[.$N$1]*[.D189]" office:value-type="float" office:value="-2.15507031087838" calcext:value-type="float">
            <text:p>-2.16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1.495S" calcext:value-type="time">
            <text:p>15:45:51.50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00002640013" calcext:value-type="float">
            <text:p>-2.64E-09</text:p>
          </table:table-cell>
          <table:table-cell table:style-name="ce3" table:formula="of:=[.C190]*10^9" office:value-type="float" office:value="-2.640013" calcext:value-type="float">
            <text:p>-2.64E+00</text:p>
          </table:table-cell>
          <table:table-cell table:style-name="ce3" table:formula="of:=[.$N$1]*[.D190]" office:value-type="float" office:value="-1.96360218932559" calcext:value-type="float">
            <text:p>-1.96E+00</text:p>
          </table:table-cell>
          <table:table-cell/>
          <table:table-cell office:value-type="float" office:value="-185" calcext:value-type="float">
            <text:p>-185</text:p>
          </table:table-cell>
          <table:table-cell table:style-name="ce3" table:formula="of:=AVERAGE([.E189:.E193])" office:value-type="float" office:value="-2.069589625" calcext:value-type="float">
            <text:p>-2.07E+00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121925202690775" calcext:value-type="float">
            <text:p>0.121925202690775</text:p>
          </table:table-cell>
          <table:table-cell/>
          <table:table-cell table:style-name="ce3" table:formula="of:=SQRT((([.E189]-[.$H190])^2)+(([.E190]-[.$H190])^2)+(([.E191]-[.$H190])^2)+(([.E192]-[.$H190])^2)+(([.E193]-[.$H190])^2)/4)" office:value-type="float" office:value="0.162953876347296" calcext:value-type="float">
            <text:p>1.63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51.879S" calcext:value-type="time">
            <text:p>15:45:51.88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00002780178" calcext:value-type="float">
            <text:p>-2.78E-09</text:p>
          </table:table-cell>
          <table:table-cell table:style-name="ce3" table:formula="of:=[.C191]*10^9" office:value-type="float" office:value="-2.780178" calcext:value-type="float">
            <text:p>-2.78E+00</text:p>
          </table:table-cell>
          <table:table-cell table:style-name="ce3" table:formula="of:=[.$N$1]*[.D191]" office:value-type="float" office:value="-2.0678548202281" calcext:value-type="float">
            <text:p>-2.07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2.263S" calcext:value-type="time">
            <text:p>15:45:52.26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00002895454" calcext:value-type="float">
            <text:p>-2.90E-09</text:p>
          </table:table-cell>
          <table:table-cell table:style-name="ce3" table:formula="of:=[.C192]*10^9" office:value-type="float" office:value="-2.895454" calcext:value-type="float">
            <text:p>-2.90E+00</text:p>
          </table:table-cell>
          <table:table-cell table:style-name="ce3" table:formula="of:=[.$N$1]*[.D192]" office:value-type="float" office:value="-2.15359538513316" calcext:value-type="float">
            <text:p>-2.15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2.647S" calcext:value-type="time">
            <text:p>15:45:52.65</text:p>
          </table:table-cell>
          <table:table-cell office:value-type="float" office:value="-185" calcext:value-type="float">
            <text:p>-185</text:p>
          </table:table-cell>
          <table:table-cell table:style-name="ce2" office:value-type="float" office:value="-0.00000000269947" calcext:value-type="float">
            <text:p>-2.70E-09</text:p>
          </table:table-cell>
          <table:table-cell table:style-name="ce3" table:formula="of:=[.C193]*10^9" office:value-type="float" office:value="-2.69947" calcext:value-type="float">
            <text:p>-2.70E+00</text:p>
          </table:table-cell>
          <table:table-cell table:style-name="ce3" table:formula="of:=[.$N$1]*[.D193]" office:value-type="float" office:value="-2.00782541677588" calcext:value-type="float">
            <text:p>-2.01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3.031S" calcext:value-type="time">
            <text:p>15:45:53.03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00006331365" calcext:value-type="float">
            <text:p>-6.33E-09</text:p>
          </table:table-cell>
          <table:table-cell table:style-name="ce3" table:formula="of:=[.C194]*10^9" office:value-type="float" office:value="-6.331365" calcext:value-type="float">
            <text:p>-6.33E+00</text:p>
          </table:table-cell>
          <table:table-cell table:style-name="ce3" table:formula="of:=[.$N$1]*[.D194]" office:value-type="float" office:value="-4.70917460460211" calcext:value-type="float">
            <text:p>-4.71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3.414S" calcext:value-type="time">
            <text:p>15:45:53.41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00006368822" calcext:value-type="float">
            <text:p>-6.37E-09</text:p>
          </table:table-cell>
          <table:table-cell table:style-name="ce3" table:formula="of:=[.C195]*10^9" office:value-type="float" office:value="-6.368822" calcext:value-type="float">
            <text:p>-6.37E+00</text:p>
          </table:table-cell>
          <table:table-cell table:style-name="ce3" table:formula="of:=[.$N$1]*[.D195]" office:value-type="float" office:value="-4.7370345610514" calcext:value-type="float">
            <text:p>-4.74E+00</text:p>
          </table:table-cell>
          <table:table-cell/>
          <table:table-cell office:value-type="float" office:value="-190" calcext:value-type="float">
            <text:p>-190</text:p>
          </table:table-cell>
          <table:table-cell table:style-name="ce3" table:formula="of:=AVERAGE([.E194:.E198])" office:value-type="float" office:value="-4.731783587" calcext:value-type="float">
            <text:p>-4.73E+00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0945544189621663" calcext:value-type="float">
            <text:p>0.094554418962166</text:p>
          </table:table-cell>
          <table:table-cell/>
          <table:table-cell table:style-name="ce3" table:formula="of:=SQRT((([.E194]-[.$H195])^2)+(([.E195]-[.$H195])^2)+(([.E196]-[.$H195])^2)+(([.E197]-[.$H195])^2)+(([.E198]-[.$H195])^2)/4)" office:value-type="float" office:value="0.120420519733297" calcext:value-type="float">
            <text:p>1.2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53.798S" calcext:value-type="time">
            <text:p>15:45:53.80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00006510148" calcext:value-type="float">
            <text:p>-6.51E-09</text:p>
          </table:table-cell>
          <table:table-cell table:style-name="ce3" table:formula="of:=[.C196]*10^9" office:value-type="float" office:value="-6.510148" calcext:value-type="float">
            <text:p>-6.51E+00</text:p>
          </table:table-cell>
          <table:table-cell table:style-name="ce3" table:formula="of:=[.$N$1]*[.D196]" office:value-type="float" office:value="-4.84215072639173" calcext:value-type="float">
            <text:p>-4.84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4.182S" calcext:value-type="time">
            <text:p>15:45:54.18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00006328138" calcext:value-type="float">
            <text:p>-6.33E-09</text:p>
          </table:table-cell>
          <table:table-cell table:style-name="ce3" table:formula="of:=[.C197]*10^9" office:value-type="float" office:value="-6.328138" calcext:value-type="float">
            <text:p>-6.33E+00</text:p>
          </table:table-cell>
          <table:table-cell table:style-name="ce3" table:formula="of:=[.$N$1]*[.D197]" office:value-type="float" office:value="-4.70677441026028" calcext:value-type="float">
            <text:p>-4.71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4.566S" calcext:value-type="time">
            <text:p>15:45:54.57</text:p>
          </table:table-cell>
          <table:table-cell office:value-type="float" office:value="-190" calcext:value-type="float">
            <text:p>-190</text:p>
          </table:table-cell>
          <table:table-cell table:style-name="ce2" office:value-type="float" office:value="-0.000000006270338" calcext:value-type="float">
            <text:p>-6.27E-09</text:p>
          </table:table-cell>
          <table:table-cell table:style-name="ce3" table:formula="of:=[.C198]*10^9" office:value-type="float" office:value="-6.270338" calcext:value-type="float">
            <text:p>-6.27E+00</text:p>
          </table:table-cell>
          <table:table-cell table:style-name="ce3" table:formula="of:=[.$N$1]*[.D198]" office:value-type="float" office:value="-4.66378363463038" calcext:value-type="float">
            <text:p>-4.66E+00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4.95S" calcext:value-type="time">
            <text:p>15:45:54.95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0001615433" calcext:value-type="float">
            <text:p>-1.62E-08</text:p>
          </table:table-cell>
          <table:table-cell table:style-name="ce3" table:formula="of:=[.C199]*10^9" office:value-type="float" office:value="-16.15433" calcext:value-type="float">
            <text:p>-1.62E+01</text:p>
          </table:table-cell>
          <table:table-cell table:style-name="ce3" table:formula="of:=[.$N$1]*[.D199]" office:value-type="float" office:value="-12.015349074072" calcext:value-type="float">
            <text:p>-1.20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5.333S" calcext:value-type="time">
            <text:p>15:45:55.33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0001636324" calcext:value-type="float">
            <text:p>-1.64E-08</text:p>
          </table:table-cell>
          <table:table-cell table:style-name="ce3" table:formula="of:=[.C200]*10^9" office:value-type="float" office:value="-16.36324" calcext:value-type="float">
            <text:p>-1.64E+01</text:p>
          </table:table-cell>
          <table:table-cell table:style-name="ce3" table:formula="of:=[.$N$1]*[.D200]" office:value-type="float" office:value="-12.1707332079274" calcext:value-type="float">
            <text:p>-1.22E+01</text:p>
          </table:table-cell>
          <table:table-cell/>
          <table:table-cell office:value-type="float" office:value="-195" calcext:value-type="float">
            <text:p>-195</text:p>
          </table:table-cell>
          <table:table-cell table:style-name="ce3" table:formula="of:=AVERAGE([.E199:.E203])" office:value-type="float" office:value="-12.0468692" calcext:value-type="float">
            <text:p>-1.20E+0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35769194999814" calcext:value-type="float">
            <text:p>0.135769194999814</text:p>
          </table:table-cell>
          <table:table-cell/>
          <table:table-cell table:style-name="ce3" table:formula="of:=SQRT((([.E199]-[.$H200])^2)+(([.E200]-[.$H200])^2)+(([.E201]-[.$H200])^2)+(([.E202]-[.$H200])^2)+(([.E203]-[.$H200])^2)/4)" office:value-type="float" office:value="0.150202743514156" calcext:value-type="float">
            <text:p>1.5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55.717S" calcext:value-type="time">
            <text:p>15:45:55.72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0001624267" calcext:value-type="float">
            <text:p>-1.62E-08</text:p>
          </table:table-cell>
          <table:table-cell table:style-name="ce3" table:formula="of:=[.C201]*10^9" office:value-type="float" office:value="-16.24267" calcext:value-type="float">
            <text:p>-1.62E+01</text:p>
          </table:table-cell>
          <table:table-cell table:style-name="ce3" table:formula="of:=[.$N$1]*[.D201]" office:value-type="float" office:value="-12.0810550449915" calcext:value-type="float">
            <text:p>-1.21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6.101S" calcext:value-type="time">
            <text:p>15:45:56.10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000161109" calcext:value-type="float">
            <text:p>-1.61E-08</text:p>
          </table:table-cell>
          <table:table-cell table:style-name="ce3" table:formula="of:=[.C202]*10^9" office:value-type="float" office:value="-16.1109" calcext:value-type="float">
            <text:p>-1.61E+01</text:p>
          </table:table-cell>
          <table:table-cell table:style-name="ce3" table:formula="of:=[.$N$1]*[.D202]" office:value-type="float" office:value="-11.9830464895459" calcext:value-type="float">
            <text:p>-1.20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6.485S" calcext:value-type="time">
            <text:p>15:45:56.49</text:p>
          </table:table-cell>
          <table:table-cell office:value-type="float" office:value="-195" calcext:value-type="float">
            <text:p>-195</text:p>
          </table:table-cell>
          <table:table-cell table:style-name="ce2" office:value-type="float" office:value="-0.0000000161124" calcext:value-type="float">
            <text:p>-1.61E-08</text:p>
          </table:table-cell>
          <table:table-cell table:style-name="ce3" table:formula="of:=[.C203]*10^9" office:value-type="float" office:value="-16.1124" calcext:value-type="float">
            <text:p>-1.61E+01</text:p>
          </table:table-cell>
          <table:table-cell table:style-name="ce3" table:formula="of:=[.$N$1]*[.D203]" office:value-type="float" office:value="-11.9841621671142" calcext:value-type="float">
            <text:p>-1.20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6.868S" calcext:value-type="time">
            <text:p>15:45:56.87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0003999855" calcext:value-type="float">
            <text:p>-4.00E-08</text:p>
          </table:table-cell>
          <table:table-cell table:style-name="ce3" table:formula="of:=[.C204]*10^9" office:value-type="float" office:value="-39.99855" calcext:value-type="float">
            <text:p>-4.00E+01</text:p>
          </table:table-cell>
          <table:table-cell table:style-name="ce3" table:formula="of:=[.$N$1]*[.D204]" office:value-type="float" office:value="-29.750323331684" calcext:value-type="float">
            <text:p>-2.98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7.251S" calcext:value-type="time">
            <text:p>15:45:57.25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0003979341" calcext:value-type="float">
            <text:p>-3.98E-08</text:p>
          </table:table-cell>
          <table:table-cell table:style-name="ce3" table:formula="of:=[.C205]*10^9" office:value-type="float" office:value="-39.79341" calcext:value-type="float">
            <text:p>-3.98E+01</text:p>
          </table:table-cell>
          <table:table-cell table:style-name="ce3" table:formula="of:=[.$N$1]*[.D205]" office:value-type="float" office:value="-29.5977432674502" calcext:value-type="float">
            <text:p>-2.96E+01</text:p>
          </table:table-cell>
          <table:table-cell/>
          <table:table-cell office:value-type="float" office:value="-200" calcext:value-type="float">
            <text:p>-200</text:p>
          </table:table-cell>
          <table:table-cell table:style-name="ce3" table:formula="of:=AVERAGE([.E204:.E208])" office:value-type="float" office:value="-29.62048821" calcext:value-type="float">
            <text:p>-2.96E+01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223649602453724" calcext:value-type="float">
            <text:p>0.223649602453724</text:p>
          </table:table-cell>
          <table:table-cell/>
          <table:table-cell table:style-name="ce3" table:formula="of:=SQRT((([.E204]-[.$H205])^2)+(([.E205]-[.$H205])^2)+(([.E206]-[.$H205])^2)+(([.E207]-[.$H205])^2)+(([.E208]-[.$H205])^2)/4)" office:value-type="float" office:value="0.159276642952481" calcext:value-type="float">
            <text:p>1.59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57.635S" calcext:value-type="time">
            <text:p>15:45:57.64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0003972033" calcext:value-type="float">
            <text:p>-3.97E-08</text:p>
          </table:table-cell>
          <table:table-cell table:style-name="ce3" table:formula="of:=[.C206]*10^9" office:value-type="float" office:value="-39.72033" calcext:value-type="float">
            <text:p>-3.97E+01</text:p>
          </table:table-cell>
          <table:table-cell table:style-name="ce3" table:formula="of:=[.$N$1]*[.D206]" office:value-type="float" office:value="-29.543387456325" calcext:value-type="float">
            <text:p>-2.95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8.018S" calcext:value-type="time">
            <text:p>15:45:58.02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0003986793" calcext:value-type="float">
            <text:p>-3.99E-08</text:p>
          </table:table-cell>
          <table:table-cell table:style-name="ce3" table:formula="of:=[.C207]*10^9" office:value-type="float" office:value="-39.86793" calcext:value-type="float">
            <text:p>-3.99E+01</text:p>
          </table:table-cell>
          <table:table-cell table:style-name="ce3" table:formula="of:=[.$N$1]*[.D207]" office:value-type="float" office:value="-29.6531701290408" calcext:value-type="float">
            <text:p>-2.97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8.402S" calcext:value-type="time">
            <text:p>15:45:58.40</text:p>
          </table:table-cell>
          <table:table-cell office:value-type="float" office:value="-200" calcext:value-type="float">
            <text:p>-200</text:p>
          </table:table-cell>
          <table:table-cell table:style-name="ce2" office:value-type="float" office:value="-0.00000003973973" calcext:value-type="float">
            <text:p>-3.97E-08</text:p>
          </table:table-cell>
          <table:table-cell table:style-name="ce3" table:formula="of:=[.C208]*10^9" office:value-type="float" office:value="-39.73973" calcext:value-type="float">
            <text:p>-3.97E+01</text:p>
          </table:table-cell>
          <table:table-cell table:style-name="ce3" table:formula="of:=[.$N$1]*[.D208]" office:value-type="float" office:value="-29.5578168862077" calcext:value-type="float">
            <text:p>-2.96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8.786S" calcext:value-type="time">
            <text:p>15:45:58.79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0008539455" calcext:value-type="float">
            <text:p>-8.54E-08</text:p>
          </table:table-cell>
          <table:table-cell table:style-name="ce3" table:formula="of:=[.C209]*10^9" office:value-type="float" office:value="-85.39455" calcext:value-type="float">
            <text:p>-8.54E+01</text:p>
          </table:table-cell>
          <table:table-cell table:style-name="ce3" table:formula="of:=[.$N$1]*[.D209]" office:value-type="float" office:value="-63.515189257202" calcext:value-type="float">
            <text:p>-6.35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9.17S" calcext:value-type="time">
            <text:p>15:45:59.17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0008542624" calcext:value-type="float">
            <text:p>-8.54E-08</text:p>
          </table:table-cell>
          <table:table-cell table:style-name="ce3" table:formula="of:=[.C210]*10^9" office:value-type="float" office:value="-85.42624" calcext:value-type="float">
            <text:p>-8.54E+01</text:p>
          </table:table-cell>
          <table:table-cell table:style-name="ce3" table:formula="of:=[.$N$1]*[.D210]" office:value-type="float" office:value="-63.5387598052939" calcext:value-type="float">
            <text:p>-6.35E+01</text:p>
          </table:table-cell>
          <table:table-cell/>
          <table:table-cell office:value-type="float" office:value="-205" calcext:value-type="float">
            <text:p>-205</text:p>
          </table:table-cell>
          <table:table-cell table:style-name="ce3" table:formula="of:=AVERAGE([.E209:.E213])" office:value-type="float" office:value="-63.48821664" calcext:value-type="float">
            <text:p>-6.35E+01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422506519568866" calcext:value-type="float">
            <text:p>0.422506519568866</text:p>
          </table:table-cell>
          <table:table-cell/>
          <table:table-cell table:style-name="ce3" table:formula="of:=SQRT((([.E209]-[.$H210])^2)+(([.E210]-[.$H210])^2)+(([.E211]-[.$H210])^2)+(([.E212]-[.$H210])^2)+(([.E213]-[.$H210])^2)/4)" office:value-type="float" office:value="0.154436116743032" calcext:value-type="float">
            <text:p>1.54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5M59.554S" calcext:value-type="time">
            <text:p>15:45:59.55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0008548223" calcext:value-type="float">
            <text:p>-8.55E-08</text:p>
          </table:table-cell>
          <table:table-cell table:style-name="ce3" table:formula="of:=[.C211]*10^9" office:value-type="float" office:value="-85.48223" calcext:value-type="float">
            <text:p>-8.55E+01</text:p>
          </table:table-cell>
          <table:table-cell table:style-name="ce3" table:formula="of:=[.$N$1]*[.D211]" office:value-type="float" office:value="-63.5804043299915" calcext:value-type="float">
            <text:p>-6.36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5M59.937S" calcext:value-type="time">
            <text:p>15:45:59.94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0008521713" calcext:value-type="float">
            <text:p>-8.52E-08</text:p>
          </table:table-cell>
          <table:table-cell table:style-name="ce3" table:formula="of:=[.C212]*10^9" office:value-type="float" office:value="-85.21713" calcext:value-type="float">
            <text:p>-8.52E+01</text:p>
          </table:table-cell>
          <table:table-cell table:style-name="ce3" table:formula="of:=[.$N$1]*[.D212]" office:value-type="float" office:value="-63.3832269144294" calcext:value-type="float">
            <text:p>-6.34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6M00.321S" calcext:value-type="time">
            <text:p>15:46:00.32</text:p>
          </table:table-cell>
          <table:table-cell office:value-type="float" office:value="-205" calcext:value-type="float">
            <text:p>-205</text:p>
          </table:table-cell>
          <table:table-cell table:style-name="ce2" office:value-type="float" office:value="-0.00000008527128" calcext:value-type="float">
            <text:p>-8.53E-08</text:p>
          </table:table-cell>
          <table:table-cell table:style-name="ce3" table:formula="of:=[.C213]*10^9" office:value-type="float" office:value="-85.27128" calcext:value-type="float">
            <text:p>-8.53E+01</text:p>
          </table:table-cell>
          <table:table-cell table:style-name="ce3" table:formula="of:=[.$N$1]*[.D213]" office:value-type="float" office:value="-63.4235028746432" calcext:value-type="float">
            <text:p>-6.34E+01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6M00.705S" calcext:value-type="time">
            <text:p>15:46:00.71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01559438" calcext:value-type="float">
            <text:p>-1.56E-07</text:p>
          </table:table-cell>
          <table:table-cell table:style-name="ce3" table:formula="of:=[.C214]*10^9" office:value-type="float" office:value="-155.9438" calcext:value-type="float">
            <text:p>-1.56E+02</text:p>
          </table:table-cell>
          <table:table-cell table:style-name="ce3" table:formula="of:=[.$N$1]*[.D214]" office:value-type="float" office:value="-115.988666378443" calcext:value-type="float">
            <text:p>-1.16E+02</text:p>
          </table:table-cell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1" office:value-type="time" office:time-value="PT15H46M01.089S" calcext:value-type="time">
            <text:p>15:46:01.09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01555966" calcext:value-type="float">
            <text:p>-1.56E-07</text:p>
          </table:table-cell>
          <table:table-cell table:style-name="ce3" table:formula="of:=[.C215]*10^9" office:value-type="float" office:value="-155.5966" calcext:value-type="float">
            <text:p>-1.56E+02</text:p>
          </table:table-cell>
          <table:table-cell table:style-name="ce3" table:formula="of:=[.$N$1]*[.D215]" office:value-type="float" office:value="-115.730424210645" calcext:value-type="float">
            <text:p>-1.16E+02</text:p>
          </table:table-cell>
          <table:table-cell/>
          <table:table-cell office:value-type="float" office:value="-210" calcext:value-type="float">
            <text:p>-210</text:p>
          </table:table-cell>
          <table:table-cell table:style-name="ce3" table:formula="of:=AVERAGE([.E214:.E218])" office:value-type="float" office:value="-115.755936" calcext:value-type="float">
            <text:p>-1.16E+02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767368286928577" calcext:value-type="float">
            <text:p>0.767368286928577</text:p>
          </table:table-cell>
          <table:table-cell/>
          <table:table-cell table:style-name="ce3" table:formula="of:=SQRT((([.E214]-[.$H215])^2)+(([.E215]-[.$H215])^2)+(([.E216]-[.$H215])^2)+(([.E217]-[.$H215])^2)+(([.E218]-[.$H215])^2)/4)" office:value-type="float" office:value="0.266497073347108" calcext:value-type="float">
            <text:p>2.66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46M01.472S" calcext:value-type="time">
            <text:p>15:46:01.47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0155482" calcext:value-type="float">
            <text:p>-1.55E-07</text:p>
          </table:table-cell>
          <table:table-cell table:style-name="ce3" table:formula="of:=[.C216]*10^9" office:value-type="float" office:value="-155.482" calcext:value-type="float">
            <text:p>-1.55E+02</text:p>
          </table:table-cell>
          <table:table-cell table:style-name="ce3" table:formula="of:=[.$N$1]*[.D216]" office:value-type="float" office:value="-115.645186444431" calcext:value-type="float">
            <text:p>-1.16E+02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46M01.856S" calcext:value-type="time">
            <text:p>15:46:01.86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01556598" calcext:value-type="float">
            <text:p>-1.56E-07</text:p>
          </table:table-cell>
          <table:table-cell table:style-name="ce3" table:formula="of:=[.C217]*10^9" office:value-type="float" office:value="-155.6598" calcext:value-type="float">
            <text:p>-1.56E+02</text:p>
          </table:table-cell>
          <table:table-cell table:style-name="ce3" table:formula="of:=[.$N$1]*[.D217]" office:value-type="float" office:value="-115.777431425521" calcext:value-type="float">
            <text:p>-1.16E+02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46M02.239S" calcext:value-type="time">
            <text:p>15:46:02.24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01554723" calcext:value-type="float">
            <text:p>-1.55E-07</text:p>
          </table:table-cell>
          <table:table-cell table:style-name="ce3" table:formula="of:=[.C218]*10^9" office:value-type="float" office:value="-155.4723" calcext:value-type="float">
            <text:p>-1.55E+02</text:p>
          </table:table-cell>
          <table:table-cell table:style-name="ce3" table:formula="of:=[.$N$1]*[.D218]" office:value-type="float" office:value="-115.63797172949" calcext:value-type="float">
            <text:p>-1.16E+02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392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256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4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848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8936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9031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9259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59763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60019" calcext:value-type="float">
            <text:p>-1.26E-06</text:p>
          </table:table-cell>
          <table:table-cell table:number-columns-repeated="1021"/>
        </table:table-row>
        <table:table-row table:style-name="ro1">
          <table:table-cell table:style-name="ce1"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table:style-name="ce2" office:value-type="float" office:value="-0.00000126" calcext:value-type="float">
            <text:p>-1.26E-06</text:p>
          </table:table-cell>
          <table:table-cell table:number-columns-repeated="1021"/>
        </table:table-row>
        <table:table-row table:style-name="ro1" table:number-rows-repeated="7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ode 25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49191334312533" calcext:value-type="float">
            <text:p>-0.024919133431253</text:p>
          </table:table-cell>
          <table:table-cell office:value-type="float" office:value="0.05" calcext:value-type="float">
            <text:p>0.05</text:p>
          </table:table-cell>
          <table:table-cell office:value-type="float" office:value="0.162166580868161" calcext:value-type="float">
            <text:p>0.16216658086816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78063751369679" calcext:value-type="float">
            <text:p>-0.1780637513696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9900466269739" calcext:value-type="float">
            <text:p>0.10990046626973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8592501978932" calcext:value-type="float">
            <text:p>-0.18592501978932</text:p>
          </table:table-cell>
          <table:table-cell office:value-type="float" office:value="0.05" calcext:value-type="float">
            <text:p>0.05</text:p>
          </table:table-cell>
          <table:table-cell office:value-type="float" office:value="0.126887835906806" calcext:value-type="float">
            <text:p>0.1268878359068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302077276196015" calcext:value-type="float">
            <text:p>-0.302077276196015</text:p>
          </table:table-cell>
          <table:table-cell office:value-type="float" office:value="0.05" calcext:value-type="float">
            <text:p>0.05</text:p>
          </table:table-cell>
          <table:table-cell office:value-type="float" office:value="0.152650274885019" calcext:value-type="float">
            <text:p>0.1526502748850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28816718874618" calcext:value-type="float">
            <text:p>-0.288167188746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120871314216" calcext:value-type="float">
            <text:p>0.11012087131421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368802949686352" calcext:value-type="float">
            <text:p>-0.368802949686352</text:p>
          </table:table-cell>
          <table:table-cell office:value-type="float" office:value="0.05" calcext:value-type="float">
            <text:p>0.05</text:p>
          </table:table-cell>
          <table:table-cell office:value-type="float" office:value="0.11932608357064" calcext:value-type="float">
            <text:p>0.1193260835706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349448224624545" calcext:value-type="float">
            <text:p>-0.3494482246245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23296070705363" calcext:value-type="float">
            <text:p>0.08232960707053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434524228155997" calcext:value-type="float">
            <text:p>-0.434524228155997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40150688537" calcext:value-type="float">
            <text:p>0.13794015068853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397634919094001" calcext:value-type="float">
            <text:p>-0.397634919094001</text:p>
          </table:table-cell>
          <table:table-cell office:value-type="float" office:value="0.05" calcext:value-type="float">
            <text:p>0.05</text:p>
          </table:table-cell>
          <table:table-cell office:value-type="float" office:value="0.12106224134576" calcext:value-type="float">
            <text:p>0.1210622413457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491066385725342" calcext:value-type="float">
            <text:p>-0.4910663857253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285891127574" calcext:value-type="float">
            <text:p>0.0922858911275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510593765490543" calcext:value-type="float">
            <text:p>-0.5105937654905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26953175322" calcext:value-type="float">
            <text:p>0.10502695317532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546651239370021" calcext:value-type="float">
            <text:p>-0.546651239370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559868794008" calcext:value-type="float">
            <text:p>0.0916559868794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543850381647035" calcext:value-type="float">
            <text:p>-0.543850381647035</text:p>
          </table:table-cell>
          <table:table-cell office:value-type="float" office:value="0.05" calcext:value-type="float">
            <text:p>0.05</text:p>
          </table:table-cell>
          <table:table-cell office:value-type="float" office:value="0.109127690056178" calcext:value-type="float">
            <text:p>0.1091276900561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546306024828454" calcext:value-type="float">
            <text:p>-0.546306024828454</text:p>
          </table:table-cell>
          <table:table-cell office:value-type="float" office:value="0.05" calcext:value-type="float">
            <text:p>0.05</text:p>
          </table:table-cell>
          <table:table-cell office:value-type="float" office:value="0.121641024503228" calcext:value-type="float">
            <text:p>0.1216410245032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556402966748172" calcext:value-type="float">
            <text:p>-0.556402966748172</text:p>
          </table:table-cell>
          <table:table-cell office:value-type="float" office:value="0.05" calcext:value-type="float">
            <text:p>0.05</text:p>
          </table:table-cell>
          <table:table-cell office:value-type="float" office:value="0.122276798526608" calcext:value-type="float">
            <text:p>0.12227679852660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610065964840585" calcext:value-type="float">
            <text:p>-0.6100659648405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80020152644" calcext:value-type="float">
            <text:p>0.1045800201526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596524751318595" calcext:value-type="float">
            <text:p>-0.5965247513185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66935390346" calcext:value-type="float">
            <text:p>0.0936669353903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6078770257433" calcext:value-type="float">
            <text:p>-0.607877025743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036122693209" calcext:value-type="float">
            <text:p>0.09090361226932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648280825644629" calcext:value-type="float">
            <text:p>-0.648280825644629</text:p>
          </table:table-cell>
          <table:table-cell office:value-type="float" office:value="0.05" calcext:value-type="float">
            <text:p>0.05</text:p>
          </table:table-cell>
          <table:table-cell office:value-type="float" office:value="0.133294318323797" calcext:value-type="float">
            <text:p>0.1332943183237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67830564932229" calcext:value-type="float">
            <text:p>-0.678305649322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60355755370751" calcext:value-type="float">
            <text:p>0.0860355755370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660245189452433" calcext:value-type="float">
            <text:p>-0.660245189452433</text:p>
          </table:table-cell>
          <table:table-cell office:value-type="float" office:value="0.05" calcext:value-type="float">
            <text:p>0.05</text:p>
          </table:table-cell>
          <table:table-cell office:value-type="float" office:value="0.130621713452067" calcext:value-type="float">
            <text:p>0.13062171345206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698868046601729" calcext:value-type="float">
            <text:p>-0.698868046601729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22744444858" calcext:value-type="float">
            <text:p>0.10352274444485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685507077000865" calcext:value-type="float">
            <text:p>-0.685507077000865</text:p>
          </table:table-cell>
          <table:table-cell office:value-type="float" office:value="0.05" calcext:value-type="float">
            <text:p>0.05</text:p>
          </table:table-cell>
          <table:table-cell office:value-type="float" office:value="0.124737806699485" calcext:value-type="float">
            <text:p>0.1247378066994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67647708422899" calcext:value-type="float">
            <text:p>-0.67647708422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861462028682379" calcext:value-type="float">
            <text:p>0.0861462028682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681011584904498" calcext:value-type="float">
            <text:p>-0.681011584904498</text:p>
          </table:table-cell>
          <table:table-cell office:value-type="float" office:value="0.05" calcext:value-type="float">
            <text:p>0.05</text:p>
          </table:table-cell>
          <table:table-cell office:value-type="float" office:value="0.120052751067173" calcext:value-type="float">
            <text:p>0.1200527510671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733293554073244" calcext:value-type="float">
            <text:p>-0.733293554073244</text:p>
          </table:table-cell>
          <table:table-cell office:value-type="float" office:value="0.05" calcext:value-type="float">
            <text:p>0.05</text:p>
          </table:table-cell>
          <table:table-cell office:value-type="float" office:value="0.117156219565739" calcext:value-type="float">
            <text:p>0.11715621956573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758587525039636" calcext:value-type="float">
            <text:p>-0.75858752503963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947429646521" calcext:value-type="float">
            <text:p>0.11794742964652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778530319610422" calcext:value-type="float">
            <text:p>-0.7785303196104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0081432274" calcext:value-type="float">
            <text:p>0.110600814322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79495886999145" calcext:value-type="float">
            <text:p>-0.794958869991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48703865431" calcext:value-type="float">
            <text:p>0.1077487038654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803274603536513" calcext:value-type="float">
            <text:p>-0.8032746035365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203401471809" calcext:value-type="float">
            <text:p>0.0996203401471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79560146802983" calcext:value-type="float">
            <text:p>-0.79560146802983</text:p>
          </table:table-cell>
          <table:table-cell office:value-type="float" office:value="0.05" calcext:value-type="float">
            <text:p>0.05</text:p>
          </table:table-cell>
          <table:table-cell office:value-type="float" office:value="0.125025036216663" calcext:value-type="float">
            <text:p>0.1250250362166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822205508734098" calcext:value-type="float">
            <text:p>-0.822205508734098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96378587479" calcext:value-type="float">
            <text:p>0.11929637858747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892562869558589" calcext:value-type="float">
            <text:p>-0.8925628695585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09854496976" calcext:value-type="float">
            <text:p>0.10820985449697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911878548095166" calcext:value-type="float">
            <text:p>-0.911878548095166</text:p>
          </table:table-cell>
          <table:table-cell office:value-type="float" office:value="0.05" calcext:value-type="float">
            <text:p>0.05</text:p>
          </table:table-cell>
          <table:table-cell office:value-type="float" office:value="0.139159969621782" calcext:value-type="float">
            <text:p>0.1391599696217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1.03531836980169" calcext:value-type="float">
            <text:p>-1.035318369801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05185683242" calcext:value-type="float">
            <text:p>0.1182051856832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1.15685955896221" calcext:value-type="float">
            <text:p>-1.15685955896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998909927233" calcext:value-type="float">
            <text:p>0.1199890992723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1.68568953163223" calcext:value-type="float">
            <text:p>-1.68568953163223</text:p>
          </table:table-cell>
          <table:table-cell office:value-type="float" office:value="0.05" calcext:value-type="float">
            <text:p>0.05</text:p>
          </table:table-cell>
          <table:table-cell office:value-type="float" office:value="0.129092648037163" calcext:value-type="float">
            <text:p>0.1290926480371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3.1189791367117" calcext:value-type="float">
            <text:p>-3.1189791367117</text:p>
          </table:table-cell>
          <table:table-cell office:value-type="float" office:value="0.05" calcext:value-type="float">
            <text:p>0.05</text:p>
          </table:table-cell>
          <table:table-cell office:value-type="float" office:value="0.123203919502191" calcext:value-type="float">
            <text:p>0.1232039195021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7.03376383449107" calcext:value-type="float">
            <text:p>-7.033763834491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244279889753" calcext:value-type="float">
            <text:p>0.11024427988975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16.8246297571363" calcext:value-type="float">
            <text:p>-16.8246297571363</text:p>
          </table:table-cell>
          <table:table-cell office:value-type="float" office:value="0.05" calcext:value-type="float">
            <text:p>0.05</text:p>
          </table:table-cell>
          <table:table-cell office:value-type="float" office:value="0.145977307109832" calcext:value-type="float">
            <text:p>0.14597730710983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38.2281191674214" calcext:value-type="float">
            <text:p>-38.2281191674214</text:p>
          </table:table-cell>
          <table:table-cell office:value-type="float" office:value="0.05" calcext:value-type="float">
            <text:p>0.05</text:p>
          </table:table-cell>
          <table:table-cell office:value-type="float" office:value="0.338405566286516" calcext:value-type="float">
            <text:p>0.33840556628651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76.4157859070288" calcext:value-type="float">
            <text:p>-76.4157859070288</text:p>
          </table:table-cell>
          <table:table-cell office:value-type="float" office:value="0.05" calcext:value-type="float">
            <text:p>0.05</text:p>
          </table:table-cell>
          <table:table-cell office:value-type="float" office:value="0.661537323602289" calcext:value-type="float">
            <text:p>0.6615373236022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132.893160016512" calcext:value-type="float">
            <text:p>-132.893160016512</text:p>
          </table:table-cell>
          <table:table-cell office:value-type="float" office:value="0.05" calcext:value-type="float">
            <text:p>0.05</text:p>
          </table:table-cell>
          <table:table-cell office:value-type="float" office:value="1.11443616734635" calcext:value-type="float">
            <text:p>1.11443616734635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25'.$A$1:.$D$211"/>
        </table:named-expressions>
      </table:table>
      <table:table table:name="Diode 26" table:style-name="ta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39128683222205" calcext:value-type="float">
            <text:p>-0.043912868322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716795854317" calcext:value-type="float">
            <text:p>0.11371679585431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52953064426811" calcext:value-type="float">
            <text:p>-0.15295306442681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922829039806" calcext:value-type="float">
            <text:p>0.0879228290398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79396784898158" calcext:value-type="float">
            <text:p>-0.17939678489815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369242274596" calcext:value-type="float">
            <text:p>0.098936924227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68831658931992" calcext:value-type="float">
            <text:p>-0.1688316589319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516081080393" calcext:value-type="float">
            <text:p>0.08735160810803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72844352620837" calcext:value-type="float">
            <text:p>-0.1728443526208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00814173443822" calcext:value-type="float">
            <text:p>0.0500814173443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18790364944398" calcext:value-type="float">
            <text:p>-0.18790364944398</text:p>
          </table:table-cell>
          <table:table-cell office:value-type="float" office:value="0.05" calcext:value-type="float">
            <text:p>0.05</text:p>
          </table:table-cell>
          <table:table-cell office:value-type="float" office:value="0.0780746798253611" calcext:value-type="float">
            <text:p>0.07807467982536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187724827670208" calcext:value-type="float">
            <text:p>-0.1877248276702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073269481474" calcext:value-type="float">
            <text:p>0.09810732694814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21160122142985" calcext:value-type="float">
            <text:p>-0.211601221429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9015783905656" calcext:value-type="float">
            <text:p>0.07590157839056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44342501133948" calcext:value-type="float">
            <text:p>-0.2443425011339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52559920389789" calcext:value-type="float">
            <text:p>0.08525599203897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01758783113609" calcext:value-type="float">
            <text:p>-0.2017587831136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7726594204905" calcext:value-type="float">
            <text:p>0.0887726594204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54012958945059" calcext:value-type="float">
            <text:p>-0.2540129589450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85850537178" calcext:value-type="float">
            <text:p>0.0978858505371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35711500020848" calcext:value-type="float">
            <text:p>-0.2357115000208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512486412553" calcext:value-type="float">
            <text:p>0.0962512486412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06721249628651" calcext:value-type="float">
            <text:p>-0.2067212496286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65084759932945" calcext:value-type="float">
            <text:p>0.0665084759932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93602498368534" calcext:value-type="float">
            <text:p>-0.2936024983685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31311035203491" calcext:value-type="float">
            <text:p>0.0831311035203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27844423927342" calcext:value-type="float">
            <text:p>-0.2278444239273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3939102390346" calcext:value-type="float">
            <text:p>0.0903939102390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2882185978117" calcext:value-type="float">
            <text:p>-0.228821859781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62260613677537" calcext:value-type="float">
            <text:p>0.06622606136775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96816646223556" calcext:value-type="float">
            <text:p>-0.2968166462235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6669747393907" calcext:value-type="float">
            <text:p>0.0726669747393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54425698841033" calcext:value-type="float">
            <text:p>-0.254425698841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974386443585" calcext:value-type="float">
            <text:p>0.09029743864435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60867876833431" calcext:value-type="float">
            <text:p>-0.26086787683343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8753049728546" calcext:value-type="float">
            <text:p>0.0798753049728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91744036947921" calcext:value-type="float">
            <text:p>-0.291744036947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596692541619892" calcext:value-type="float">
            <text:p>0.0596692541619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302357091743595" calcext:value-type="float">
            <text:p>-0.3023570917435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246414151809" calcext:value-type="float">
            <text:p>0.0993246414151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92893336788921" calcext:value-type="float">
            <text:p>-0.292893336788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85281092737525" calcext:value-type="float">
            <text:p>0.08852810927375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280029487964629" calcext:value-type="float">
            <text:p>-0.28002948796462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9366645855" calcext:value-type="float">
            <text:p>0.099693666458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08000971918965" calcext:value-type="float">
            <text:p>-0.308000971918965</text:p>
          </table:table-cell>
          <table:table-cell office:value-type="float" office:value="0.05" calcext:value-type="float">
            <text:p>0.05</text:p>
          </table:table-cell>
          <table:table-cell office:value-type="float" office:value="0.0531481508041203" calcext:value-type="float">
            <text:p>0.0531481508041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44658686498212" calcext:value-type="float">
            <text:p>-0.344658686498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492418751463" calcext:value-type="float">
            <text:p>0.0871492418751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1697616707824" calcext:value-type="float">
            <text:p>-0.316976167078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218059924341" calcext:value-type="float">
            <text:p>0.09022180599243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40219269093961" calcext:value-type="float">
            <text:p>-0.34021926909396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294619911789" calcext:value-type="float">
            <text:p>0.09182946199117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95880013864377" calcext:value-type="float">
            <text:p>-0.39588001386437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145523754271" calcext:value-type="float">
            <text:p>0.0999145523754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96829851607722" calcext:value-type="float">
            <text:p>-0.3968298516077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9718967319" calcext:value-type="float">
            <text:p>0.105297189673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405529515088578" calcext:value-type="float">
            <text:p>-0.4055295150885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837023216775" calcext:value-type="float">
            <text:p>0.0958370232167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401661701492513" calcext:value-type="float">
            <text:p>-0.4016617014925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456375819985" calcext:value-type="float">
            <text:p>0.0935456375819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16308158547147" calcext:value-type="float">
            <text:p>-0.416308158547147</text:p>
          </table:table-cell>
          <table:table-cell office:value-type="float" office:value="0.05" calcext:value-type="float">
            <text:p>0.05</text:p>
          </table:table-cell>
          <table:table-cell office:value-type="float" office:value="0.078321134696388" calcext:value-type="float">
            <text:p>0.07832113469638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74082106283908" calcext:value-type="float">
            <text:p>-0.4740821062839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252615271431" calcext:value-type="float">
            <text:p>0.1032526152714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545683306607633" calcext:value-type="float">
            <text:p>-0.5456833066076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46437506578" calcext:value-type="float">
            <text:p>0.1134464375065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91088823229566" calcext:value-type="float">
            <text:p>-0.5910888232295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71686008901" calcext:value-type="float">
            <text:p>0.1044716860089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866888309850246" calcext:value-type="float">
            <text:p>-0.8668883098502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1836771548487" calcext:value-type="float">
            <text:p>0.0681836771548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1.38975062571099" calcext:value-type="float">
            <text:p>-1.389750625710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1486410385" calcext:value-type="float">
            <text:p>0.102514864103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2.8451657785888" calcext:value-type="float">
            <text:p>-2.8451657785888</text:p>
          </table:table-cell>
          <table:table-cell office:value-type="float" office:value="0.05" calcext:value-type="float">
            <text:p>0.05</text:p>
          </table:table-cell>
          <table:table-cell office:value-type="float" office:value="0.0408654464754567" calcext:value-type="float">
            <text:p>0.0408654464754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6.94213757184194" calcext:value-type="float">
            <text:p>-6.942137571841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646077920378" calcext:value-type="float">
            <text:p>0.1096460779203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17.9330707564514" calcext:value-type="float">
            <text:p>-17.9330707564514</text:p>
          </table:table-cell>
          <table:table-cell office:value-type="float" office:value="0.05" calcext:value-type="float">
            <text:p>0.05</text:p>
          </table:table-cell>
          <table:table-cell office:value-type="float" office:value="0.161295641278171" calcext:value-type="float">
            <text:p>0.16129564127817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42.6038889433081" calcext:value-type="float">
            <text:p>-42.6038889433081</text:p>
          </table:table-cell>
          <table:table-cell office:value-type="float" office:value="0.05" calcext:value-type="float">
            <text:p>0.05</text:p>
          </table:table-cell>
          <table:table-cell office:value-type="float" office:value="0.318133021706367" calcext:value-type="float">
            <text:p>0.31813302170636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86.2559967350248" calcext:value-type="float">
            <text:p>-86.2559967350248</text:p>
          </table:table-cell>
          <table:table-cell office:value-type="float" office:value="0.05" calcext:value-type="float">
            <text:p>0.05</text:p>
          </table:table-cell>
          <table:table-cell office:value-type="float" office:value="0.637959825369444" calcext:value-type="float">
            <text:p>0.6379598253694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148.325145935613" calcext:value-type="float">
            <text:p>-148.325145935613</text:p>
          </table:table-cell>
          <table:table-cell office:value-type="float" office:value="0.05" calcext:value-type="float">
            <text:p>0.05</text:p>
          </table:table-cell>
          <table:table-cell office:value-type="float" office:value="1.07677307441774" calcext:value-type="float">
            <text:p>1.07677307441774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26'.$A$1:.$D$211"/>
        </table:named-expressions>
      </table:table>
      <table:table table:name="Diode 27" table:style-name="ta4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15767094019741" calcext:value-type="float">
            <text:p>-0.061576709401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533500225240481" calcext:value-type="float">
            <text:p>0.05335002252404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43901334193223" calcext:value-type="float">
            <text:p>-0.1439013341932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039250843224" calcext:value-type="float">
            <text:p>0.0860392508432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65194939133951" calcext:value-type="float">
            <text:p>-0.16519493913395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90395437938" calcext:value-type="float">
            <text:p>0.1111903954379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78436371716825" calcext:value-type="float">
            <text:p>-0.1784363717168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04041074378" calcext:value-type="float">
            <text:p>0.1023040410743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67092309984944" calcext:value-type="float">
            <text:p>-0.1670923099849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509485003238" calcext:value-type="float">
            <text:p>0.0754509485003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19181472173218" calcext:value-type="float">
            <text:p>-0.191814721732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006322494308" calcext:value-type="float">
            <text:p>0.11200632249430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28764952862148" calcext:value-type="float">
            <text:p>-0.228764952862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76862816506517" calcext:value-type="float">
            <text:p>0.0976862816506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225242467445624" calcext:value-type="float">
            <text:p>-0.22524246744562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8762980795827" calcext:value-type="float">
            <text:p>0.08887629807958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05135397962948" calcext:value-type="float">
            <text:p>-0.2051353979629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999851890839" calcext:value-type="float">
            <text:p>0.09369998518908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01059446578546" calcext:value-type="float">
            <text:p>-0.20105944657854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310967885571" calcext:value-type="float">
            <text:p>0.0927310967885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41403036017171" calcext:value-type="float">
            <text:p>-0.241403036017171</text:p>
          </table:table-cell>
          <table:table-cell office:value-type="float" office:value="0.05" calcext:value-type="float">
            <text:p>0.05</text:p>
          </table:table-cell>
          <table:table-cell office:value-type="float" office:value="0.121180918111442" calcext:value-type="float">
            <text:p>0.1211809181114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41431495649825" calcext:value-type="float">
            <text:p>-0.2414314956498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454349624858" calcext:value-type="float">
            <text:p>0.09434543496248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26536241998403" calcext:value-type="float">
            <text:p>-0.2265362419984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19342581375" calcext:value-type="float">
            <text:p>0.1111193425813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33099725221006" calcext:value-type="float">
            <text:p>-0.233099725221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7572364208096" calcext:value-type="float">
            <text:p>0.076757236420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64715977937718" calcext:value-type="float">
            <text:p>-0.2647159779377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83713121372" calcext:value-type="float">
            <text:p>0.11048371312137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44199207964424" calcext:value-type="float">
            <text:p>-0.244199207964424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40266477273" calcext:value-type="float">
            <text:p>0.1215402664772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54191494516488" calcext:value-type="float">
            <text:p>-0.25419149451648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31270035131" calcext:value-type="float">
            <text:p>0.103312700351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87475547770666" calcext:value-type="float">
            <text:p>-0.2874755477706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6625604342344" calcext:value-type="float">
            <text:p>0.1166256043423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36284196432366" calcext:value-type="float">
            <text:p>-0.2362841964323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2732303697682" calcext:value-type="float">
            <text:p>0.1027323036976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303003328492875" calcext:value-type="float">
            <text:p>-0.3030033284928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9470515844547" calcext:value-type="float">
            <text:p>0.11947051584454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43738864278985" calcext:value-type="float">
            <text:p>-0.2437388642789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091285915988" calcext:value-type="float">
            <text:p>0.10709128591598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85599124391504" calcext:value-type="float">
            <text:p>-0.2855991243915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68699011880613" calcext:value-type="float">
            <text:p>0.04686990118806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308811718725195" calcext:value-type="float">
            <text:p>-0.3088117187251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197662118741" calcext:value-type="float">
            <text:p>0.10019766211874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278906277621813" calcext:value-type="float">
            <text:p>-0.2789062776218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614050795649" calcext:value-type="float">
            <text:p>0.1016140507956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28451351345814" calcext:value-type="float">
            <text:p>-0.328451351345814</text:p>
          </table:table-cell>
          <table:table-cell office:value-type="float" office:value="0.05" calcext:value-type="float">
            <text:p>0.05</text:p>
          </table:table-cell>
          <table:table-cell office:value-type="float" office:value="0.130641789725782" calcext:value-type="float">
            <text:p>0.1306417897257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12125623024592" calcext:value-type="float">
            <text:p>-0.31212562302459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73661731871" calcext:value-type="float">
            <text:p>0.10627366173187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00982972738179" calcext:value-type="float">
            <text:p>-0.300982972738179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28871340482" calcext:value-type="float">
            <text:p>0.1121288713404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294477121575594" calcext:value-type="float">
            <text:p>-0.294477121575594</text:p>
          </table:table-cell>
          <table:table-cell office:value-type="float" office:value="0.05" calcext:value-type="float">
            <text:p>0.05</text:p>
          </table:table-cell>
          <table:table-cell office:value-type="float" office:value="0.144055001411198" calcext:value-type="float">
            <text:p>0.14405500141119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411438440585633" calcext:value-type="float">
            <text:p>-0.411438440585633</text:p>
          </table:table-cell>
          <table:table-cell office:value-type="float" office:value="0.05" calcext:value-type="float">
            <text:p>0.05</text:p>
          </table:table-cell>
          <table:table-cell office:value-type="float" office:value="0.165094843760537" calcext:value-type="float">
            <text:p>0.16509484376053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86816772808652" calcext:value-type="float">
            <text:p>-0.3868167728086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0389108292887" calcext:value-type="float">
            <text:p>0.0810389108292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78549692845995" calcext:value-type="float">
            <text:p>-0.3785496928459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26325467098" calcext:value-type="float">
            <text:p>0.10122632546709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03336363905521" calcext:value-type="float">
            <text:p>-0.4033363639055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763131410325" calcext:value-type="float">
            <text:p>0.1007631314103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386162375109961" calcext:value-type="float">
            <text:p>-0.38616237510996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5774925240695" calcext:value-type="float">
            <text:p>0.0725774925240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421150146800852" calcext:value-type="float">
            <text:p>-0.421150146800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702970864252" calcext:value-type="float">
            <text:p>0.0687029708642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10326849745716" calcext:value-type="float">
            <text:p>-0.5103268497457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32323959639297" calcext:value-type="float">
            <text:p>0.0632323959639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60487307000492" calcext:value-type="float">
            <text:p>-0.604873070004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5674651134253" calcext:value-type="float">
            <text:p>0.0815674651134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669155052643497" calcext:value-type="float">
            <text:p>-0.669155052643497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165290058775" calcext:value-type="float">
            <text:p>0.0871165290058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07158861858681" calcext:value-type="float">
            <text:p>-1.07158861858681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649499655428" calcext:value-type="float">
            <text:p>0.09506494996554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1.9476334829805" calcext:value-type="float">
            <text:p>-1.947633482980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293075216215" calcext:value-type="float">
            <text:p>0.09622930752162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4.42147079629546" calcext:value-type="float">
            <text:p>-4.42147079629546</text:p>
          </table:table-cell>
          <table:table-cell office:value-type="float" office:value="0.05" calcext:value-type="float">
            <text:p>0.05</text:p>
          </table:table-cell>
          <table:table-cell office:value-type="float" office:value="0.0415691953102808" calcext:value-type="float">
            <text:p>0.0415691953102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11.3935522855024" calcext:value-type="float">
            <text:p>-11.3935522855024</text:p>
          </table:table-cell>
          <table:table-cell office:value-type="float" office:value="0.05" calcext:value-type="float">
            <text:p>0.05</text:p>
          </table:table-cell>
          <table:table-cell office:value-type="float" office:value="0.129509584836093" calcext:value-type="float">
            <text:p>0.12950958483609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28.4659017711111" calcext:value-type="float">
            <text:p>-28.46590177111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3057960405795" calcext:value-type="float">
            <text:p>0.2330579604057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63.3274270878726" calcext:value-type="float">
            <text:p>-63.3274270878726</text:p>
          </table:table-cell>
          <table:table-cell office:value-type="float" office:value="0.05" calcext:value-type="float">
            <text:p>0.05</text:p>
          </table:table-cell>
          <table:table-cell office:value-type="float" office:value="0.489121614981574" calcext:value-type="float">
            <text:p>0.489121614981574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27'.$A$1:.$D$211"/>
        </table:named-expressions>
      </table:table>
      <table:table table:name="Diode 28" table:style-name="ta5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07264456393052" calcext:value-type="float">
            <text:p>-0.05072644563930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942340592576" calcext:value-type="float">
            <text:p>0.10694234059257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260693932168447" calcext:value-type="float">
            <text:p>-0.260693932168447</text:p>
          </table:table-cell>
          <table:table-cell office:value-type="float" office:value="0.05" calcext:value-type="float">
            <text:p>0.05</text:p>
          </table:table-cell>
          <table:table-cell office:value-type="float" office:value="0.0430318362277985" calcext:value-type="float">
            <text:p>0.0430318362277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283275728194205" calcext:value-type="float">
            <text:p>-0.2832757281942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505829135768" calcext:value-type="float">
            <text:p>0.08695058291357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286242425198543" calcext:value-type="float">
            <text:p>-0.28624242519854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1470890141816" calcext:value-type="float">
            <text:p>0.0851470890141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32363620036014" calcext:value-type="float">
            <text:p>-0.32363620036014</text:p>
          </table:table-cell>
          <table:table-cell office:value-type="float" office:value="0.05" calcext:value-type="float">
            <text:p>0.05</text:p>
          </table:table-cell>
          <table:table-cell office:value-type="float" office:value="0.10883402095201" calcext:value-type="float">
            <text:p>0.108834020952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306167511922927" calcext:value-type="float">
            <text:p>-0.3061675119229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770239163284" calcext:value-type="float">
            <text:p>0.0906770239163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373177671688973" calcext:value-type="float">
            <text:p>-0.3731776716889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743219527524" calcext:value-type="float">
            <text:p>0.0969743219527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399662519670199" calcext:value-type="float">
            <text:p>-0.3996625196701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80390922704689" calcext:value-type="float">
            <text:p>0.0980390922704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381602086463593" calcext:value-type="float">
            <text:p>-0.381602086463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519714235392265" calcext:value-type="float">
            <text:p>0.0519714235392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408898881508286" calcext:value-type="float">
            <text:p>-0.40889888150828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02521631394" calcext:value-type="float">
            <text:p>0.10000252163139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476686648831209" calcext:value-type="float">
            <text:p>-0.476686648831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757983403363" calcext:value-type="float">
            <text:p>0.09267579834033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42543818942639" calcext:value-type="float">
            <text:p>-0.42543818942639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120779967586" calcext:value-type="float">
            <text:p>0.09591207799675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487547836939888" calcext:value-type="float">
            <text:p>-0.48754783693988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599860061411" calcext:value-type="float">
            <text:p>0.11159986006141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50051457112057" calcext:value-type="float">
            <text:p>-0.50051457112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825952830132726" calcext:value-type="float">
            <text:p>0.0825952830132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477698340964513" calcext:value-type="float">
            <text:p>-0.47769834096451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402768286598" calcext:value-type="float">
            <text:p>0.11440276828659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509413680053658" calcext:value-type="float">
            <text:p>-0.509413680053658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012211052896" calcext:value-type="float">
            <text:p>0.0742012211052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501766789608803" calcext:value-type="float">
            <text:p>-0.501766789608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461955396938" calcext:value-type="float">
            <text:p>0.0674619553969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559953344078158" calcext:value-type="float">
            <text:p>-0.5599533440781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75982658331" calcext:value-type="float">
            <text:p>0.1044759826583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563332431424599" calcext:value-type="float">
            <text:p>-0.5633324314245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833756961669" calcext:value-type="float">
            <text:p>0.09028337569616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584263251221037" calcext:value-type="float">
            <text:p>-0.584263251221037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138290506293" calcext:value-type="float">
            <text:p>0.09661382905062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600155068849841" calcext:value-type="float">
            <text:p>-0.60015506884984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231043971341" calcext:value-type="float">
            <text:p>0.07542310439713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551941619263245" calcext:value-type="float">
            <text:p>-0.5519416192632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175247873631" calcext:value-type="float">
            <text:p>0.0964175247873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589837819857173" calcext:value-type="float">
            <text:p>-0.58983781985717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8998773753538" calcext:value-type="float">
            <text:p>0.06889987737535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566663296982096" calcext:value-type="float">
            <text:p>-0.56666329698209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2847018098217" calcext:value-type="float">
            <text:p>0.07928470180982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621924451740302" calcext:value-type="float">
            <text:p>-0.6219244517403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82389276151" calcext:value-type="float">
            <text:p>0.10608238927615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631223583466585" calcext:value-type="float">
            <text:p>-0.6312235834665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751102540972" calcext:value-type="float">
            <text:p>0.0873751102540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614236630201552" calcext:value-type="float">
            <text:p>-0.6142366302015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507325826955" calcext:value-type="float">
            <text:p>0.0835073258269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619928765456711" calcext:value-type="float">
            <text:p>-0.6199287654567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18480188596" calcext:value-type="float">
            <text:p>0.10191848018859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653171921294198" calcext:value-type="float">
            <text:p>-0.653171921294198</text:p>
          </table:table-cell>
          <table:table-cell office:value-type="float" office:value="0.05" calcext:value-type="float">
            <text:p>0.05</text:p>
          </table:table-cell>
          <table:table-cell office:value-type="float" office:value="0.0769607390482043" calcext:value-type="float">
            <text:p>0.0769607390482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689360850839958" calcext:value-type="float">
            <text:p>-0.6893608508399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071466997206" calcext:value-type="float">
            <text:p>0.1030714669972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666056676769133" calcext:value-type="float">
            <text:p>-0.6660566767691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39999696935021" calcext:value-type="float">
            <text:p>0.08399996969350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679752696845213" calcext:value-type="float">
            <text:p>-0.6797526968452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75144198949" calcext:value-type="float">
            <text:p>0.1077751441989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735529643310007" calcext:value-type="float">
            <text:p>-0.73552964331000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02292839125" calcext:value-type="float">
            <text:p>0.1029022928391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756742702890126" calcext:value-type="float">
            <text:p>-0.7567427028901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31049380776" calcext:value-type="float">
            <text:p>0.10843104938077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785415375266704" calcext:value-type="float">
            <text:p>-0.7854153752667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37248160318573" calcext:value-type="float">
            <text:p>0.0837248160318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850526026000285" calcext:value-type="float">
            <text:p>-0.8505260260002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48590541819" calcext:value-type="float">
            <text:p>0.1024485905418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911664529629656" calcext:value-type="float">
            <text:p>-0.911664529629656</text:p>
          </table:table-cell>
          <table:table-cell office:value-type="float" office:value="0.05" calcext:value-type="float">
            <text:p>0.05</text:p>
          </table:table-cell>
          <table:table-cell office:value-type="float" office:value="0.0858624624063415" calcext:value-type="float">
            <text:p>0.0858624624063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28856676440878" calcext:value-type="float">
            <text:p>-1.28856676440878</text:p>
          </table:table-cell>
          <table:table-cell office:value-type="float" office:value="0.05" calcext:value-type="float">
            <text:p>0.05</text:p>
          </table:table-cell>
          <table:table-cell office:value-type="float" office:value="0.0653108414302817" calcext:value-type="float">
            <text:p>0.0653108414302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2.2050174522385" calcext:value-type="float">
            <text:p>-2.20501745223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01202202339949" calcext:value-type="float">
            <text:p>0.0801202202339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4.74037463260799" calcext:value-type="float">
            <text:p>-4.7403746326079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179580282602" calcext:value-type="float">
            <text:p>0.12017958028260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11.5661001119318" calcext:value-type="float">
            <text:p>-11.5661001119318</text:p>
          </table:table-cell>
          <table:table-cell office:value-type="float" office:value="0.05" calcext:value-type="float">
            <text:p>0.05</text:p>
          </table:table-cell>
          <table:table-cell office:value-type="float" office:value="0.134262870099628" calcext:value-type="float">
            <text:p>0.1342628700996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27.7650707282512" calcext:value-type="float">
            <text:p>-27.7650707282512</text:p>
          </table:table-cell>
          <table:table-cell office:value-type="float" office:value="0.05" calcext:value-type="float">
            <text:p>0.05</text:p>
          </table:table-cell>
          <table:table-cell office:value-type="float" office:value="0.223115074278231" calcext:value-type="float">
            <text:p>0.2231150742782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60.1321130631284" calcext:value-type="float">
            <text:p>-60.1321130631284</text:p>
          </table:table-cell>
          <table:table-cell office:value-type="float" office:value="0.05" calcext:value-type="float">
            <text:p>0.05</text:p>
          </table:table-cell>
          <table:table-cell office:value-type="float" office:value="0.459817258346121" calcext:value-type="float">
            <text:p>0.459817258346121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28'.$A$1:.$D$211"/>
        </table:named-expressions>
      </table:table>
      <table:table table:name="Diode 29" table:style-name="ta6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5672902503226" calcext:value-type="float">
            <text:p>0.455672902503226</text:p>
          </table:table-cell>
          <table:table-cell office:value-type="float" office:value="0.05" calcext:value-type="float">
            <text:p>0.05</text:p>
          </table:table-cell>
          <table:table-cell office:value-type="float" office:value="0.137983961236998" calcext:value-type="float">
            <text:p>0.13798396123699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07029945691232" calcext:value-type="float">
            <text:p>-0.107029945691232</text:p>
          </table:table-cell>
          <table:table-cell office:value-type="float" office:value="0.05" calcext:value-type="float">
            <text:p>0.05</text:p>
          </table:table-cell>
          <table:table-cell office:value-type="float" office:value="0.12135377057309" calcext:value-type="float">
            <text:p>0.1213537705730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77816534571325" calcext:value-type="float">
            <text:p>-0.1778165345713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708920260631" calcext:value-type="float">
            <text:p>0.0943708920260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65597201469845" calcext:value-type="float">
            <text:p>-0.1655972014698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43017653726" calcext:value-type="float">
            <text:p>0.10344301765372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59819750190831" calcext:value-type="float">
            <text:p>-0.159819750190831</text:p>
          </table:table-cell>
          <table:table-cell office:value-type="float" office:value="0.05" calcext:value-type="float">
            <text:p>0.05</text:p>
          </table:table-cell>
          <table:table-cell office:value-type="float" office:value="0.142295331588896" calcext:value-type="float">
            <text:p>0.14229533158889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20284404980691" calcext:value-type="float">
            <text:p>-0.202844049806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741902533995" calcext:value-type="float">
            <text:p>0.1057419025339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05128896787246" calcext:value-type="float">
            <text:p>-0.20512889678724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30305142697" calcext:value-type="float">
            <text:p>0.1055303051426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159529174330808" calcext:value-type="float">
            <text:p>-0.15952917433080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445963371878" calcext:value-type="float">
            <text:p>0.1154459633718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157083703934316" calcext:value-type="float">
            <text:p>-0.157083703934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53044943768347" calcext:value-type="float">
            <text:p>0.0753044943768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34030906518768" calcext:value-type="float">
            <text:p>-0.2340309065187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44120880235" calcext:value-type="float">
            <text:p>0.1215441208802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12686763263441" calcext:value-type="float">
            <text:p>-0.2126867632634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8767227092857" calcext:value-type="float">
            <text:p>0.09887672270928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190181089071423" calcext:value-type="float">
            <text:p>-0.1901810890714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86864596535" calcext:value-type="float">
            <text:p>0.1044868645965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71109668835068" calcext:value-type="float">
            <text:p>-0.271109668835068</text:p>
          </table:table-cell>
          <table:table-cell office:value-type="float" office:value="0.05" calcext:value-type="float">
            <text:p>0.05</text:p>
          </table:table-cell>
          <table:table-cell office:value-type="float" office:value="0.145449115515235" calcext:value-type="float">
            <text:p>0.1454491155152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37217442383266" calcext:value-type="float">
            <text:p>-0.2372174423832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32053423114" calcext:value-type="float">
            <text:p>0.11923205342311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57055939551256" calcext:value-type="float">
            <text:p>-0.257055939551256</text:p>
          </table:table-cell>
          <table:table-cell office:value-type="float" office:value="0.05" calcext:value-type="float">
            <text:p>0.05</text:p>
          </table:table-cell>
          <table:table-cell office:value-type="float" office:value="0.12144100873041" calcext:value-type="float">
            <text:p>0.1214410087304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313232128023256" calcext:value-type="float">
            <text:p>-0.313232128023256</text:p>
          </table:table-cell>
          <table:table-cell office:value-type="float" office:value="0.05" calcext:value-type="float">
            <text:p>0.05</text:p>
          </table:table-cell>
          <table:table-cell office:value-type="float" office:value="0.135781882690859" calcext:value-type="float">
            <text:p>0.13578188269085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19992353784994" calcext:value-type="float">
            <text:p>-0.2199923537849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31483585819" calcext:value-type="float">
            <text:p>0.1034314835858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70169425008518" calcext:value-type="float">
            <text:p>-0.2701694250085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5288405127" calcext:value-type="float">
            <text:p>0.113252884051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303732942023398" calcext:value-type="float">
            <text:p>-0.3037329420233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623931397144" calcext:value-type="float">
            <text:p>0.09626239313971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95548527239831" calcext:value-type="float">
            <text:p>-0.295548527239831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56747952996" calcext:value-type="float">
            <text:p>0.11055674795299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76451152830769" calcext:value-type="float">
            <text:p>-0.2764511528307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037261300728" calcext:value-type="float">
            <text:p>0.1180372613007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42879892300952" calcext:value-type="float">
            <text:p>-0.2428798923009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0020131040096" calcext:value-type="float">
            <text:p>0.081002013104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297810317396217" calcext:value-type="float">
            <text:p>-0.2978103173962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38079686908822" calcext:value-type="float">
            <text:p>0.0938079686908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6217080976613" calcext:value-type="float">
            <text:p>-0.362170809766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4531688253748" calcext:value-type="float">
            <text:p>0.0874531688253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03900915310414" calcext:value-type="float">
            <text:p>-0.303900915310414</text:p>
          </table:table-cell>
          <table:table-cell office:value-type="float" office:value="0.05" calcext:value-type="float">
            <text:p>0.05</text:p>
          </table:table-cell>
          <table:table-cell office:value-type="float" office:value="0.125878202522423" calcext:value-type="float">
            <text:p>0.1258782025224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06086471578701" calcext:value-type="float">
            <text:p>-0.3060864715787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092902155108" calcext:value-type="float">
            <text:p>0.1109290215510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55865925322838" calcext:value-type="float">
            <text:p>-0.35586592532283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915450897255" calcext:value-type="float">
            <text:p>0.1159154508972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57524386628096" calcext:value-type="float">
            <text:p>-0.3575243866280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09554193583" calcext:value-type="float">
            <text:p>0.10890955419358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62247062135172" calcext:value-type="float">
            <text:p>-0.362247062135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5171548779231" calcext:value-type="float">
            <text:p>0.0925171548779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18198844376965" calcext:value-type="float">
            <text:p>-0.318198844376965</text:p>
          </table:table-cell>
          <table:table-cell office:value-type="float" office:value="0.05" calcext:value-type="float">
            <text:p>0.05</text:p>
          </table:table-cell>
          <table:table-cell office:value-type="float" office:value="0.0725852198321804" calcext:value-type="float">
            <text:p>0.0725852198321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65861638806715" calcext:value-type="float">
            <text:p>-0.365861638806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764507918424" calcext:value-type="float">
            <text:p>0.0974764507918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358701049760563" calcext:value-type="float">
            <text:p>-0.3587010497605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6963900711904" calcext:value-type="float">
            <text:p>0.1269639007119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27310366270066" calcext:value-type="float">
            <text:p>-0.427310366270066</text:p>
          </table:table-cell>
          <table:table-cell office:value-type="float" office:value="0.05" calcext:value-type="float">
            <text:p>0.05</text:p>
          </table:table-cell>
          <table:table-cell office:value-type="float" office:value="0.152726893346152" calcext:value-type="float">
            <text:p>0.1527268933461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48832384905496" calcext:value-type="float">
            <text:p>-0.488323849054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03966577084" calcext:value-type="float">
            <text:p>0.10100396657708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62970335073691" calcext:value-type="float">
            <text:p>-0.5629703350736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23046835035" calcext:value-type="float">
            <text:p>0.1021230468350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695420127191081" calcext:value-type="float">
            <text:p>-0.6954201271910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2383308338039" calcext:value-type="float">
            <text:p>0.11238330833803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1.00441446419746" calcext:value-type="float">
            <text:p>-1.00441446419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497804293171243" calcext:value-type="float">
            <text:p>0.0497804293171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69995397827754" calcext:value-type="float">
            <text:p>-1.69995397827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216529759651" calcext:value-type="float">
            <text:p>0.09642165297596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3.9655068545714" calcext:value-type="float">
            <text:p>-3.96550685457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05463000581" calcext:value-type="float">
            <text:p>0.1131054630005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10.2409666803414" calcext:value-type="float">
            <text:p>-10.2409666803414</text:p>
          </table:table-cell>
          <table:table-cell office:value-type="float" office:value="0.05" calcext:value-type="float">
            <text:p>0.05</text:p>
          </table:table-cell>
          <table:table-cell office:value-type="float" office:value="0.172035921955926" calcext:value-type="float">
            <text:p>0.17203592195592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25.9899103198999" calcext:value-type="float">
            <text:p>-25.9899103198999</text:p>
          </table:table-cell>
          <table:table-cell office:value-type="float" office:value="0.05" calcext:value-type="float">
            <text:p>0.05</text:p>
          </table:table-cell>
          <table:table-cell office:value-type="float" office:value="0.241293066079381" calcext:value-type="float">
            <text:p>0.2412930660793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58.1635163021909" calcext:value-type="float">
            <text:p>-58.1635163021909</text:p>
          </table:table-cell>
          <table:table-cell office:value-type="float" office:value="0.05" calcext:value-type="float">
            <text:p>0.05</text:p>
          </table:table-cell>
          <table:table-cell office:value-type="float" office:value="0.486009814989044" calcext:value-type="float">
            <text:p>0.4860098149890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110.570037880699" calcext:value-type="float">
            <text:p>-110.570037880699</text:p>
          </table:table-cell>
          <table:table-cell office:value-type="float" office:value="0.05" calcext:value-type="float">
            <text:p>0.05</text:p>
          </table:table-cell>
          <table:table-cell office:value-type="float" office:value="0.896175911702026" calcext:value-type="float">
            <text:p>0.896175911702026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29'.$A$1:.$D$211"/>
        </table:named-expressions>
      </table:table>
      <table:table table:name="Diode 30" table:style-name="ta7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06598715446444" calcext:value-type="float">
            <text:p>-0.050659871544644</text:p>
          </table:table-cell>
          <table:table-cell office:value-type="float" office:value="0.05" calcext:value-type="float">
            <text:p>0.05</text:p>
          </table:table-cell>
          <table:table-cell office:value-type="float" office:value="0.130534765135413" calcext:value-type="float">
            <text:p>0.13053476513541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6380360501289" calcext:value-type="float">
            <text:p>-0.16380360501289</text:p>
          </table:table-cell>
          <table:table-cell office:value-type="float" office:value="0.05" calcext:value-type="float">
            <text:p>0.05</text:p>
          </table:table-cell>
          <table:table-cell office:value-type="float" office:value="0.130544454212297" calcext:value-type="float">
            <text:p>0.1305444542122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201842814471526" calcext:value-type="float">
            <text:p>-0.2018428144715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3506421154471" calcext:value-type="float">
            <text:p>0.06435064211544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68798283184206" calcext:value-type="float">
            <text:p>-0.168798283184206</text:p>
          </table:table-cell>
          <table:table-cell office:value-type="float" office:value="0.05" calcext:value-type="float">
            <text:p>0.05</text:p>
          </table:table-cell>
          <table:table-cell office:value-type="float" office:value="0.136093465390964" calcext:value-type="float">
            <text:p>0.13609346539096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211162867284931" calcext:value-type="float">
            <text:p>-0.211162867284931</text:p>
          </table:table-cell>
          <table:table-cell office:value-type="float" office:value="0.05" calcext:value-type="float">
            <text:p>0.05</text:p>
          </table:table-cell>
          <table:table-cell office:value-type="float" office:value="0.0835745819873887" calcext:value-type="float">
            <text:p>0.0835745819873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188294264718386" calcext:value-type="float">
            <text:p>-0.188294264718386</text:p>
          </table:table-cell>
          <table:table-cell office:value-type="float" office:value="0.05" calcext:value-type="float">
            <text:p>0.05</text:p>
          </table:table-cell>
          <table:table-cell office:value-type="float" office:value="0.126136134898197" calcext:value-type="float">
            <text:p>0.1261361348981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07761003749887" calcext:value-type="float">
            <text:p>-0.2077610037498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04295079389" calcext:value-type="float">
            <text:p>0.1182042950793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204861025865485" calcext:value-type="float">
            <text:p>-0.204861025865485</text:p>
          </table:table-cell>
          <table:table-cell office:value-type="float" office:value="0.05" calcext:value-type="float">
            <text:p>0.05</text:p>
          </table:table-cell>
          <table:table-cell office:value-type="float" office:value="0.137725884337723" calcext:value-type="float">
            <text:p>0.1377258843377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06019409805898" calcext:value-type="float">
            <text:p>-0.206019409805898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013024099027" calcext:value-type="float">
            <text:p>0.0709013024099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180612300666926" calcext:value-type="float">
            <text:p>-0.1806123006669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70339690988569" calcext:value-type="float">
            <text:p>0.0970339690988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35492358255724" calcext:value-type="float">
            <text:p>-0.23549235825572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818161260451" calcext:value-type="float">
            <text:p>0.10281816126045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53933409278053" calcext:value-type="float">
            <text:p>-0.253933409278053</text:p>
          </table:table-cell>
          <table:table-cell office:value-type="float" office:value="0.05" calcext:value-type="float">
            <text:p>0.05</text:p>
          </table:table-cell>
          <table:table-cell office:value-type="float" office:value="0.126422984738044" calcext:value-type="float">
            <text:p>0.1264229847380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37425761316527" calcext:value-type="float">
            <text:p>-0.237425761316527</text:p>
          </table:table-cell>
          <table:table-cell office:value-type="float" office:value="0.05" calcext:value-type="float">
            <text:p>0.05</text:p>
          </table:table-cell>
          <table:table-cell office:value-type="float" office:value="0.0746755803972404" calcext:value-type="float">
            <text:p>0.074675580397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28644337342322" calcext:value-type="float">
            <text:p>-0.22864433734232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973106800829" calcext:value-type="float">
            <text:p>0.09909731068008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73672990889033" calcext:value-type="float">
            <text:p>-0.273672990889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8603281336309" calcext:value-type="float">
            <text:p>0.0868603281336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101518005271" calcext:value-type="float">
            <text:p>-0.2101518005271</text:p>
          </table:table-cell>
          <table:table-cell office:value-type="float" office:value="0.05" calcext:value-type="float">
            <text:p>0.05</text:p>
          </table:table-cell>
          <table:table-cell office:value-type="float" office:value="0.0268820747734283" calcext:value-type="float">
            <text:p>0.0268820747734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9703583386751" calcext:value-type="float">
            <text:p>-0.29703583386751</text:p>
          </table:table-cell>
          <table:table-cell office:value-type="float" office:value="0.05" calcext:value-type="float">
            <text:p>0.05</text:p>
          </table:table-cell>
          <table:table-cell office:value-type="float" office:value="0.133061540558654" calcext:value-type="float">
            <text:p>0.13306154055865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3627444261889" calcext:value-type="float">
            <text:p>-0.23627444261889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51361182205" calcext:value-type="float">
            <text:p>0.11075136118220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90837087171449" calcext:value-type="float">
            <text:p>-0.2908370871714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42295565638" calcext:value-type="float">
            <text:p>0.1068422955656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98364220862231" calcext:value-type="float">
            <text:p>-0.298364220862231</text:p>
          </table:table-cell>
          <table:table-cell office:value-type="float" office:value="0.05" calcext:value-type="float">
            <text:p>0.05</text:p>
          </table:table-cell>
          <table:table-cell office:value-type="float" office:value="0.0666271751894952" calcext:value-type="float">
            <text:p>0.0666271751894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9865916217909" calcext:value-type="float">
            <text:p>-0.29865916217909</text:p>
          </table:table-cell>
          <table:table-cell office:value-type="float" office:value="0.05" calcext:value-type="float">
            <text:p>0.05</text:p>
          </table:table-cell>
          <table:table-cell office:value-type="float" office:value="0.140352838689806" calcext:value-type="float">
            <text:p>0.1403528386898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79642648114258" calcext:value-type="float">
            <text:p>-0.2796426481142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8864771305027" calcext:value-type="float">
            <text:p>0.1088647713050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299729120831737" calcext:value-type="float">
            <text:p>-0.2997291208317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15112094632017" calcext:value-type="float">
            <text:p>0.05151120946320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2803952151459" calcext:value-type="float">
            <text:p>-0.28039521514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07615987311353" calcext:value-type="float">
            <text:p>0.0907615987311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2724033530209" calcext:value-type="float">
            <text:p>-0.2724033530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26057992202233" calcext:value-type="float">
            <text:p>0.0626057992202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17682778963357" calcext:value-type="float">
            <text:p>-0.3176827789633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538255835068" calcext:value-type="float">
            <text:p>0.09845382558350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296297561504882" calcext:value-type="float">
            <text:p>-0.29629756150488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3814840261842" calcext:value-type="float">
            <text:p>0.08038148402618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67751258100253" calcext:value-type="float">
            <text:p>-0.367751258100253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57857341187" calcext:value-type="float">
            <text:p>0.11585785734118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29799518631464" calcext:value-type="float">
            <text:p>-0.329799518631464</text:p>
          </table:table-cell>
          <table:table-cell office:value-type="float" office:value="0.05" calcext:value-type="float">
            <text:p>0.05</text:p>
          </table:table-cell>
          <table:table-cell office:value-type="float" office:value="0.134761341954709" calcext:value-type="float">
            <text:p>0.13476134195470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70378247067738" calcext:value-type="float">
            <text:p>-0.370378247067738</text:p>
          </table:table-cell>
          <table:table-cell office:value-type="float" office:value="0.05" calcext:value-type="float">
            <text:p>0.05</text:p>
          </table:table-cell>
          <table:table-cell office:value-type="float" office:value="0.143523037681425" calcext:value-type="float">
            <text:p>0.1435230376814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49878549554962" calcext:value-type="float">
            <text:p>-0.349878549554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546730663526" calcext:value-type="float">
            <text:p>0.06445467306635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396397756959484" calcext:value-type="float">
            <text:p>-0.396397756959484</text:p>
          </table:table-cell>
          <table:table-cell office:value-type="float" office:value="0.05" calcext:value-type="float">
            <text:p>0.05</text:p>
          </table:table-cell>
          <table:table-cell office:value-type="float" office:value="0.128452999529328" calcext:value-type="float">
            <text:p>0.1284529995293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378827556447235" calcext:value-type="float">
            <text:p>-0.378827556447235</text:p>
          </table:table-cell>
          <table:table-cell office:value-type="float" office:value="0.05" calcext:value-type="float">
            <text:p>0.05</text:p>
          </table:table-cell>
          <table:table-cell office:value-type="float" office:value="0.129288879627294" calcext:value-type="float">
            <text:p>0.12928887962729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440016752696628" calcext:value-type="float">
            <text:p>-0.440016752696628</text:p>
          </table:table-cell>
          <table:table-cell office:value-type="float" office:value="0.05" calcext:value-type="float">
            <text:p>0.05</text:p>
          </table:table-cell>
          <table:table-cell office:value-type="float" office:value="0.146991148855199" calcext:value-type="float">
            <text:p>0.1469911488551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414196261717305" calcext:value-type="float">
            <text:p>-0.41419626171730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5131741522007" calcext:value-type="float">
            <text:p>0.0595131741522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485731425433838" calcext:value-type="float">
            <text:p>-0.4857314254338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69734739772083" calcext:value-type="float">
            <text:p>0.06697347397720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461652760396878" calcext:value-type="float">
            <text:p>-0.4616527603968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5927221522266" calcext:value-type="float">
            <text:p>0.0905927221522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0.542101694236696" calcext:value-type="float">
            <text:p>-0.5421016942366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652718444888" calcext:value-type="float">
            <text:p>0.11565271844488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0.608242396080076" calcext:value-type="float">
            <text:p>-0.608242396080076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88721117062" calcext:value-type="float">
            <text:p>0.10948872111706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0.71087347963744" calcext:value-type="float">
            <text:p>-0.71087347963744</text:p>
          </table:table-cell>
          <table:table-cell office:value-type="float" office:value="0.05" calcext:value-type="float">
            <text:p>0.05</text:p>
          </table:table-cell>
          <table:table-cell office:value-type="float" office:value="0.141116875213728" calcext:value-type="float">
            <text:p>0.1411168752137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0.992954680501799" calcext:value-type="float">
            <text:p>-0.992954680501799</text:p>
          </table:table-cell>
          <table:table-cell office:value-type="float" office:value="0.05" calcext:value-type="float">
            <text:p>0.05</text:p>
          </table:table-cell>
          <table:table-cell office:value-type="float" office:value="0.148863881875702" calcext:value-type="float">
            <text:p>0.14886388187570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1.53556118535325" calcext:value-type="float">
            <text:p>-1.53556118535325</text:p>
          </table:table-cell>
          <table:table-cell office:value-type="float" office:value="0.05" calcext:value-type="float">
            <text:p>0.05</text:p>
          </table:table-cell>
          <table:table-cell office:value-type="float" office:value="0.0390465102134351" calcext:value-type="float">
            <text:p>0.0390465102134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3.19974655203308" calcext:value-type="float">
            <text:p>-3.19974655203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882874713831" calcext:value-type="float">
            <text:p>0.099088287471383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0'.$A$1:.$D$211"/>
        </table:named-expressions>
      </table:table>
      <table:table table:name="Diode 31" table:style-name="ta8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8186711830797" calcext:value-type="float">
            <text:p>-0.07881867118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057886361047" calcext:value-type="float">
            <text:p>0.07430578863610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93319817422598" calcext:value-type="float">
            <text:p>-0.1933198174225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398990142722" calcext:value-type="float">
            <text:p>0.09463989901427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98611206208996" calcext:value-type="float">
            <text:p>-0.1986112062089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44572950593687" calcext:value-type="float">
            <text:p>0.0444572950593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91765367277304" calcext:value-type="float">
            <text:p>-0.191765367277304</text:p>
          </table:table-cell>
          <table:table-cell office:value-type="float" office:value="0.05" calcext:value-type="float">
            <text:p>0.05</text:p>
          </table:table-cell>
          <table:table-cell office:value-type="float" office:value="0.119486261147382" calcext:value-type="float">
            <text:p>0.1194862611473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94619562072153" calcext:value-type="float">
            <text:p>-0.194619562072153</text:p>
          </table:table-cell>
          <table:table-cell office:value-type="float" office:value="0.05" calcext:value-type="float">
            <text:p>0.05</text:p>
          </table:table-cell>
          <table:table-cell office:value-type="float" office:value="0.110887257507133" calcext:value-type="float">
            <text:p>0.11088725750713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217791548313375" calcext:value-type="float">
            <text:p>-0.2177915483133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8377223418243" calcext:value-type="float">
            <text:p>0.0678377223418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33255833253499" calcext:value-type="float">
            <text:p>-0.233255833253499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11507536234" calcext:value-type="float">
            <text:p>0.11531150753623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209914352020258" calcext:value-type="float">
            <text:p>-0.2099143520202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18317723215" calcext:value-type="float">
            <text:p>0.10551831772321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34040146102837" calcext:value-type="float">
            <text:p>-0.2340401461028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1233762038174" calcext:value-type="float">
            <text:p>0.05912337620381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35848609795078" calcext:value-type="float">
            <text:p>-0.2358486097950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592177558766" calcext:value-type="float">
            <text:p>0.09625921775587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60588649382272" calcext:value-type="float">
            <text:p>-0.2605886493822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94539106819" calcext:value-type="float">
            <text:p>0.1019945391068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178766336987852" calcext:value-type="float">
            <text:p>-0.178766336987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45454134797959" calcext:value-type="float">
            <text:p>0.08454541347979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179953485338201" calcext:value-type="float">
            <text:p>-0.1799534853382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7355845137305" calcext:value-type="float">
            <text:p>0.10735584513730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73926603023657" calcext:value-type="float">
            <text:p>-0.27392660302365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68553441304" calcext:value-type="float">
            <text:p>0.1103685534413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322531050901954" calcext:value-type="float">
            <text:p>-0.322531050901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3847309009282" calcext:value-type="float">
            <text:p>0.0883847309009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05180926819769" calcext:value-type="float">
            <text:p>-0.2051809268197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2828514199" calcext:value-type="float">
            <text:p>0.10028285141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19557367457899" calcext:value-type="float">
            <text:p>-0.219557367457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987315952823" calcext:value-type="float">
            <text:p>0.08059873159528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354208586153668" calcext:value-type="float">
            <text:p>-0.3542085861536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396782982256" calcext:value-type="float">
            <text:p>0.06593967829822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27066925378511" calcext:value-type="float">
            <text:p>-0.2270669253785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20406055649" calcext:value-type="float">
            <text:p>0.1082204060556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83011446436494" calcext:value-type="float">
            <text:p>-0.2830114464364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442781539247" calcext:value-type="float">
            <text:p>0.0869442781539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84466794138265" calcext:value-type="float">
            <text:p>-0.2844667941382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290913585133" calcext:value-type="float">
            <text:p>0.10429091358513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5279626380024" calcext:value-type="float">
            <text:p>-0.252796263800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1210114482253" calcext:value-type="float">
            <text:p>0.0971210114482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309878126563738" calcext:value-type="float">
            <text:p>-0.309878126563738</text:p>
          </table:table-cell>
          <table:table-cell office:value-type="float" office:value="0.05" calcext:value-type="float">
            <text:p>0.05</text:p>
          </table:table-cell>
          <table:table-cell office:value-type="float" office:value="0.0546047707564544" calcext:value-type="float">
            <text:p>0.05460477075645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15459129235256" calcext:value-type="float">
            <text:p>-0.315459129235256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036694149743" calcext:value-type="float">
            <text:p>0.0985036694149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282354334277143" calcext:value-type="float">
            <text:p>-0.2823543342771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4939073421289" calcext:value-type="float">
            <text:p>0.1049390734212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4736979143152" calcext:value-type="float">
            <text:p>-0.347369791431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7718909785029" calcext:value-type="float">
            <text:p>0.0687718909785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64360124154709" calcext:value-type="float">
            <text:p>-0.3643601241547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6575742093772" calcext:value-type="float">
            <text:p>0.06657574209377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52526894314014" calcext:value-type="float">
            <text:p>-0.3525268943140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447081917591" calcext:value-type="float">
            <text:p>0.1124470819175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4597084182751" calcext:value-type="float">
            <text:p>-0.34597084182751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564660534571" calcext:value-type="float">
            <text:p>0.0961564660534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80417761162988" calcext:value-type="float">
            <text:p>-0.380417761162988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88608436193" calcext:value-type="float">
            <text:p>0.08958860843619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83003445656588" calcext:value-type="float">
            <text:p>-0.383003445656588</text:p>
          </table:table-cell>
          <table:table-cell office:value-type="float" office:value="0.05" calcext:value-type="float">
            <text:p>0.05</text:p>
          </table:table-cell>
          <table:table-cell office:value-type="float" office:value="0.0426266606911742" calcext:value-type="float">
            <text:p>0.0426266606911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57534890118688" calcext:value-type="float">
            <text:p>-0.457534890118688</text:p>
          </table:table-cell>
          <table:table-cell office:value-type="float" office:value="0.05" calcext:value-type="float">
            <text:p>0.05</text:p>
          </table:table-cell>
          <table:table-cell office:value-type="float" office:value="0.140414992066099" calcext:value-type="float">
            <text:p>0.1404149920660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88315232608279" calcext:value-type="float">
            <text:p>-0.4883152326082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6966889394" calcext:value-type="float">
            <text:p>0.1066696688939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59169812260777" calcext:value-type="float">
            <text:p>-0.5916981226077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24040731774" calcext:value-type="float">
            <text:p>0.1107240407317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651859892153252" calcext:value-type="float">
            <text:p>-0.6518598921532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90139708720904" calcext:value-type="float">
            <text:p>0.0690139708720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1.04610595091575" calcext:value-type="float">
            <text:p>-1.046105950915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88687100460377" calcext:value-type="float">
            <text:p>0.0788687100460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2.03947019816298" calcext:value-type="float">
            <text:p>-2.0394701981629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32272773034" calcext:value-type="float">
            <text:p>0.10293227277303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4.96190429938221" calcext:value-type="float">
            <text:p>-4.96190429938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48875848319" calcext:value-type="float">
            <text:p>0.1023488758483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13.235249647118" calcext:value-type="float">
            <text:p>-13.235249647118</text:p>
          </table:table-cell>
          <table:table-cell office:value-type="float" office:value="0.05" calcext:value-type="float">
            <text:p>0.05</text:p>
          </table:table-cell>
          <table:table-cell office:value-type="float" office:value="0.140701714881004" calcext:value-type="float">
            <text:p>0.1407017148810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32.6424604036471" calcext:value-type="float">
            <text:p>-32.6424604036471</text:p>
          </table:table-cell>
          <table:table-cell office:value-type="float" office:value="0.05" calcext:value-type="float">
            <text:p>0.05</text:p>
          </table:table-cell>
          <table:table-cell office:value-type="float" office:value="0.252811824685937" calcext:value-type="float">
            <text:p>0.25281182468593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68.3082620569939" calcext:value-type="float">
            <text:p>-68.3082620569939</text:p>
          </table:table-cell>
          <table:table-cell office:value-type="float" office:value="0.05" calcext:value-type="float">
            <text:p>0.05</text:p>
          </table:table-cell>
          <table:table-cell office:value-type="float" office:value="0.51917496609928" calcext:value-type="float">
            <text:p>0.519174966099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118.964124536401" calcext:value-type="float">
            <text:p>-118.964124536401</text:p>
          </table:table-cell>
          <table:table-cell office:value-type="float" office:value="0.05" calcext:value-type="float">
            <text:p>0.05</text:p>
          </table:table-cell>
          <table:table-cell office:value-type="float" office:value="0.889934315116239" calcext:value-type="float">
            <text:p>0.88993431511623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179.579829573987" calcext:value-type="float">
            <text:p>-179.579829573987</text:p>
          </table:table-cell>
          <table:table-cell office:value-type="float" office:value="0.05" calcext:value-type="float">
            <text:p>0.05</text:p>
          </table:table-cell>
          <table:table-cell office:value-type="float" office:value="1.3385567824243" calcext:value-type="float">
            <text:p>1.3385567824243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1'.$A$1:.$D$211"/>
        </table:named-expressions>
      </table:table>
      <table:table table:name="Diode 32" table:style-name="ta9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5989480721914" calcext:value-type="float">
            <text:p>0.035598948072191</text:p>
          </table:table-cell>
          <table:table-cell office:value-type="float" office:value="0.05" calcext:value-type="float">
            <text:p>0.05</text:p>
          </table:table-cell>
          <table:table-cell office:value-type="float" office:value="0.0594027281894677" calcext:value-type="float">
            <text:p>0.05940272818946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75633640962523" calcext:value-type="float">
            <text:p>-0.17563364096252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17361303797" calcext:value-type="float">
            <text:p>0.1162173613037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87676562408854" calcext:value-type="float">
            <text:p>-0.187676562408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950758088964" calcext:value-type="float">
            <text:p>0.09979507580889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21776010542755" calcext:value-type="float">
            <text:p>-0.21776010542755</text:p>
          </table:table-cell>
          <table:table-cell office:value-type="float" office:value="0.05" calcext:value-type="float">
            <text:p>0.05</text:p>
          </table:table-cell>
          <table:table-cell office:value-type="float" office:value="0.061327244725541" calcext:value-type="float">
            <text:p>0.06132724472554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54522676315768" calcext:value-type="float">
            <text:p>-0.1545226763157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51590929210881" calcext:value-type="float">
            <text:p>0.06515909292108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2316046177574" calcext:value-type="float">
            <text:p>-0.23160461775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17241169978" calcext:value-type="float">
            <text:p>0.109172411699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00135729121134" calcext:value-type="float">
            <text:p>-0.200135729121134</text:p>
          </table:table-cell>
          <table:table-cell office:value-type="float" office:value="0.05" calcext:value-type="float">
            <text:p>0.05</text:p>
          </table:table-cell>
          <table:table-cell office:value-type="float" office:value="0.110970309798676" calcext:value-type="float">
            <text:p>0.11097030979867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231338051547188" calcext:value-type="float">
            <text:p>-0.23133805154718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220780788304" calcext:value-type="float">
            <text:p>0.0983220780788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18908202672913" calcext:value-type="float">
            <text:p>-0.189082026729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32612956774" calcext:value-type="float">
            <text:p>0.1058326129567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43899782059328" calcext:value-type="float">
            <text:p>-0.243899782059328</text:p>
          </table:table-cell>
          <table:table-cell office:value-type="float" office:value="0.05" calcext:value-type="float">
            <text:p>0.05</text:p>
          </table:table-cell>
          <table:table-cell office:value-type="float" office:value="0.114450751785169" calcext:value-type="float">
            <text:p>0.1144507517851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56843391687275" calcext:value-type="float">
            <text:p>-0.2568433916872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807243861299" calcext:value-type="float">
            <text:p>0.0871807243861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310269009357553" calcext:value-type="float">
            <text:p>-0.310269009357553</text:p>
          </table:table-cell>
          <table:table-cell office:value-type="float" office:value="0.05" calcext:value-type="float">
            <text:p>0.05</text:p>
          </table:table-cell>
          <table:table-cell office:value-type="float" office:value="0.070208984369653" calcext:value-type="float">
            <text:p>0.07020898436965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21846947936281" calcext:value-type="float">
            <text:p>-0.2218469479362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8794399174694" calcext:value-type="float">
            <text:p>0.0728794399174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314444795278011" calcext:value-type="float">
            <text:p>-0.3144447952780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557149330846" calcext:value-type="float">
            <text:p>0.1005571493308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99699858791516" calcext:value-type="float">
            <text:p>-0.29969985879151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8231647777812" calcext:value-type="float">
            <text:p>0.0998231647777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75136213211178" calcext:value-type="float">
            <text:p>-0.275136213211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61222681186" calcext:value-type="float">
            <text:p>0.10176122268118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79121043072172" calcext:value-type="float">
            <text:p>-0.27912104307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30334735099" calcext:value-type="float">
            <text:p>0.1038303347350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58787935590421" calcext:value-type="float">
            <text:p>-0.2587879355904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010319028761" calcext:value-type="float">
            <text:p>0.09620103190287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61517112199361" calcext:value-type="float">
            <text:p>-0.261517112199361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999730210884" calcext:value-type="float">
            <text:p>0.09439997302108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90406526384608" calcext:value-type="float">
            <text:p>-0.2904065263846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65354390604598" calcext:value-type="float">
            <text:p>0.076535439060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31026892684975" calcext:value-type="float">
            <text:p>-0.310268926849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9563157285381" calcext:value-type="float">
            <text:p>0.0949563157285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332075904221159" calcext:value-type="float">
            <text:p>-0.33207590422115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27486877656" calcext:value-type="float">
            <text:p>0.10642748687765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354496805653776" calcext:value-type="float">
            <text:p>-0.35449680565377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380981663403" calcext:value-type="float">
            <text:p>0.1003809816634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58242742421713" calcext:value-type="float">
            <text:p>-0.358242742421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2553661791964" calcext:value-type="float">
            <text:p>0.08725536617919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33986058871979" calcext:value-type="float">
            <text:p>-0.33398605887197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469239943716" calcext:value-type="float">
            <text:p>0.09954692399437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48458340072394" calcext:value-type="float">
            <text:p>-0.3484583400723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8505477549345" calcext:value-type="float">
            <text:p>0.0948505477549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87548358968851" calcext:value-type="float">
            <text:p>-0.387548358968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3016854517483" calcext:value-type="float">
            <text:p>0.07830168545174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53616463896402" calcext:value-type="float">
            <text:p>-0.3536164638964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1014227583286" calcext:value-type="float">
            <text:p>0.06410142275832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56339039881095" calcext:value-type="float">
            <text:p>-0.3563390398810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930133511533" calcext:value-type="float">
            <text:p>0.10093013351153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71343083872403" calcext:value-type="float">
            <text:p>-0.3713430838724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55041497307" calcext:value-type="float">
            <text:p>0.0685504149730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416499076451791" calcext:value-type="float">
            <text:p>-0.416499076451791</text:p>
          </table:table-cell>
          <table:table-cell office:value-type="float" office:value="0.05" calcext:value-type="float">
            <text:p>0.05</text:p>
          </table:table-cell>
          <table:table-cell office:value-type="float" office:value="0.126125624109271" calcext:value-type="float">
            <text:p>0.12612562410927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46016011984194" calcext:value-type="float">
            <text:p>-0.4460160119841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58064592137" calcext:value-type="float">
            <text:p>0.10675806459213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512439644927774" calcext:value-type="float">
            <text:p>-0.5124396449277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36645811636085" calcext:value-type="float">
            <text:p>0.06366458116360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544849964098819" calcext:value-type="float">
            <text:p>-0.5448499640988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563855892103" calcext:value-type="float">
            <text:p>0.1015638558921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657985059728698" calcext:value-type="float">
            <text:p>-0.65798505972869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8225349177188" calcext:value-type="float">
            <text:p>0.0878225349177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1.02727033298588" calcext:value-type="float">
            <text:p>-1.02727033298588</text:p>
          </table:table-cell>
          <table:table-cell office:value-type="float" office:value="0.05" calcext:value-type="float">
            <text:p>0.05</text:p>
          </table:table-cell>
          <table:table-cell office:value-type="float" office:value="0.0471771478871963" calcext:value-type="float">
            <text:p>0.04717714788719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1.90295155459473" calcext:value-type="float">
            <text:p>-1.902951554594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9769593719" calcext:value-type="float">
            <text:p>0.097797695937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4.39946242942321" calcext:value-type="float">
            <text:p>-4.399462429423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35505170423" calcext:value-type="float">
            <text:p>0.1162355051704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11.3148131862766" calcext:value-type="float">
            <text:p>-11.3148131862766</text:p>
          </table:table-cell>
          <table:table-cell office:value-type="float" office:value="0.05" calcext:value-type="float">
            <text:p>0.05</text:p>
          </table:table-cell>
          <table:table-cell office:value-type="float" office:value="0.139626395432761" calcext:value-type="float">
            <text:p>0.13962639543276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27.8885301777193" calcext:value-type="float">
            <text:p>-27.8885301777193</text:p>
          </table:table-cell>
          <table:table-cell office:value-type="float" office:value="0.05" calcext:value-type="float">
            <text:p>0.05</text:p>
          </table:table-cell>
          <table:table-cell office:value-type="float" office:value="0.22151002568613" calcext:value-type="float">
            <text:p>0.2215100256861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60.9780535837743" calcext:value-type="float">
            <text:p>-60.9780535837743</text:p>
          </table:table-cell>
          <table:table-cell office:value-type="float" office:value="0.05" calcext:value-type="float">
            <text:p>0.05</text:p>
          </table:table-cell>
          <table:table-cell office:value-type="float" office:value="0.459515564455156" calcext:value-type="float">
            <text:p>0.45951556445515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113.645257877924" calcext:value-type="float">
            <text:p>-113.645257877924</text:p>
          </table:table-cell>
          <table:table-cell office:value-type="float" office:value="0.05" calcext:value-type="float">
            <text:p>0.05</text:p>
          </table:table-cell>
          <table:table-cell office:value-type="float" office:value="0.820921139897537" calcext:value-type="float">
            <text:p>0.82092113989753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183.401182969446" calcext:value-type="float">
            <text:p>-183.401182969446</text:p>
          </table:table-cell>
          <table:table-cell office:value-type="float" office:value="0.05" calcext:value-type="float">
            <text:p>0.05</text:p>
          </table:table-cell>
          <table:table-cell office:value-type="float" office:value="1.32193049216986" calcext:value-type="float">
            <text:p>1.32193049216986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2'.$A$1:.$D$211"/>
        </table:named-expressions>
      </table:table>
      <table:table table:name="Diode 33" table:style-name="ta10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76964352279486" calcext:value-type="float">
            <text:p>-0.0676964352279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45653443874008" calcext:value-type="float">
            <text:p>0.0945653443874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28997929303388" calcext:value-type="float">
            <text:p>-0.128997929303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375926494241899" calcext:value-type="float">
            <text:p>0.037592649424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50176655652944" calcext:value-type="float">
            <text:p>-0.1501766556529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590231356744" calcext:value-type="float">
            <text:p>0.0772590231356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80378678471529" calcext:value-type="float">
            <text:p>-0.1803786784715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9349021657967" calcext:value-type="float">
            <text:p>0.0889349021657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88008818318897" calcext:value-type="float">
            <text:p>-0.188008818318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761705728036003" calcext:value-type="float">
            <text:p>0.076170572803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145042559253254" calcext:value-type="float">
            <text:p>-0.1450425592532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409881637896" calcext:value-type="float">
            <text:p>0.0708409881637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195557727381802" calcext:value-type="float">
            <text:p>-0.1955577273818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0432659808691" calcext:value-type="float">
            <text:p>0.0640432659808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16264299061489" calcext:value-type="float">
            <text:p>-0.16264299061489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7280143502" calcext:value-type="float">
            <text:p>0.04044728014350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08984568315356" calcext:value-type="float">
            <text:p>-0.208984568315356</text:p>
          </table:table-cell>
          <table:table-cell office:value-type="float" office:value="0.05" calcext:value-type="float">
            <text:p>0.05</text:p>
          </table:table-cell>
          <table:table-cell office:value-type="float" office:value="0.0627870356869333" calcext:value-type="float">
            <text:p>0.06278703568693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190491183978057" calcext:value-type="float">
            <text:p>-0.1904911839780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87951136491" calcext:value-type="float">
            <text:p>0.1068879511364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197891294537425" calcext:value-type="float">
            <text:p>-0.1978912945374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32682726632" calcext:value-type="float">
            <text:p>0.10773268272663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44990311881714" calcext:value-type="float">
            <text:p>-0.2449903118817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24735496259807" calcext:value-type="float">
            <text:p>0.0124735496259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17270517306402" calcext:value-type="float">
            <text:p>-0.2172705173064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474528673485" calcext:value-type="float">
            <text:p>0.0934474528673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46863993867099" calcext:value-type="float">
            <text:p>-0.2468639938670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39277858373427" calcext:value-type="float">
            <text:p>0.06392778583734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21653920527984" calcext:value-type="float">
            <text:p>-0.2216539205279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18807741928" calcext:value-type="float">
            <text:p>0.1043188077419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29540872674191" calcext:value-type="float">
            <text:p>-0.229540872674191</text:p>
          </table:table-cell>
          <table:table-cell office:value-type="float" office:value="0.05" calcext:value-type="float">
            <text:p>0.05</text:p>
          </table:table-cell>
          <table:table-cell office:value-type="float" office:value="0.120653348307155" calcext:value-type="float">
            <text:p>0.1206533483071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38144955803883" calcext:value-type="float">
            <text:p>-0.2381449558038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3055776281306" calcext:value-type="float">
            <text:p>0.0883055776281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54703750199557" calcext:value-type="float">
            <text:p>-0.2547037501995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342382647291" calcext:value-type="float">
            <text:p>0.09963423826472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81976894063323" calcext:value-type="float">
            <text:p>-0.2819768940633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446145523069" calcext:value-type="float">
            <text:p>0.1054461455230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84648569738385" calcext:value-type="float">
            <text:p>-0.2846485697383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48304892901806" calcext:value-type="float">
            <text:p>0.0748304892901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317089663387273" calcext:value-type="float">
            <text:p>-0.3170896633872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839263543936" calcext:value-type="float">
            <text:p>0.10883926354393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46803007387495" calcext:value-type="float">
            <text:p>-0.24680300738749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7493942547716" calcext:value-type="float">
            <text:p>0.08874939425477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277965626152376" calcext:value-type="float">
            <text:p>-0.2779656261523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79634258232" calcext:value-type="float">
            <text:p>0.11047963425823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288896536515587" calcext:value-type="float">
            <text:p>-0.2888965365155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60756408522916" calcext:value-type="float">
            <text:p>0.07607564085229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23211361226963" calcext:value-type="float">
            <text:p>-0.323211361226963</text:p>
          </table:table-cell>
          <table:table-cell office:value-type="float" office:value="0.05" calcext:value-type="float">
            <text:p>0.05</text:p>
          </table:table-cell>
          <table:table-cell office:value-type="float" office:value="0.0452332585779321" calcext:value-type="float">
            <text:p>0.04523325857793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24611400094325" calcext:value-type="float">
            <text:p>-0.3246114000943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667530444449" calcext:value-type="float">
            <text:p>0.1006675304444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28317393367494" calcext:value-type="float">
            <text:p>-0.283173933674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153019960769" calcext:value-type="float">
            <text:p>0.08951530199607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61976612123157" calcext:value-type="float">
            <text:p>-0.3619766121231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31519376475519" calcext:value-type="float">
            <text:p>0.0931519376475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62747760637664" calcext:value-type="float">
            <text:p>-0.3627477606376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081734846128" calcext:value-type="float">
            <text:p>0.09060817348461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46135046865172" calcext:value-type="float">
            <text:p>-0.346135046865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564782354159" calcext:value-type="float">
            <text:p>0.08045647823541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78454216631954" calcext:value-type="float">
            <text:p>-0.378454216631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079149041249" calcext:value-type="float">
            <text:p>0.0993079149041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43762360462978" calcext:value-type="float">
            <text:p>-0.4437623604629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946001573248" calcext:value-type="float">
            <text:p>0.0902946001573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37837118265341" calcext:value-type="float">
            <text:p>-0.43783711826534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9864442126459" calcext:value-type="float">
            <text:p>0.0789864442126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460841928354289" calcext:value-type="float">
            <text:p>-0.460841928354289</text:p>
          </table:table-cell>
          <table:table-cell office:value-type="float" office:value="0.05" calcext:value-type="float">
            <text:p>0.05</text:p>
          </table:table-cell>
          <table:table-cell office:value-type="float" office:value="0.0891376118724018" calcext:value-type="float">
            <text:p>0.08913761187240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38291714671792" calcext:value-type="float">
            <text:p>-0.538291714671792</text:p>
          </table:table-cell>
          <table:table-cell office:value-type="float" office:value="0.05" calcext:value-type="float">
            <text:p>0.05</text:p>
          </table:table-cell>
          <table:table-cell office:value-type="float" office:value="0.128638529445357" calcext:value-type="float">
            <text:p>0.1286385294453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624711077661723" calcext:value-type="float">
            <text:p>-0.624711077661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9827701188524" calcext:value-type="float">
            <text:p>0.0809827701188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87234769235641" calcext:value-type="float">
            <text:p>-0.87234769235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43119379628901" calcext:value-type="float">
            <text:p>0.084311937962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51397757768008" calcext:value-type="float">
            <text:p>-1.513977577680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064324891731" calcext:value-type="float">
            <text:p>0.0731064324891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3.2885813994396" calcext:value-type="float">
            <text:p>-3.2885813994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0505043772501" calcext:value-type="float">
            <text:p>0.094050504377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8.1483642782913" calcext:value-type="float">
            <text:p>-8.14836427829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8817103960019" calcext:value-type="float">
            <text:p>0.1288171039600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20.5526104889065" calcext:value-type="float">
            <text:p>-20.5526104889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59342236321838" calcext:value-type="float">
            <text:p>0.1593422363218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47.0036310875089" calcext:value-type="float">
            <text:p>-47.0036310875089</text:p>
          </table:table-cell>
          <table:table-cell office:value-type="float" office:value="0.05" calcext:value-type="float">
            <text:p>0.05</text:p>
          </table:table-cell>
          <table:table-cell office:value-type="float" office:value="0.349794184619464" calcext:value-type="float">
            <text:p>0.34979418461946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92.9222099681167" calcext:value-type="float">
            <text:p>-92.9222099681167</text:p>
          </table:table-cell>
          <table:table-cell office:value-type="float" office:value="0.05" calcext:value-type="float">
            <text:p>0.05</text:p>
          </table:table-cell>
          <table:table-cell office:value-type="float" office:value="0.66325962172078" calcext:value-type="float">
            <text:p>0.66325962172078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3'.$A$1:.$D$211"/>
        </table:named-expressions>
      </table:table>
      <table:table table:name="Diode 34" table:style-name="ta11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20798227167991" calcext:value-type="float">
            <text:p>-0.022079822716799</text:p>
          </table:table-cell>
          <table:table-cell office:value-type="float" office:value="0.05" calcext:value-type="float">
            <text:p>0.05</text:p>
          </table:table-cell>
          <table:table-cell office:value-type="float" office:value="0.0776114492289586" calcext:value-type="float">
            <text:p>0.07761144922895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36249042535243" calcext:value-type="float">
            <text:p>-0.136249042535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654667851981" calcext:value-type="float">
            <text:p>0.09816546678519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90472465820319" calcext:value-type="float">
            <text:p>-0.1904724658203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169577166786" calcext:value-type="float">
            <text:p>0.1116957716678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57404665087366" calcext:value-type="float">
            <text:p>-0.157404665087366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976176870737" calcext:value-type="float">
            <text:p>0.0978976176870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96071935689339" calcext:value-type="float">
            <text:p>-0.1960719356893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68162126420002" calcext:value-type="float">
            <text:p>0.0468162126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15475192450335" calcext:value-type="float">
            <text:p>-0.154751924503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588663476428" calcext:value-type="float">
            <text:p>0.09905886634764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38241161709423" calcext:value-type="float">
            <text:p>-0.238241161709423</text:p>
          </table:table-cell>
          <table:table-cell office:value-type="float" office:value="0.05" calcext:value-type="float">
            <text:p>0.05</text:p>
          </table:table-cell>
          <table:table-cell office:value-type="float" office:value="0.0356833571446475" calcext:value-type="float">
            <text:p>0.03568335714464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1789727930787" calcext:value-type="float">
            <text:p>-0.17897279307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475460018444" calcext:value-type="float">
            <text:p>0.1114754600184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29427140421101" calcext:value-type="float">
            <text:p>-0.2294271404211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557513315591" calcext:value-type="float">
            <text:p>0.1135575133155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19201559355084" calcext:value-type="float">
            <text:p>-0.219201559355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28698424450462" calcext:value-type="float">
            <text:p>0.0628698424450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186055476989954" calcext:value-type="float">
            <text:p>-0.186055476989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7730073977743" calcext:value-type="float">
            <text:p>0.07773007397774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35582934663692" calcext:value-type="float">
            <text:p>-0.235582934663692</text:p>
          </table:table-cell>
          <table:table-cell office:value-type="float" office:value="0.05" calcext:value-type="float">
            <text:p>0.05</text:p>
          </table:table-cell>
          <table:table-cell office:value-type="float" office:value="0.156917136323843" calcext:value-type="float">
            <text:p>0.15691713632384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7967213310716" calcext:value-type="float">
            <text:p>-0.279672133107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5453532665332" calcext:value-type="float">
            <text:p>0.06454535326653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12341017095621" calcext:value-type="float">
            <text:p>-0.212341017095621</text:p>
          </table:table-cell>
          <table:table-cell office:value-type="float" office:value="0.05" calcext:value-type="float">
            <text:p>0.05</text:p>
          </table:table-cell>
          <table:table-cell office:value-type="float" office:value="0.0528698358030279" calcext:value-type="float">
            <text:p>0.0528698358030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50897095196136" calcext:value-type="float">
            <text:p>-0.2508970951961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42657221061" calcext:value-type="float">
            <text:p>0.10504265722106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55366301805126" calcext:value-type="float">
            <text:p>-0.255366301805126</text:p>
          </table:table-cell>
          <table:table-cell office:value-type="float" office:value="0.05" calcext:value-type="float">
            <text:p>0.05</text:p>
          </table:table-cell>
          <table:table-cell office:value-type="float" office:value="0.0456817421004809" calcext:value-type="float">
            <text:p>0.0456817421004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86872324007492" calcext:value-type="float">
            <text:p>-0.286872324007492</text:p>
          </table:table-cell>
          <table:table-cell office:value-type="float" office:value="0.05" calcext:value-type="float">
            <text:p>0.05</text:p>
          </table:table-cell>
          <table:table-cell office:value-type="float" office:value="0.125009420973891" calcext:value-type="float">
            <text:p>0.1250094209738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5903183342454" calcext:value-type="float">
            <text:p>-0.259031833424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20771669504" calcext:value-type="float">
            <text:p>0.1019207716695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80005160701201" calcext:value-type="float">
            <text:p>-0.28000516070120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5898116140852" calcext:value-type="float">
            <text:p>0.0675898116140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90805620873929" calcext:value-type="float">
            <text:p>-0.29080562087392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421529821485" calcext:value-type="float">
            <text:p>0.1014215298214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86976806970803" calcext:value-type="float">
            <text:p>-0.2869768069708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860916616929" calcext:value-type="float">
            <text:p>0.1186091661692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95725659144033" calcext:value-type="float">
            <text:p>-0.295725659144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39139417796109" calcext:value-type="float">
            <text:p>0.04391394177961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31869206373415" calcext:value-type="float">
            <text:p>-0.318692063734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54408842792" calcext:value-type="float">
            <text:p>0.10795440884279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26957389864673" calcext:value-type="float">
            <text:p>-0.32695738986467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46101402048" calcext:value-type="float">
            <text:p>0.11684610140204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09413954469239" calcext:value-type="float">
            <text:p>-0.309413954469239</text:p>
          </table:table-cell>
          <table:table-cell office:value-type="float" office:value="0.05" calcext:value-type="float">
            <text:p>0.05</text:p>
          </table:table-cell>
          <table:table-cell office:value-type="float" office:value="0.0569030208779788" calcext:value-type="float">
            <text:p>0.05690302087797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4326554966906" calcext:value-type="float">
            <text:p>-0.34326554966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66048883662866" calcext:value-type="float">
            <text:p>0.08660488836628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62220152952067" calcext:value-type="float">
            <text:p>-0.3622201529520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292569077909" calcext:value-type="float">
            <text:p>0.0985292569077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13909139600867" calcext:value-type="float">
            <text:p>-0.313909139600867</text:p>
          </table:table-cell>
          <table:table-cell office:value-type="float" office:value="0.05" calcext:value-type="float">
            <text:p>0.05</text:p>
          </table:table-cell>
          <table:table-cell office:value-type="float" office:value="0.131335600153523" calcext:value-type="float">
            <text:p>0.1313356001535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30615968594818" calcext:value-type="float">
            <text:p>-0.3306159685948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439829573505" calcext:value-type="float">
            <text:p>0.11543982957350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57267357092286" calcext:value-type="float">
            <text:p>-0.357267357092286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18385592654" calcext:value-type="float">
            <text:p>0.10261838559265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53863254109446" calcext:value-type="float">
            <text:p>-0.353863254109446</text:p>
          </table:table-cell>
          <table:table-cell office:value-type="float" office:value="0.05" calcext:value-type="float">
            <text:p>0.05</text:p>
          </table:table-cell>
          <table:table-cell office:value-type="float" office:value="0.132695009594257" calcext:value-type="float">
            <text:p>0.1326950095942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16104444322364" calcext:value-type="float">
            <text:p>-0.4161044443223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881767151572" calcext:value-type="float">
            <text:p>0.0956881767151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15856068155193" calcext:value-type="float">
            <text:p>-0.41585606815519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41880728223" calcext:value-type="float">
            <text:p>0.1010418807282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443912303731806" calcext:value-type="float">
            <text:p>-0.443912303731806</text:p>
          </table:table-cell>
          <table:table-cell office:value-type="float" office:value="0.05" calcext:value-type="float">
            <text:p>0.05</text:p>
          </table:table-cell>
          <table:table-cell office:value-type="float" office:value="0.0504374517363213" calcext:value-type="float">
            <text:p>0.05043745173632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05447633465569" calcext:value-type="float">
            <text:p>-0.5054476334655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72154431885" calcext:value-type="float">
            <text:p>0.1058721544318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589622850628089" calcext:value-type="float">
            <text:p>-0.5896228506280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5304942627" calcext:value-type="float">
            <text:p>0.101753049426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778332624701134" calcext:value-type="float">
            <text:p>-0.77833262470113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34358287521" calcext:value-type="float">
            <text:p>0.10213435828752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34794400127304" calcext:value-type="float">
            <text:p>-1.347944001273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76003100464" calcext:value-type="float">
            <text:p>0.10747600310046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2.78591132647815" calcext:value-type="float">
            <text:p>-2.7859113264781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9408725634364" calcext:value-type="float">
            <text:p>0.07394087256343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6.80921302848333" calcext:value-type="float">
            <text:p>-6.80921302848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5528035200172" calcext:value-type="float">
            <text:p>0.06155280352001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17.0135288406866" calcext:value-type="float">
            <text:p>-17.0135288406866</text:p>
          </table:table-cell>
          <table:table-cell office:value-type="float" office:value="0.05" calcext:value-type="float">
            <text:p>0.05</text:p>
          </table:table-cell>
          <table:table-cell office:value-type="float" office:value="0.129728091325424" calcext:value-type="float">
            <text:p>0.1297280913254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39.0696042802224" calcext:value-type="float">
            <text:p>-39.0696042802224</text:p>
          </table:table-cell>
          <table:table-cell office:value-type="float" office:value="0.05" calcext:value-type="float">
            <text:p>0.05</text:p>
          </table:table-cell>
          <table:table-cell office:value-type="float" office:value="0.281180080199931" calcext:value-type="float">
            <text:p>0.2811800801999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78.5509444412304" calcext:value-type="float">
            <text:p>-78.5509444412304</text:p>
          </table:table-cell>
          <table:table-cell office:value-type="float" office:value="0.05" calcext:value-type="float">
            <text:p>0.05</text:p>
          </table:table-cell>
          <table:table-cell office:value-type="float" office:value="0.545498955018818" calcext:value-type="float">
            <text:p>0.545498955018818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4'.$A$1:.$D$211"/>
        </table:named-expressions>
      </table:table>
      <table:table table:name="Diode 35" table:style-name="ta1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96934651150648" calcext:value-type="float">
            <text:p>0.0069693465115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1934566563974" calcext:value-type="float">
            <text:p>0.0791934566563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85591998491794" calcext:value-type="float">
            <text:p>-0.185591998491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93550891877416" calcext:value-type="float">
            <text:p>0.0693550891877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210054340913803" calcext:value-type="float">
            <text:p>-0.210054340913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654054853805" calcext:value-type="float">
            <text:p>0.0977654054853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28116830954918" calcext:value-type="float">
            <text:p>-0.2811683095491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703732526169" calcext:value-type="float">
            <text:p>0.08807037325261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293251776872581" calcext:value-type="float">
            <text:p>-0.293251776872581</text:p>
          </table:table-cell>
          <table:table-cell office:value-type="float" office:value="0.05" calcext:value-type="float">
            <text:p>0.05</text:p>
          </table:table-cell>
          <table:table-cell office:value-type="float" office:value="0.0449482221277851" calcext:value-type="float">
            <text:p>0.0449482221277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292728768069803" calcext:value-type="float">
            <text:p>-0.292728768069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264988694229" calcext:value-type="float">
            <text:p>0.0881264988694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337945262280112" calcext:value-type="float">
            <text:p>-0.3379452622801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48998191878409" calcext:value-type="float">
            <text:p>0.07489981918784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397458065641324" calcext:value-type="float">
            <text:p>-0.39745806564132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27713910855" calcext:value-type="float">
            <text:p>0.1024277139108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385777011336104" calcext:value-type="float">
            <text:p>-0.3857770113361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860223936337" calcext:value-type="float">
            <text:p>0.07428602239363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385857386902062" calcext:value-type="float">
            <text:p>-0.3858573869020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32089001831" calcext:value-type="float">
            <text:p>0.1098320890018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389692984809006" calcext:value-type="float">
            <text:p>-0.389692984809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42381051926329" calcext:value-type="float">
            <text:p>0.04423810519263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450057597260371" calcext:value-type="float">
            <text:p>-0.4500575972603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28974085259512" calcext:value-type="float">
            <text:p>0.06289740852595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487817246717174" calcext:value-type="float">
            <text:p>-0.4878172467171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60536233984" calcext:value-type="float">
            <text:p>0.09996053623398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516806326093515" calcext:value-type="float">
            <text:p>-0.5168063260935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31561819716" calcext:value-type="float">
            <text:p>0.10123156181971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472360859961648" calcext:value-type="float">
            <text:p>-0.4723608599616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49456612038486" calcext:value-type="float">
            <text:p>0.0849456612038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510771184979748" calcext:value-type="float">
            <text:p>-0.51077118497974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0818903263" calcext:value-type="float">
            <text:p>0.115808189032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48946055078735" calcext:value-type="float">
            <text:p>-0.489460550787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6299072112844" calcext:value-type="float">
            <text:p>0.0762990721128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529634386432301" calcext:value-type="float">
            <text:p>-0.5296343864323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9840166367952" calcext:value-type="float">
            <text:p>0.0919840166367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537566965013854" calcext:value-type="float">
            <text:p>-0.537566965013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833727861019" calcext:value-type="float">
            <text:p>0.07528337278610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553318646019776" calcext:value-type="float">
            <text:p>-0.55331864601977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321592514421" calcext:value-type="float">
            <text:p>0.0942321592514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575976900804033" calcext:value-type="float">
            <text:p>-0.575976900804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722969442267376" calcext:value-type="float">
            <text:p>0.0722969442267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56427528229025" calcext:value-type="float">
            <text:p>-0.56427528229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90667118027342" calcext:value-type="float">
            <text:p>0.07906671180273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574709801738602" calcext:value-type="float">
            <text:p>-0.57470980173860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48287510554" calcext:value-type="float">
            <text:p>0.0834828751055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600687132759065" calcext:value-type="float">
            <text:p>-0.600687132759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44897054475" calcext:value-type="float">
            <text:p>0.1025448970544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592258385883543" calcext:value-type="float">
            <text:p>-0.592258385883543</text:p>
          </table:table-cell>
          <table:table-cell office:value-type="float" office:value="0.05" calcext:value-type="float">
            <text:p>0.05</text:p>
          </table:table-cell>
          <table:table-cell office:value-type="float" office:value="0.0780044244303075" calcext:value-type="float">
            <text:p>0.07800442443030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640894360916184" calcext:value-type="float">
            <text:p>-0.6408943609161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03963446759" calcext:value-type="float">
            <text:p>0.10660396344675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627704529441438" calcext:value-type="float">
            <text:p>-0.6277045294414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280040261873" calcext:value-type="float">
            <text:p>0.09972800402618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635281759147749" calcext:value-type="float">
            <text:p>-0.6352817591477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88894642853063" calcext:value-type="float">
            <text:p>0.0688894642853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652307577757362" calcext:value-type="float">
            <text:p>-0.65230757775736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179706091381" calcext:value-type="float">
            <text:p>0.0943179706091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637910053128828" calcext:value-type="float">
            <text:p>-0.63791005312882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619216646009" calcext:value-type="float">
            <text:p>0.0881619216646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699683216559723" calcext:value-type="float">
            <text:p>-0.699683216559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989628124523" calcext:value-type="float">
            <text:p>0.0743989628124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704430629528177" calcext:value-type="float">
            <text:p>-0.704430629528177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209590864499" calcext:value-type="float">
            <text:p>0.0927209590864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740326088068892" calcext:value-type="float">
            <text:p>-0.74032608806889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484955968709" calcext:value-type="float">
            <text:p>0.09164849559687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741379209084031" calcext:value-type="float">
            <text:p>-0.7413792090840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39836231500264" calcext:value-type="float">
            <text:p>0.09398362315002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777509550458032" calcext:value-type="float">
            <text:p>-0.777509550458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566521019821787" calcext:value-type="float">
            <text:p>0.05665210198217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840750411294819" calcext:value-type="float">
            <text:p>-0.8407504112948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437307413624" calcext:value-type="float">
            <text:p>0.09934373074136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975970364695645" calcext:value-type="float">
            <text:p>-0.9759703646956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3493973693632" calcext:value-type="float">
            <text:p>0.0863493973693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29208328140699" calcext:value-type="float">
            <text:p>-1.29208328140699</text:p>
          </table:table-cell>
          <table:table-cell office:value-type="float" office:value="0.05" calcext:value-type="float">
            <text:p>0.05</text:p>
          </table:table-cell>
          <table:table-cell office:value-type="float" office:value="0.0577848595448449" calcext:value-type="float">
            <text:p>0.05778485954484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2.12852322051181" calcext:value-type="float">
            <text:p>-2.1285232205118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5616945549222" calcext:value-type="float">
            <text:p>0.06856169455492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4.42070137541771" calcext:value-type="float">
            <text:p>-4.42070137541771</text:p>
          </table:table-cell>
          <table:table-cell office:value-type="float" office:value="0.05" calcext:value-type="float">
            <text:p>0.05</text:p>
          </table:table-cell>
          <table:table-cell office:value-type="float" office:value="0.118757857908724" calcext:value-type="float">
            <text:p>0.1187578579087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10.4484002891313" calcext:value-type="float">
            <text:p>-10.44840028913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7703102392429" calcext:value-type="float">
            <text:p>0.12770310239242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24.0478519857542" calcext:value-type="float">
            <text:p>-24.0478519857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98700144636525" calcext:value-type="float">
            <text:p>0.1987001446365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50.2809381868362" calcext:value-type="float">
            <text:p>-50.2809381868362</text:p>
          </table:table-cell>
          <table:table-cell office:value-type="float" office:value="0.05" calcext:value-type="float">
            <text:p>0.05</text:p>
          </table:table-cell>
          <table:table-cell office:value-type="float" office:value="0.375038573638027" calcext:value-type="float">
            <text:p>0.375038573638027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5'.$A$1:.$D$211"/>
        </table:named-expressions>
      </table:table>
      <table:table table:name="Diode 36" table:style-name="ta1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9015362838899" calcext:value-type="float">
            <text:p>0.0749015362838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820530653058" calcext:value-type="float">
            <text:p>0.0934820530653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51621371042784" calcext:value-type="float">
            <text:p>-0.15162137104278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802606476698" calcext:value-type="float">
            <text:p>0.0973802606476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9121891070801" calcext:value-type="float">
            <text:p>-0.19121891070801</text:p>
          </table:table-cell>
          <table:table-cell office:value-type="float" office:value="0.05" calcext:value-type="float">
            <text:p>0.05</text:p>
          </table:table-cell>
          <table:table-cell office:value-type="float" office:value="0.133507811882312" calcext:value-type="float">
            <text:p>0.13350781188231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46643069905571" calcext:value-type="float">
            <text:p>-0.1466430699055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971763283569" calcext:value-type="float">
            <text:p>0.0789717632835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82357837129597" calcext:value-type="float">
            <text:p>-0.1823578371295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4116591675432" calcext:value-type="float">
            <text:p>0.12411659167543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203609660388206" calcext:value-type="float">
            <text:p>-0.2036096603882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7247431437028" calcext:value-type="float">
            <text:p>0.0797247431437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10880868301466" calcext:value-type="float">
            <text:p>-0.2108808683014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72820532264" calcext:value-type="float">
            <text:p>0.11687282053226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209940768589155" calcext:value-type="float">
            <text:p>-0.20994076858915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060837185848" calcext:value-type="float">
            <text:p>0.10206083718584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38728351682547" calcext:value-type="float">
            <text:p>-0.238728351682547</text:p>
          </table:table-cell>
          <table:table-cell office:value-type="float" office:value="0.05" calcext:value-type="float">
            <text:p>0.05</text:p>
          </table:table-cell>
          <table:table-cell office:value-type="float" office:value="0.0367757981629039" calcext:value-type="float">
            <text:p>0.0367757981629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50254109248383" calcext:value-type="float">
            <text:p>-0.2502541092483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221887558968" calcext:value-type="float">
            <text:p>0.0869221887558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25498129981388" calcext:value-type="float">
            <text:p>-0.225498129981388</text:p>
          </table:table-cell>
          <table:table-cell office:value-type="float" office:value="0.05" calcext:value-type="float">
            <text:p>0.05</text:p>
          </table:table-cell>
          <table:table-cell office:value-type="float" office:value="0.120152262201716" calcext:value-type="float">
            <text:p>0.12015226220171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25261218447688" calcext:value-type="float">
            <text:p>-0.225261218447688</text:p>
          </table:table-cell>
          <table:table-cell office:value-type="float" office:value="0.05" calcext:value-type="float">
            <text:p>0.05</text:p>
          </table:table-cell>
          <table:table-cell office:value-type="float" office:value="0.110719710891064" calcext:value-type="float">
            <text:p>0.11071971089106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196906480676856" calcext:value-type="float">
            <text:p>-0.196906480676856</text:p>
          </table:table-cell>
          <table:table-cell office:value-type="float" office:value="0.05" calcext:value-type="float">
            <text:p>0.05</text:p>
          </table:table-cell>
          <table:table-cell office:value-type="float" office:value="0.0601285120431678" calcext:value-type="float">
            <text:p>0.06012851204316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53419991347493" calcext:value-type="float">
            <text:p>-0.25341999134749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341098056953" calcext:value-type="float">
            <text:p>0.0805341098056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545224430232" calcext:value-type="float">
            <text:p>-0.254522443023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764468958244" calcext:value-type="float">
            <text:p>0.0982764468958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22264766866084" calcext:value-type="float">
            <text:p>-0.222264766866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62823050305502" calcext:value-type="float">
            <text:p>0.0862823050305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63586231373753" calcext:value-type="float">
            <text:p>-0.26358623137375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00832112825" calcext:value-type="float">
            <text:p>0.1058008321128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55334129224526" calcext:value-type="float">
            <text:p>-0.2553341292245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63198016933394" calcext:value-type="float">
            <text:p>0.06631980169333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68950096952798" calcext:value-type="float">
            <text:p>-0.2689500969527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005758238359" calcext:value-type="float">
            <text:p>0.09890057582383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59669780425195" calcext:value-type="float">
            <text:p>-0.259669780425195</text:p>
          </table:table-cell>
          <table:table-cell office:value-type="float" office:value="0.05" calcext:value-type="float">
            <text:p>0.05</text:p>
          </table:table-cell>
          <table:table-cell office:value-type="float" office:value="0.0587440711487989" calcext:value-type="float">
            <text:p>0.0587440711487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74124606710646" calcext:value-type="float">
            <text:p>-0.2741246067106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1358946596534" calcext:value-type="float">
            <text:p>0.07713589465965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325267119263314" calcext:value-type="float">
            <text:p>-0.3252671192633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7678988137033" calcext:value-type="float">
            <text:p>0.0747678988137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280739660304606" calcext:value-type="float">
            <text:p>-0.2807396603046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96788586446073" calcext:value-type="float">
            <text:p>0.08967885864460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56740232497856" calcext:value-type="float">
            <text:p>-0.3567402324978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78161627883993" calcext:value-type="float">
            <text:p>0.0578161627883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294342164547708" calcext:value-type="float">
            <text:p>-0.2943421645477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340477330651" calcext:value-type="float">
            <text:p>0.09973404773306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27824069031329" calcext:value-type="float">
            <text:p>-0.32782406903132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2766064165593" calcext:value-type="float">
            <text:p>0.06127660641655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14147147541521" calcext:value-type="float">
            <text:p>-0.3141471475415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55360918250754" calcext:value-type="float">
            <text:p>0.0855360918250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41541413694717" calcext:value-type="float">
            <text:p>-0.341541413694717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257983989534" calcext:value-type="float">
            <text:p>0.08042579839895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70390063426981" calcext:value-type="float">
            <text:p>-0.3703900634269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9066279524069" calcext:value-type="float">
            <text:p>0.1090662795240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66507508397345" calcext:value-type="float">
            <text:p>-0.366507508397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95302005109307" calcext:value-type="float">
            <text:p>0.0495302005109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82470523125444" calcext:value-type="float">
            <text:p>-0.3824705231254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1496350872634" calcext:value-type="float">
            <text:p>0.0971496350872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17061864592388" calcext:value-type="float">
            <text:p>-0.417061864592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815496116788169" calcext:value-type="float">
            <text:p>0.08154961167881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51565178096148" calcext:value-type="float">
            <text:p>-0.451565178096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5193700778941" calcext:value-type="float">
            <text:p>0.08519370077894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446147294986079" calcext:value-type="float">
            <text:p>-0.44614729498607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3992713779807" calcext:value-type="float">
            <text:p>0.0883992713779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22986349478721" calcext:value-type="float">
            <text:p>-0.522986349478721</text:p>
          </table:table-cell>
          <table:table-cell office:value-type="float" office:value="0.05" calcext:value-type="float">
            <text:p>0.05</text:p>
          </table:table-cell>
          <table:table-cell office:value-type="float" office:value="0.0630567802527303" calcext:value-type="float">
            <text:p>0.063056780252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530548640231626" calcext:value-type="float">
            <text:p>-0.53054864023162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633657822143" calcext:value-type="float">
            <text:p>0.11363365782214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713819571416239" calcext:value-type="float">
            <text:p>-0.71381957141623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655887723425" calcext:value-type="float">
            <text:p>0.1006558877234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01888351243358" calcext:value-type="float">
            <text:p>-1.01888351243358</text:p>
          </table:table-cell>
          <table:table-cell office:value-type="float" office:value="0.05" calcext:value-type="float">
            <text:p>0.05</text:p>
          </table:table-cell>
          <table:table-cell office:value-type="float" office:value="0.0930912175209178" calcext:value-type="float">
            <text:p>0.09309121752091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1.92377416614502" calcext:value-type="float">
            <text:p>-1.923774166145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57616679071559" calcext:value-type="float">
            <text:p>0.06576166790715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4.38360738232933" calcext:value-type="float">
            <text:p>-4.38360738232933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109245401466" calcext:value-type="float">
            <text:p>0.07541092454014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11.0967746112564" calcext:value-type="float">
            <text:p>-11.09677461125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9148565894417" calcext:value-type="float">
            <text:p>0.11914856589441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27.1222399525234" calcext:value-type="float">
            <text:p>-27.1222399525234</text:p>
          </table:table-cell>
          <table:table-cell office:value-type="float" office:value="0.05" calcext:value-type="float">
            <text:p>0.05</text:p>
          </table:table-cell>
          <table:table-cell office:value-type="float" office:value="0.215246037277565" calcext:value-type="float">
            <text:p>0.21524603727756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59.2659345386512" calcext:value-type="float">
            <text:p>-59.2659345386512</text:p>
          </table:table-cell>
          <table:table-cell office:value-type="float" office:value="0.05" calcext:value-type="float">
            <text:p>0.05</text:p>
          </table:table-cell>
          <table:table-cell office:value-type="float" office:value="0.429311379092894" calcext:value-type="float">
            <text:p>0.429311379092894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6'.$A$1:.$D$211"/>
        </table:named-expressions>
      </table:table>
      <table:table table:name="Diode 37" table:style-name="ta14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1544806562296" calcext:value-type="float">
            <text:p>0.0291544806562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7610754258985" calcext:value-type="float">
            <text:p>0.0947610754258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40752352386763" calcext:value-type="float">
            <text:p>-0.1407523523867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95811114357011" calcext:value-type="float">
            <text:p>0.06958111143570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49435852111982" calcext:value-type="float">
            <text:p>-0.14943585211198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650094331859" calcext:value-type="float">
            <text:p>0.07165009433185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80450173166308" calcext:value-type="float">
            <text:p>-0.180450173166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81461133723033" calcext:value-type="float">
            <text:p>0.0681461133723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56338753557724" calcext:value-type="float">
            <text:p>-0.1563387535577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35727981654886" calcext:value-type="float">
            <text:p>0.0735727981654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195054733073899" calcext:value-type="float">
            <text:p>-0.195054733073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559751586340248" calcext:value-type="float">
            <text:p>0.0559751586340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197853662631614" calcext:value-type="float">
            <text:p>-0.1978536626316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8360411886374" calcext:value-type="float">
            <text:p>0.07583604118863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139008373906379" calcext:value-type="float">
            <text:p>-0.139008373906379</text:p>
          </table:table-cell>
          <table:table-cell office:value-type="float" office:value="0.05" calcext:value-type="float">
            <text:p>0.05</text:p>
          </table:table-cell>
          <table:table-cell office:value-type="float" office:value="0.0578456877552489" calcext:value-type="float">
            <text:p>0.05784568775524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24209063298413" calcext:value-type="float">
            <text:p>-0.2242090632984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759531698253" calcext:value-type="float">
            <text:p>0.0819759531698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188956747495696" calcext:value-type="float">
            <text:p>-0.188956747495696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374063887197" calcext:value-type="float">
            <text:p>0.0731374063887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27776477701628" calcext:value-type="float">
            <text:p>-0.227776477701628</text:p>
          </table:table-cell>
          <table:table-cell office:value-type="float" office:value="0.05" calcext:value-type="float">
            <text:p>0.05</text:p>
          </table:table-cell>
          <table:table-cell office:value-type="float" office:value="0.0792115125457721" calcext:value-type="float">
            <text:p>0.07921151254577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14653640699936" calcext:value-type="float">
            <text:p>-0.2146536406999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6716210265609" calcext:value-type="float">
            <text:p>0.08167162102656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50771794265518" calcext:value-type="float">
            <text:p>-0.250771794265518</text:p>
          </table:table-cell>
          <table:table-cell office:value-type="float" office:value="0.05" calcext:value-type="float">
            <text:p>0.05</text:p>
          </table:table-cell>
          <table:table-cell office:value-type="float" office:value="0.0710770109167501" calcext:value-type="float">
            <text:p>0.071077010916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24294484915953" calcext:value-type="float">
            <text:p>-0.2242944849159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32060777946142" calcext:value-type="float">
            <text:p>0.06320607779461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31648693308173" calcext:value-type="float">
            <text:p>-0.23164869330817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3409929813633" calcext:value-type="float">
            <text:p>0.0593409929813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70431685729352" calcext:value-type="float">
            <text:p>-0.27043168572935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0588411552685" calcext:value-type="float">
            <text:p>0.0770588411552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75547927382355" calcext:value-type="float">
            <text:p>-0.2755479273823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594680253032" calcext:value-type="float">
            <text:p>0.0877594680253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54552556237677" calcext:value-type="float">
            <text:p>-0.254552556237677</text:p>
          </table:table-cell>
          <table:table-cell office:value-type="float" office:value="0.05" calcext:value-type="float">
            <text:p>0.05</text:p>
          </table:table-cell>
          <table:table-cell office:value-type="float" office:value="0.0734376211449036" calcext:value-type="float">
            <text:p>0.0734376211449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34624424376776" calcext:value-type="float">
            <text:p>-0.234624424376776</text:p>
          </table:table-cell>
          <table:table-cell office:value-type="float" office:value="0.05" calcext:value-type="float">
            <text:p>0.05</text:p>
          </table:table-cell>
          <table:table-cell office:value-type="float" office:value="0.0696698302147132" calcext:value-type="float">
            <text:p>0.06966983021471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86786489155851" calcext:value-type="float">
            <text:p>-0.286786489155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490140224885212" calcext:value-type="float">
            <text:p>0.04901402248852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94207506927812" calcext:value-type="float">
            <text:p>-0.2942075069278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87308240223" calcext:value-type="float">
            <text:p>0.0644873082402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333313809552669" calcext:value-type="float">
            <text:p>-0.333313809552669</text:p>
          </table:table-cell>
          <table:table-cell office:value-type="float" office:value="0.05" calcext:value-type="float">
            <text:p>0.05</text:p>
          </table:table-cell>
          <table:table-cell office:value-type="float" office:value="0.0738549579149845" calcext:value-type="float">
            <text:p>0.0738549579149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274742999716251" calcext:value-type="float">
            <text:p>-0.274742999716251</text:p>
          </table:table-cell>
          <table:table-cell office:value-type="float" office:value="0.05" calcext:value-type="float">
            <text:p>0.05</text:p>
          </table:table-cell>
          <table:table-cell office:value-type="float" office:value="0.056056097877265" calcext:value-type="float">
            <text:p>0.05605609787726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4775995896406" calcext:value-type="float">
            <text:p>-0.347759958964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4977658323795" calcext:value-type="float">
            <text:p>0.068497765832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292737848055605" calcext:value-type="float">
            <text:p>-0.29273784805560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398037681849" calcext:value-type="float">
            <text:p>0.0731398037681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40198405523326" calcext:value-type="float">
            <text:p>-0.34019840552332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160517181244" calcext:value-type="float">
            <text:p>0.0772160517181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52967565762204" calcext:value-type="float">
            <text:p>-0.3529675657622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2050088000514" calcext:value-type="float">
            <text:p>0.06205008800051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69694436966205" calcext:value-type="float">
            <text:p>-0.369694436966205</text:p>
          </table:table-cell>
          <table:table-cell office:value-type="float" office:value="0.05" calcext:value-type="float">
            <text:p>0.05</text:p>
          </table:table-cell>
          <table:table-cell office:value-type="float" office:value="0.0512824703269572" calcext:value-type="float">
            <text:p>0.0512824703269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6014472192401" calcext:value-type="float">
            <text:p>-0.360144721924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98982471661115" calcext:value-type="float">
            <text:p>0.04989824716611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6799908627542" calcext:value-type="float">
            <text:p>-0.367999086275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024237282057" calcext:value-type="float">
            <text:p>0.0943024237282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429783265047052" calcext:value-type="float">
            <text:p>-0.42978326504705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1675020595851" calcext:value-type="float">
            <text:p>0.0711675020595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03074423588759" calcext:value-type="float">
            <text:p>-0.403074423588759</text:p>
          </table:table-cell>
          <table:table-cell office:value-type="float" office:value="0.05" calcext:value-type="float">
            <text:p>0.05</text:p>
          </table:table-cell>
          <table:table-cell office:value-type="float" office:value="0.0856327524520519" calcext:value-type="float">
            <text:p>0.0856327524520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69036297587811" calcext:value-type="float">
            <text:p>-0.4690362975878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8614294328223" calcext:value-type="float">
            <text:p>0.07586142943282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499934308378917" calcext:value-type="float">
            <text:p>-0.499934308378917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626938700137" calcext:value-type="float">
            <text:p>0.07316269387001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94562361684156" calcext:value-type="float">
            <text:p>-0.5945623616841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48096276595166" calcext:value-type="float">
            <text:p>0.05480962765951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598081107002793" calcext:value-type="float">
            <text:p>-0.5980811070027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38650030602735" calcext:value-type="float">
            <text:p>0.06386500306027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0.78752025361591" calcext:value-type="float">
            <text:p>-0.787520253615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51007103140371" calcext:value-type="float">
            <text:p>0.08510071031403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2219636130078" calcext:value-type="float">
            <text:p>-1.2219636130078</text:p>
          </table:table-cell>
          <table:table-cell office:value-type="float" office:value="0.05" calcext:value-type="float">
            <text:p>0.05</text:p>
          </table:table-cell>
          <table:table-cell office:value-type="float" office:value="0.0690787572370193" calcext:value-type="float">
            <text:p>0.06907875723701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2.22229676880384" calcext:value-type="float">
            <text:p>-2.222296768803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8802290011967" calcext:value-type="float">
            <text:p>0.0828802290011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5.10253702871416" calcext:value-type="float">
            <text:p>-5.102537028714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82824054634038" calcext:value-type="float">
            <text:p>0.0782824054634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12.8372556623081" calcext:value-type="float">
            <text:p>-12.83725566230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9843424206" calcext:value-type="float">
            <text:p>0.1140984342420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31.3029877187081" calcext:value-type="float">
            <text:p>-31.3029877187081</text:p>
          </table:table-cell>
          <table:table-cell office:value-type="float" office:value="0.05" calcext:value-type="float">
            <text:p>0.05</text:p>
          </table:table-cell>
          <table:table-cell office:value-type="float" office:value="0.203142510126181" calcext:value-type="float">
            <text:p>0.2031425101261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66.7692528172338" calcext:value-type="float">
            <text:p>-66.7692528172338</text:p>
          </table:table-cell>
          <table:table-cell office:value-type="float" office:value="0.05" calcext:value-type="float">
            <text:p>0.05</text:p>
          </table:table-cell>
          <table:table-cell office:value-type="float" office:value="0.43172216573301" calcext:value-type="float">
            <text:p>0.43172216573301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7'.$A$1:.$D$211"/>
        </table:named-expressions>
      </table:table>
      <table:table table:name="Diode 38" table:style-name="ta15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6577774602805" calcext:value-type="float">
            <text:p>0.0416577774602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3441642176557" calcext:value-type="float">
            <text:p>0.07234416421765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197798059559191" calcext:value-type="float">
            <text:p>-0.1977980595591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9817800452449" calcext:value-type="float">
            <text:p>0.08798178004524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92237968829954" calcext:value-type="float">
            <text:p>-0.192237968829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4009023966068" calcext:value-type="float">
            <text:p>0.08240090239660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217972247122503" calcext:value-type="float">
            <text:p>-0.2179722471225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8112035736713" calcext:value-type="float">
            <text:p>0.08581120357367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206691854365226" calcext:value-type="float">
            <text:p>-0.20669185436522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860806679501" calcext:value-type="float">
            <text:p>0.0743860806679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216096212977904" calcext:value-type="float">
            <text:p>-0.2160962129779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337430856232" calcext:value-type="float">
            <text:p>0.0709337430856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236737601679705" calcext:value-type="float">
            <text:p>-0.236737601679705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325905423994" calcext:value-type="float">
            <text:p>0.0743325905423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223434113598629" calcext:value-type="float">
            <text:p>-0.223434113598629</text:p>
          </table:table-cell>
          <table:table-cell office:value-type="float" office:value="0.05" calcext:value-type="float">
            <text:p>0.05</text:p>
          </table:table-cell>
          <table:table-cell office:value-type="float" office:value="0.0753943207417806" calcext:value-type="float">
            <text:p>0.07539432074178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255515630334083" calcext:value-type="float">
            <text:p>-0.2555156303340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48105759767851" calcext:value-type="float">
            <text:p>0.0648105759767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227893179324992" calcext:value-type="float">
            <text:p>-0.2278931793249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29074807633275" calcext:value-type="float">
            <text:p>0.08290748076332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56745821047962" calcext:value-type="float">
            <text:p>-0.256745821047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0306664207778" calcext:value-type="float">
            <text:p>0.0710306664207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63209818867311" calcext:value-type="float">
            <text:p>-0.263209818867311</text:p>
          </table:table-cell>
          <table:table-cell office:value-type="float" office:value="0.05" calcext:value-type="float">
            <text:p>0.05</text:p>
          </table:table-cell>
          <table:table-cell office:value-type="float" office:value="0.0557344502817385" calcext:value-type="float">
            <text:p>0.05573445028173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53424300170209" calcext:value-type="float">
            <text:p>-0.253424300170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46274587452574" calcext:value-type="float">
            <text:p>0.06462745874525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97746004761372" calcext:value-type="float">
            <text:p>-0.297746004761372</text:p>
          </table:table-cell>
          <table:table-cell office:value-type="float" office:value="0.05" calcext:value-type="float">
            <text:p>0.05</text:p>
          </table:table-cell>
          <table:table-cell office:value-type="float" office:value="0.0704313186043622" calcext:value-type="float">
            <text:p>0.07043131860436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74951715369629" calcext:value-type="float">
            <text:p>-0.2749517153696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50173327649974" calcext:value-type="float">
            <text:p>0.0850173327649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319310252196246" calcext:value-type="float">
            <text:p>-0.3193102521962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38649710922702" calcext:value-type="float">
            <text:p>0.073864971092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46240467183811" calcext:value-type="float">
            <text:p>-0.2462404671838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920047881124" calcext:value-type="float">
            <text:p>0.07089200478811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300679671489291" calcext:value-type="float">
            <text:p>-0.300679671489291</text:p>
          </table:table-cell>
          <table:table-cell office:value-type="float" office:value="0.05" calcext:value-type="float">
            <text:p>0.05</text:p>
          </table:table-cell>
          <table:table-cell office:value-type="float" office:value="0.0768115719699395" calcext:value-type="float">
            <text:p>0.0768115719699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316745324342491" calcext:value-type="float">
            <text:p>-0.3167453243424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16618736078846" calcext:value-type="float">
            <text:p>0.08166187360788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31037934251644" calcext:value-type="float">
            <text:p>-0.31037934251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3382581784601" calcext:value-type="float">
            <text:p>0.0753382581784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344005135514792" calcext:value-type="float">
            <text:p>-0.34400513551479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0116820927865" calcext:value-type="float">
            <text:p>0.07101168209278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315355279346631" calcext:value-type="float">
            <text:p>-0.31535527934663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2663628186422" calcext:value-type="float">
            <text:p>0.06126636281864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371018575328616" calcext:value-type="float">
            <text:p>-0.3710185753286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5712870212118" calcext:value-type="float">
            <text:p>0.07057128702121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26500184220017" calcext:value-type="float">
            <text:p>-0.3265001842200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56924416393834" calcext:value-type="float">
            <text:p>0.06569244163938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97878512784748" calcext:value-type="float">
            <text:p>-0.3978785127847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8000373230888" calcext:value-type="float">
            <text:p>0.06780003732308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79100558508874" calcext:value-type="float">
            <text:p>-0.379100558508874</text:p>
          </table:table-cell>
          <table:table-cell office:value-type="float" office:value="0.05" calcext:value-type="float">
            <text:p>0.05</text:p>
          </table:table-cell>
          <table:table-cell office:value-type="float" office:value="0.0493642199527928" calcext:value-type="float">
            <text:p>0.04936421995279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79930801128079" calcext:value-type="float">
            <text:p>-0.37993080112807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954110768128" calcext:value-type="float">
            <text:p>0.09669541107681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439001688793285" calcext:value-type="float">
            <text:p>-0.4390016887932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159439615967" calcext:value-type="float">
            <text:p>0.0708159439615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99164070857414" calcext:value-type="float">
            <text:p>-0.3991640708574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62803856692446" calcext:value-type="float">
            <text:p>0.06628038566924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404379625477868" calcext:value-type="float">
            <text:p>-0.4043796254778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676159835313" calcext:value-type="float">
            <text:p>0.0959676159835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387914217914106" calcext:value-type="float">
            <text:p>-0.3879142179141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486244048688" calcext:value-type="float">
            <text:p>0.08194862440486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53018793998429" calcext:value-type="float">
            <text:p>-0.453018793998429</text:p>
          </table:table-cell>
          <table:table-cell office:value-type="float" office:value="0.05" calcext:value-type="float">
            <text:p>0.05</text:p>
          </table:table-cell>
          <table:table-cell office:value-type="float" office:value="0.0779051403925147" calcext:value-type="float">
            <text:p>0.07790514039251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507378309174132" calcext:value-type="float">
            <text:p>-0.50737830917413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1869586383753" calcext:value-type="float">
            <text:p>0.08118695863837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535904875533149" calcext:value-type="float">
            <text:p>-0.535904875533149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053096726475" calcext:value-type="float">
            <text:p>0.07310530967264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66793301552794" calcext:value-type="float">
            <text:p>-0.566793301552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84089169548921" calcext:value-type="float">
            <text:p>0.06840891695489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722582828012371" calcext:value-type="float">
            <text:p>-0.7225828280123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8409468884906" calcext:value-type="float">
            <text:p>0.06184094688849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1.03851076234124" calcext:value-type="float">
            <text:p>-1.03851076234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844898820514" calcext:value-type="float">
            <text:p>0.08058448988205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1.91224695586749" calcext:value-type="float">
            <text:p>-1.91224695586749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88065877876" calcext:value-type="float">
            <text:p>0.07548806587787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4.22800756316006" calcext:value-type="float">
            <text:p>-4.22800756316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0026330315272" calcext:value-type="float">
            <text:p>0.08400263303152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10.4750996636393" calcext:value-type="float">
            <text:p>-10.475099663639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933138056731" calcext:value-type="float">
            <text:p>0.0876933138056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25.3838558689158" calcext:value-type="float">
            <text:p>-25.3838558689158</text:p>
          </table:table-cell>
          <table:table-cell office:value-type="float" office:value="0.05" calcext:value-type="float">
            <text:p>0.05</text:p>
          </table:table-cell>
          <table:table-cell office:value-type="float" office:value="0.174947955982605" calcext:value-type="float">
            <text:p>0.17494795598260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54.3971640871376" calcext:value-type="float">
            <text:p>-54.3971640871376</text:p>
          </table:table-cell>
          <table:table-cell office:value-type="float" office:value="0.05" calcext:value-type="float">
            <text:p>0.05</text:p>
          </table:table-cell>
          <table:table-cell office:value-type="float" office:value="0.353683445154299" calcext:value-type="float">
            <text:p>0.3536834451542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99.3775215750756" calcext:value-type="float">
            <text:p>-99.3775215750756</text:p>
          </table:table-cell>
          <table:table-cell office:value-type="float" office:value="0.05" calcext:value-type="float">
            <text:p>0.05</text:p>
          </table:table-cell>
          <table:table-cell office:value-type="float" office:value="0.642126761143778" calcext:value-type="float">
            <text:p>0.642126761143778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8'.$A$1:.$D$211"/>
        </table:named-expressions>
      </table:table>
      <table:table table:name="Diode 39" table:style-name="ta16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9965918567525" calcext:value-type="float">
            <text:p>0.1199659185675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446934773293" calcext:value-type="float">
            <text:p>0.09734469347732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" calcext:value-type="float">
            <text:p>-5</text:p>
          </table:table-cell>
          <table:table-cell office:value-type="float" office:value="-0.0900820645473508" calcext:value-type="float">
            <text:p>-0.090082064547351</text:p>
          </table:table-cell>
          <table:table-cell office:value-type="float" office:value="0.05" calcext:value-type="float">
            <text:p>0.05</text:p>
          </table:table-cell>
          <table:table-cell office:value-type="float" office:value="0.0532406698812469" calcext:value-type="float">
            <text:p>0.05324066988124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" calcext:value-type="float">
            <text:p>-10</text:p>
          </table:table-cell>
          <table:table-cell office:value-type="float" office:value="-0.180034242804746" calcext:value-type="float">
            <text:p>-0.180034242804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3330032063583" calcext:value-type="float">
            <text:p>0.07733300320635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" calcext:value-type="float">
            <text:p>-15</text:p>
          </table:table-cell>
          <table:table-cell office:value-type="float" office:value="-0.119475218284307" calcext:value-type="float">
            <text:p>-0.1194752182843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78409001725997" calcext:value-type="float">
            <text:p>0.037840900172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" calcext:value-type="float">
            <text:p>-20</text:p>
          </table:table-cell>
          <table:table-cell office:value-type="float" office:value="-0.160475239852578" calcext:value-type="float">
            <text:p>-0.160475239852578</text:p>
          </table:table-cell>
          <table:table-cell office:value-type="float" office:value="0.05" calcext:value-type="float">
            <text:p>0.05</text:p>
          </table:table-cell>
          <table:table-cell office:value-type="float" office:value="0.0792066719001233" calcext:value-type="float">
            <text:p>0.07920667190012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5" calcext:value-type="float">
            <text:p>-25</text:p>
          </table:table-cell>
          <table:table-cell office:value-type="float" office:value="-0.176915833259652" calcext:value-type="float">
            <text:p>-0.176915833259652</text:p>
          </table:table-cell>
          <table:table-cell office:value-type="float" office:value="0.05" calcext:value-type="float">
            <text:p>0.05</text:p>
          </table:table-cell>
          <table:table-cell office:value-type="float" office:value="0.0727013817146245" calcext:value-type="float">
            <text:p>0.0727013817146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0" calcext:value-type="float">
            <text:p>-30</text:p>
          </table:table-cell>
          <table:table-cell office:value-type="float" office:value="-0.194076174067139" calcext:value-type="float">
            <text:p>-0.194076174067139</text:p>
          </table:table-cell>
          <table:table-cell office:value-type="float" office:value="0.05" calcext:value-type="float">
            <text:p>0.05</text:p>
          </table:table-cell>
          <table:table-cell office:value-type="float" office:value="0.073618258581651" calcext:value-type="float">
            <text:p>0.07361825858165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35" calcext:value-type="float">
            <text:p>-35</text:p>
          </table:table-cell>
          <table:table-cell office:value-type="float" office:value="-0.190410369967519" calcext:value-type="float">
            <text:p>-0.190410369967519</text:p>
          </table:table-cell>
          <table:table-cell office:value-type="float" office:value="0.05" calcext:value-type="float">
            <text:p>0.05</text:p>
          </table:table-cell>
          <table:table-cell office:value-type="float" office:value="0.0768309380873504" calcext:value-type="float">
            <text:p>0.076830938087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0" calcext:value-type="float">
            <text:p>-40</text:p>
          </table:table-cell>
          <table:table-cell office:value-type="float" office:value="-0.19774819620974" calcext:value-type="float">
            <text:p>-0.19774819620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739616028887634" calcext:value-type="float">
            <text:p>0.0739616028887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45" calcext:value-type="float">
            <text:p>-45</text:p>
          </table:table-cell>
          <table:table-cell office:value-type="float" office:value="-0.195835300078284" calcext:value-type="float">
            <text:p>-0.195835300078284</text:p>
          </table:table-cell>
          <table:table-cell office:value-type="float" office:value="0.05" calcext:value-type="float">
            <text:p>0.05</text:p>
          </table:table-cell>
          <table:table-cell office:value-type="float" office:value="0.0373853199341673" calcext:value-type="float">
            <text:p>0.03738531993416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0" calcext:value-type="float">
            <text:p>-50</text:p>
          </table:table-cell>
          <table:table-cell office:value-type="float" office:value="-0.215012949561916" calcext:value-type="float">
            <text:p>-0.2150129495619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2929119509308" calcext:value-type="float">
            <text:p>0.07029291195093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55" calcext:value-type="float">
            <text:p>-55</text:p>
          </table:table-cell>
          <table:table-cell office:value-type="float" office:value="-0.238040638700942" calcext:value-type="float">
            <text:p>-0.2380406387009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2917751208048" calcext:value-type="float">
            <text:p>0.07329177512080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0" calcext:value-type="float">
            <text:p>-60</text:p>
          </table:table-cell>
          <table:table-cell office:value-type="float" office:value="-0.222221327454816" calcext:value-type="float">
            <text:p>-0.2222213274548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3510499192028" calcext:value-type="float">
            <text:p>0.07035104991920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65" calcext:value-type="float">
            <text:p>-65</text:p>
          </table:table-cell>
          <table:table-cell office:value-type="float" office:value="-0.268111273063044" calcext:value-type="float">
            <text:p>-0.2681112730630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950481380248" calcext:value-type="float">
            <text:p>0.0987950481380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0" calcext:value-type="float">
            <text:p>-70</text:p>
          </table:table-cell>
          <table:table-cell office:value-type="float" office:value="-0.235076223899241" calcext:value-type="float">
            <text:p>-0.2350762238992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756463615364" calcext:value-type="float">
            <text:p>0.06447564636153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75" calcext:value-type="float">
            <text:p>-75</text:p>
          </table:table-cell>
          <table:table-cell office:value-type="float" office:value="-0.277472432640278" calcext:value-type="float">
            <text:p>-0.277472432640278</text:p>
          </table:table-cell>
          <table:table-cell office:value-type="float" office:value="0.05" calcext:value-type="float">
            <text:p>0.05</text:p>
          </table:table-cell>
          <table:table-cell office:value-type="float" office:value="0.0394057066175988" calcext:value-type="float">
            <text:p>0.039405706617599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0" calcext:value-type="float">
            <text:p>-80</text:p>
          </table:table-cell>
          <table:table-cell office:value-type="float" office:value="-0.243945265538962" calcext:value-type="float">
            <text:p>-0.243945265538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7020922999111" calcext:value-type="float">
            <text:p>0.08070209229991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85" calcext:value-type="float">
            <text:p>-85</text:p>
          </table:table-cell>
          <table:table-cell office:value-type="float" office:value="-0.263817952396224" calcext:value-type="float">
            <text:p>-0.263817952396224</text:p>
          </table:table-cell>
          <table:table-cell office:value-type="float" office:value="0.05" calcext:value-type="float">
            <text:p>0.05</text:p>
          </table:table-cell>
          <table:table-cell office:value-type="float" office:value="0.0533110696089779" calcext:value-type="float">
            <text:p>0.05331106960897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0" calcext:value-type="float">
            <text:p>-90</text:p>
          </table:table-cell>
          <table:table-cell office:value-type="float" office:value="-0.294152823833596" calcext:value-type="float">
            <text:p>-0.2941528238335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69777999481209" calcext:value-type="float">
            <text:p>0.06697779994812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95" calcext:value-type="float">
            <text:p>-95</text:p>
          </table:table-cell>
          <table:table-cell office:value-type="float" office:value="-0.272367330099084" calcext:value-type="float">
            <text:p>-0.272367330099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98323057781972" calcext:value-type="float">
            <text:p>0.0698323057781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0" calcext:value-type="float">
            <text:p>-100</text:p>
          </table:table-cell>
          <table:table-cell office:value-type="float" office:value="-0.287356458228808" calcext:value-type="float">
            <text:p>-0.2873564582288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5917263477873" calcext:value-type="float">
            <text:p>0.0759172634778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05" calcext:value-type="float">
            <text:p>-105</text:p>
          </table:table-cell>
          <table:table-cell office:value-type="float" office:value="-0.289423139356274" calcext:value-type="float">
            <text:p>-0.289423139356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3424832158515" calcext:value-type="float">
            <text:p>0.08034248321585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0" calcext:value-type="float">
            <text:p>-110</text:p>
          </table:table-cell>
          <table:table-cell office:value-type="float" office:value="-0.310095261256156" calcext:value-type="float">
            <text:p>-0.3100952612561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57213680001161" calcext:value-type="float">
            <text:p>0.055721368000116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15" calcext:value-type="float">
            <text:p>-115</text:p>
          </table:table-cell>
          <table:table-cell office:value-type="float" office:value="-0.332717230528555" calcext:value-type="float">
            <text:p>-0.3327172305285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3383711839246" calcext:value-type="float">
            <text:p>0.0593383711839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0" calcext:value-type="float">
            <text:p>-120</text:p>
          </table:table-cell>
          <table:table-cell office:value-type="float" office:value="-0.302991176902338" calcext:value-type="float">
            <text:p>-0.3029911769023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31497674643443" calcext:value-type="float">
            <text:p>0.06314976746434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25" calcext:value-type="float">
            <text:p>-125</text:p>
          </table:table-cell>
          <table:table-cell office:value-type="float" office:value="-0.329611139551385" calcext:value-type="float">
            <text:p>-0.3296111395513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583695395321" calcext:value-type="float">
            <text:p>0.064458369539532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0" calcext:value-type="float">
            <text:p>-130</text:p>
          </table:table-cell>
          <table:table-cell office:value-type="float" office:value="-0.372942286094633" calcext:value-type="float">
            <text:p>-0.3729422860946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38241760635" calcext:value-type="float">
            <text:p>0.067382417606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35" calcext:value-type="float">
            <text:p>-135</text:p>
          </table:table-cell>
          <table:table-cell office:value-type="float" office:value="-0.350191121359829" calcext:value-type="float">
            <text:p>-0.350191121359829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487090629112" calcext:value-type="float">
            <text:p>0.06594870906291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0" calcext:value-type="float">
            <text:p>-140</text:p>
          </table:table-cell>
          <table:table-cell office:value-type="float" office:value="-0.398196555270209" calcext:value-type="float">
            <text:p>-0.398196555270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05199477010175" calcext:value-type="float">
            <text:p>0.07051994770101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45" calcext:value-type="float">
            <text:p>-145</text:p>
          </table:table-cell>
          <table:table-cell office:value-type="float" office:value="-0.373544900738509" calcext:value-type="float">
            <text:p>-0.3735449007385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186743169625" calcext:value-type="float">
            <text:p>0.0873186743169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0" calcext:value-type="float">
            <text:p>-150</text:p>
          </table:table-cell>
          <table:table-cell office:value-type="float" office:value="-0.410510214212715" calcext:value-type="float">
            <text:p>-0.410510214212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716315039867044" calcext:value-type="float">
            <text:p>0.07163150398670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55" calcext:value-type="float">
            <text:p>-155</text:p>
          </table:table-cell>
          <table:table-cell office:value-type="float" office:value="-0.46355308110085" calcext:value-type="float">
            <text:p>-0.46355308110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78843255492733" calcext:value-type="float">
            <text:p>0.07788432554927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0" calcext:value-type="float">
            <text:p>-160</text:p>
          </table:table-cell>
          <table:table-cell office:value-type="float" office:value="-0.451196431382713" calcext:value-type="float">
            <text:p>-0.451196431382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788299672912113" calcext:value-type="float">
            <text:p>0.078829967291211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65" calcext:value-type="float">
            <text:p>-165</text:p>
          </table:table-cell>
          <table:table-cell office:value-type="float" office:value="-0.509319781527036" calcext:value-type="float">
            <text:p>-0.50931978152703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8115943368825" calcext:value-type="float">
            <text:p>0.07281159433688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0" calcext:value-type="float">
            <text:p>-170</text:p>
          </table:table-cell>
          <table:table-cell office:value-type="float" office:value="-0.578612700456855" calcext:value-type="float">
            <text:p>-0.57861270045685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2895232689702" calcext:value-type="float">
            <text:p>0.07328952326897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75" calcext:value-type="float">
            <text:p>-175</text:p>
          </table:table-cell>
          <table:table-cell office:value-type="float" office:value="-0.704964449498155" calcext:value-type="float">
            <text:p>-0.7049644494981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932862589238" calcext:value-type="float">
            <text:p>0.08049328625892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0" calcext:value-type="float">
            <text:p>-180</text:p>
          </table:table-cell>
          <table:table-cell office:value-type="float" office:value="-1.06537836078334" calcext:value-type="float">
            <text:p>-1.06537836078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57146893883035" calcext:value-type="float">
            <text:p>0.05714689388303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85" calcext:value-type="float">
            <text:p>-185</text:p>
          </table:table-cell>
          <table:table-cell office:value-type="float" office:value="-2.06958962450771" calcext:value-type="float">
            <text:p>-2.069589624507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4286084074627" calcext:value-type="float">
            <text:p>0.072428608407463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0" calcext:value-type="float">
            <text:p>-190</text:p>
          </table:table-cell>
          <table:table-cell office:value-type="float" office:value="-4.73178358747746" calcext:value-type="float">
            <text:p>-4.73178358747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92744513584" calcext:value-type="float">
            <text:p>0.0729274451358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195" calcext:value-type="float">
            <text:p>-195</text:p>
          </table:table-cell>
          <table:table-cell office:value-type="float" office:value="-12.0468691969601" calcext:value-type="float">
            <text:p>-12.04686919696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4039316600238" calcext:value-type="float">
            <text:p>0.104039316600238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0" calcext:value-type="float">
            <text:p>-200</text:p>
          </table:table-cell>
          <table:table-cell office:value-type="float" office:value="-29.6204882147067" calcext:value-type="float">
            <text:p>-29.6204882147067</text:p>
          </table:table-cell>
          <table:table-cell office:value-type="float" office:value="0.05" calcext:value-type="float">
            <text:p>0.05</text:p>
          </table:table-cell>
          <table:table-cell office:value-type="float" office:value="0.204712225005254" calcext:value-type="float">
            <text:p>0.204712225005254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05" calcext:value-type="float">
            <text:p>-205</text:p>
          </table:table-cell>
          <table:table-cell office:value-type="float" office:value="-63.4882166375233" calcext:value-type="float">
            <text:p>-63.4882166375233</text:p>
          </table:table-cell>
          <table:table-cell office:value-type="float" office:value="0.05" calcext:value-type="float">
            <text:p>0.05</text:p>
          </table:table-cell>
          <table:table-cell office:value-type="float" office:value="0.413151766632325" calcext:value-type="float">
            <text:p>0.413151766632325</text:p>
          </table:table-cell>
          <table:table-cell table:number-columns-repeated="102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office:value-type="float" office:value="-210" calcext:value-type="float">
            <text:p>-210</text:p>
          </table:table-cell>
          <table:table-cell office:value-type="float" office:value="-115.755936039915" calcext:value-type="float">
            <text:p>-115.755936039915</text:p>
          </table:table-cell>
          <table:table-cell office:value-type="float" office:value="0.05" calcext:value-type="float">
            <text:p>0.05</text:p>
          </table:table-cell>
          <table:table-cell office:value-type="float" office:value="0.75271100425443" calcext:value-type="float">
            <text:p>0.75271100425443</text:p>
          </table:table-cell>
          <table:table-cell table:number-columns-repeated="1020"/>
        </table:table-row>
        <table:table-row table:style-name="ro1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Sweep Template'.$A$1" table:cell-range-address="$'Diode 39'.$A$1:.$D$211"/>
        </table:named-expressions>
      </table:table>
      <table:named-expressions/>
      <table:database-ranges>
        <table:database-range table:name="__Anonymous_Sheet_DB__1" table:target-range-address="'Diode 25'.A1:'Diode 25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2" table:target-range-address="'Diode 26'.A1:'Diode 26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3" table:target-range-address="'Diode 27'.A1:'Diode 27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4" table:target-range-address="'Diode 28'.A1:'Diode 28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5" table:target-range-address="'Diode 29'.A1:'Diode 29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6" table:target-range-address="'Diode 30'.A1:'Diode 30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7" table:target-range-address="'Diode 31'.A1:'Diode 31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8" table:target-range-address="'Diode 32'.A1:'Diode 32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9" table:target-range-address="'Diode 33'.A1:'Diode 33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0" table:target-range-address="'Diode 34'.A1:'Diode 34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1" table:target-range-address="'Diode 35'.A1:'Diode 35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2" table:target-range-address="'Diode 36'.A1:'Diode 36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3" table:target-range-address="'Diode 37'.A1:'Diode 37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4" table:target-range-address="'Diode 38'.A1:'Diode 38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  <table:database-range table:name="__Anonymous_Sheet_DB__15" table:target-range-address="'Diode 39'.A1:'Diode 39'.D211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ode_20_26" style:display-name="PageStyle_Diode 2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7" style:display-name="PageStyle_Diode 2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weep_20_Template" style:display-name="PageStyle_Sweep Templa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5" style:display-name="PageStyle_Diode 2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8" style:display-name="PageStyle_Diode 2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9" style:display-name="PageStyle_Diode 2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0" style:display-name="PageStyle_Diode 3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1" style:display-name="PageStyle_Diode 3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2" style:display-name="PageStyle_Diode 3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4" style:display-name="PageStyle_Diode 3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6" style:display-name="PageStyle_Diode 3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3" style:display-name="PageStyle_Diode 3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7" style:display-name="PageStyle_Diode 3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8" style:display-name="PageStyle_Diode 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9" style:display-name="PageStyle_Diode 3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5" style:display-name="PageStyle_Diode 3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2:38:28.294353540</dc:date>
    <meta:editing-duration>PT3M7S</meta:editing-duration>
    <meta:editing-cycles>1</meta:editing-cycles>
    <meta:document-statistic meta:table-count="16" meta:cell-count="3929" meta:object-count="0"/>
    <meta:generator>LibreOffice/5.3.7.2.0$Linux_X86_64 LibreOffice_project/30$Build-2</meta:generator>
  </office:meta>
</office:document-meta>
</file>